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2.409cm" table:align="left"/>
    </style:style>
    <style:style style:name="Tabela1.A" style:family="table-column">
      <style:table-column-properties style:column-width="0.247cm"/>
    </style:style>
    <style:style style:name="Tabela1.B" style:family="table-column">
      <style:table-column-properties style:column-width="12.162cm"/>
    </style:style>
    <style:style style:name="Tabela1.A1" style:family="table-cell">
      <style:table-cell-properties style:vertical-align="middle"/>
    </style:style>
    <style:style style:name="Tabela2" style:family="table">
      <style:table-properties style:width="15.61cm" table:align="left"/>
    </style:style>
    <style:style style:name="Tabela2.A" style:family="table-column">
      <style:table-column-properties style:column-width="0.247cm"/>
    </style:style>
    <style:style style:name="Tabela2.B" style:family="table-column">
      <style:table-column-properties style:column-width="15.363cm"/>
    </style:style>
    <style:style style:name="Tabela2.A1" style:family="table-cell">
      <style:table-cell-properties style:vertical-align="middle"/>
    </style:style>
    <style:style style:name="Tabela3" style:family="table">
      <style:table-properties style:width="15.893cm" table:align="left"/>
    </style:style>
    <style:style style:name="Tabela3.A" style:family="table-column">
      <style:table-column-properties style:column-width="0.247cm"/>
    </style:style>
    <style:style style:name="Tabela3.B" style:family="table-column">
      <style:table-column-properties style:column-width="15.646cm"/>
    </style:style>
    <style:style style:name="Tabela3.A1" style:family="table-cell">
      <style:table-cell-properties style:vertical-align="middle"/>
    </style:style>
    <style:style style:name="Tabela4" style:family="table">
      <style:table-properties style:width="12.601cm" table:align="left"/>
    </style:style>
    <style:style style:name="Tabela4.A" style:family="table-column">
      <style:table-column-properties style:column-width="0.247cm"/>
    </style:style>
    <style:style style:name="Tabela4.B" style:family="table-column">
      <style:table-column-properties style:column-width="12.354cm"/>
    </style:style>
    <style:style style:name="Tabela4.A1" style:family="table-cell">
      <style:table-cell-properties style:vertical-align="middle"/>
    </style:style>
    <style:style style:name="Tabela5" style:family="table">
      <style:table-properties style:width="16.655cm" table:align="left"/>
    </style:style>
    <style:style style:name="Tabela5.A" style:family="table-column">
      <style:table-column-properties style:column-width="0.247cm"/>
    </style:style>
    <style:style style:name="Tabela5.B" style:family="table-column">
      <style:table-column-properties style:column-width="16.408cm"/>
    </style:style>
    <style:style style:name="Tabela5.A1" style:family="table-cell">
      <style:table-cell-properties style:vertical-align="middle"/>
    </style:style>
    <style:style style:name="Tabela6" style:family="table">
      <style:table-properties style:width="16.007cm" table:align="left"/>
    </style:style>
    <style:style style:name="Tabela6.A" style:family="table-column">
      <style:table-column-properties style:column-width="0.459cm"/>
    </style:style>
    <style:style style:name="Tabela6.B" style:family="table-column">
      <style:table-column-properties style:column-width="15.549cm"/>
    </style:style>
    <style:style style:name="Tabela6.A1" style:family="table-cell">
      <style:table-cell-properties style:vertical-align="middle"/>
    </style:style>
    <style:style style:name="Tabela7" style:family="table">
      <style:table-properties style:width="10.59cm" table:align="left"/>
    </style:style>
    <style:style style:name="Tabela7.A" style:family="table-column">
      <style:table-column-properties style:column-width="0.247cm"/>
    </style:style>
    <style:style style:name="Tabela7.B" style:family="table-column">
      <style:table-column-properties style:column-width="10.343cm"/>
    </style:style>
    <style:style style:name="Tabela7.A1" style:family="table-cell">
      <style:table-cell-properties style:vertical-align="middle"/>
    </style:style>
    <style:style style:name="Tabela8" style:family="table">
      <style:table-properties style:width="5.913cm" table:align="left"/>
    </style:style>
    <style:style style:name="Tabela8.A" style:family="table-column">
      <style:table-column-properties style:column-width="0.247cm"/>
    </style:style>
    <style:style style:name="Tabela8.B" style:family="table-column">
      <style:table-column-properties style:column-width="5.666cm"/>
    </style:style>
    <style:style style:name="Tabela8.A1" style:family="table-cell">
      <style:table-cell-properties style:vertical-align="middle"/>
    </style:style>
    <style:style style:name="Tabela9" style:family="table">
      <style:table-properties style:width="16.813cm" table:align="left"/>
    </style:style>
    <style:style style:name="Tabela9.A" style:family="table-column">
      <style:table-column-properties style:column-width="0.247cm"/>
    </style:style>
    <style:style style:name="Tabela9.B" style:family="table-column">
      <style:table-column-properties style:column-width="16.566cm"/>
    </style:style>
    <style:style style:name="Tabela9.A1" style:family="table-cell">
      <style:table-cell-properties style:vertical-align="middle"/>
    </style:style>
    <style:style style:name="Tabela10" style:family="table">
      <style:table-properties style:width="6.442cm" table:align="left"/>
    </style:style>
    <style:style style:name="Tabela10.A" style:family="table-column">
      <style:table-column-properties style:column-width="0.247cm"/>
    </style:style>
    <style:style style:name="Tabela10.B" style:family="table-column">
      <style:table-column-properties style:column-width="6.195cm"/>
    </style:style>
    <style:style style:name="Tabela10.A1" style:family="table-cell">
      <style:table-cell-properties style:vertical-align="middle"/>
    </style:style>
    <style:style style:name="Tabela11" style:family="table">
      <style:table-properties style:width="17cm" table:align="left"/>
    </style:style>
    <style:style style:name="Tabela11.A" style:family="table-column">
      <style:table-column-properties style:column-width="0.247cm"/>
    </style:style>
    <style:style style:name="Tabela11.B" style:family="table-column">
      <style:table-column-properties style:column-width="16.753cm"/>
    </style:style>
    <style:style style:name="Tabela11.A1" style:family="table-cell">
      <style:table-cell-properties style:vertical-align="middle"/>
    </style:style>
    <style:style style:name="Tabela12" style:family="table">
      <style:table-properties style:width="12.379cm" table:align="left"/>
    </style:style>
    <style:style style:name="Tabela12.A" style:family="table-column">
      <style:table-column-properties style:column-width="0.247cm"/>
    </style:style>
    <style:style style:name="Tabela12.B" style:family="table-column">
      <style:table-column-properties style:column-width="12.132cm"/>
    </style:style>
    <style:style style:name="Tabela12.A1" style:family="table-cell">
      <style:table-cell-properties style:vertical-align="middle"/>
    </style:style>
    <style:style style:name="Tabela13" style:family="table">
      <style:table-properties style:width="8.294cm" table:align="left"/>
    </style:style>
    <style:style style:name="Tabela13.A" style:family="table-column">
      <style:table-column-properties style:column-width="0.459cm"/>
    </style:style>
    <style:style style:name="Tabela13.B" style:family="table-column">
      <style:table-column-properties style:column-width="7.835cm"/>
    </style:style>
    <style:style style:name="Tabela13.A1" style:family="table-cell">
      <style:table-cell-properties style:vertical-align="middle"/>
    </style:style>
    <style:style style:name="Tabela14" style:family="table">
      <style:table-properties style:width="7.066cm" table:align="left"/>
    </style:style>
    <style:style style:name="Tabela14.A" style:family="table-column">
      <style:table-column-properties style:column-width="0.247cm"/>
    </style:style>
    <style:style style:name="Tabela14.B" style:family="table-column">
      <style:table-column-properties style:column-width="6.819cm"/>
    </style:style>
    <style:style style:name="Tabela14.A1" style:family="table-cell">
      <style:table-cell-properties style:vertical-align="middle"/>
    </style:style>
    <style:style style:name="Tabela15" style:family="table">
      <style:table-properties style:width="11.331cm" table:align="left"/>
    </style:style>
    <style:style style:name="Tabela15.A" style:family="table-column">
      <style:table-column-properties style:column-width="0.459cm"/>
    </style:style>
    <style:style style:name="Tabela15.B" style:family="table-column">
      <style:table-column-properties style:column-width="10.873cm"/>
    </style:style>
    <style:style style:name="Tabela15.A1" style:family="table-cell">
      <style:table-cell-properties style:vertical-align="middle"/>
    </style:style>
    <style:style style:name="Tabela16" style:family="table">
      <style:table-properties style:width="17cm" table:align="left"/>
    </style:style>
    <style:style style:name="Tabela16.A" style:family="table-column">
      <style:table-column-properties style:column-width="0.459cm"/>
    </style:style>
    <style:style style:name="Tabela16.B" style:family="table-column">
      <style:table-column-properties style:column-width="16.542cm"/>
    </style:style>
    <style:style style:name="Tabela16.A1" style:family="table-cell">
      <style:table-cell-properties style:vertical-align="middle"/>
    </style:style>
    <style:style style:name="Tabela17" style:family="table">
      <style:table-properties style:width="4.632cm" table:align="left"/>
    </style:style>
    <style:style style:name="Tabela17.A" style:family="table-column">
      <style:table-column-properties style:column-width="0.247cm"/>
    </style:style>
    <style:style style:name="Tabela17.B" style:family="table-column">
      <style:table-column-properties style:column-width="4.385cm"/>
    </style:style>
    <style:style style:name="Tabela17.A1" style:family="table-cell">
      <style:table-cell-properties style:vertical-align="middle"/>
    </style:style>
    <style:style style:name="Tabela18" style:family="table">
      <style:table-properties style:width="14.718cm" table:align="left"/>
    </style:style>
    <style:style style:name="Tabela18.A" style:family="table-column">
      <style:table-column-properties style:column-width="0.247cm"/>
    </style:style>
    <style:style style:name="Tabela18.B" style:family="table-column">
      <style:table-column-properties style:column-width="14.471cm"/>
    </style:style>
    <style:style style:name="Tabela18.A1" style:family="table-cell">
      <style:table-cell-properties style:vertical-align="middle"/>
    </style:style>
    <style:style style:name="Tabela19" style:family="table">
      <style:table-properties style:width="9.278cm" table:align="left"/>
    </style:style>
    <style:style style:name="Tabela19.A" style:family="table-column">
      <style:table-column-properties style:column-width="0.459cm"/>
    </style:style>
    <style:style style:name="Tabela19.B" style:family="table-column">
      <style:table-column-properties style:column-width="8.819cm"/>
    </style:style>
    <style:style style:name="Tabela19.A1" style:family="table-cell">
      <style:table-cell-properties style:vertical-align="middle"/>
    </style:style>
    <style:style style:name="Tabela20" style:family="table">
      <style:table-properties style:width="9.765cm" table:align="left"/>
    </style:style>
    <style:style style:name="Tabela20.A" style:family="table-column">
      <style:table-column-properties style:column-width="0.247cm"/>
    </style:style>
    <style:style style:name="Tabela20.B" style:family="table-column">
      <style:table-column-properties style:column-width="9.518cm"/>
    </style:style>
    <style:style style:name="Tabela20.A1" style:family="table-cell">
      <style:table-cell-properties style:vertical-align="middle"/>
    </style:style>
    <style:style style:name="Tabela21" style:family="table">
      <style:table-properties style:width="16.178cm" table:align="left"/>
    </style:style>
    <style:style style:name="Tabela21.A" style:family="table-column">
      <style:table-column-properties style:column-width="0.247cm"/>
    </style:style>
    <style:style style:name="Tabela21.B" style:family="table-column">
      <style:table-column-properties style:column-width="15.931cm"/>
    </style:style>
    <style:style style:name="Tabela21.A1" style:family="table-cell">
      <style:table-cell-properties style:vertical-align="middle"/>
    </style:style>
    <style:style style:name="Tabela22" style:family="table">
      <style:table-properties style:width="4.399cm" table:align="left"/>
    </style:style>
    <style:style style:name="Tabela22.A" style:family="table-column">
      <style:table-column-properties style:column-width="0.247cm"/>
    </style:style>
    <style:style style:name="Tabela22.B" style:family="table-column">
      <style:table-column-properties style:column-width="4.152cm"/>
    </style:style>
    <style:style style:name="Tabela22.A1" style:family="table-cell">
      <style:table-cell-properties style:vertical-align="middle"/>
    </style:style>
    <style:style style:name="P1" style:family="paragraph" style:parent-style-name="Heading_20_1">
      <style:paragraph-properties fo:break-before="page"/>
    </style:style>
    <style:style style:name="P2" style:family="paragraph" style:parent-style-name="Preformatted_20_Text" style:list-style-name="L14"/>
    <style:style style:name="P3" style:family="paragraph" style:parent-style-name="Preformatted_20_Text" style:list-style-name="L16"/>
    <style:style style:name="P4" style:family="paragraph" style:parent-style-name="Preformatted_20_Text">
      <style:paragraph-properties fo:margin-top="0cm" fo:margin-bottom="0.499cm" style:contextual-spacing="false"/>
    </style:style>
    <style:style style:name="P5" style:family="paragraph" style:parent-style-name="Preformatted_20_Text" style:list-style-name="L16">
      <style:paragraph-properties fo:margin-top="0cm" fo:margin-bottom="0.499cm" style:contextual-spacing="false"/>
    </style:style>
    <style:style style:name="P6" style:family="paragraph" style:parent-style-name="Preformatted_20_Text" style:list-style-name="L35">
      <style:paragraph-properties fo:margin-top="0cm" fo:margin-bottom="0.499cm" style:contextual-spacing="false"/>
    </style:style>
    <style:style style:name="P7" style:family="paragraph" style:parent-style-name="Preformatted_20_Text">
      <style:paragraph-properties fo:margin-top="0cm" fo:margin-bottom="0.499cm" style:contextual-spacing="false"/>
      <style:text-properties fo:font-size="10pt"/>
    </style:style>
    <style:style style:name="P8" style:family="paragraph" style:parent-style-name="Table_20_Contents">
      <style:text-properties officeooo:paragraph-rsid="0009a679"/>
    </style:style>
    <style:style style:name="P9" style:family="paragraph" style:parent-style-name="Text_20_body">
      <style:paragraph-properties fo:text-align="justify" style:justify-single-word="false"/>
    </style:style>
    <style:style style:name="P10" style:family="paragraph" style:parent-style-name="Text_20_body" style:list-style-name="L2">
      <style:paragraph-properties fo:text-align="justify" style:justify-single-word="false"/>
    </style:style>
    <style:style style:name="P11" style:family="paragraph" style:parent-style-name="Text_20_body" style:list-style-name="L6">
      <style:paragraph-properties fo:text-align="justify" style:justify-single-word="false"/>
    </style:style>
    <style:style style:name="P12" style:family="paragraph" style:parent-style-name="Text_20_body" style:list-style-name="L7">
      <style:paragraph-properties fo:text-align="justify" style:justify-single-word="false"/>
    </style:style>
    <style:style style:name="P13" style:family="paragraph" style:parent-style-name="Text_20_body" style:list-style-name="L8">
      <style:paragraph-properties fo:text-align="justify" style:justify-single-word="false"/>
    </style:style>
    <style:style style:name="P14" style:family="paragraph" style:parent-style-name="Text_20_body" style:list-style-name="L10">
      <style:paragraph-properties fo:text-align="justify" style:justify-single-word="false"/>
    </style:style>
    <style:style style:name="P15" style:family="paragraph" style:parent-style-name="Text_20_body" style:list-style-name="L12">
      <style:paragraph-properties fo:text-align="justify" style:justify-single-word="false"/>
    </style:style>
    <style:style style:name="P16" style:family="paragraph" style:parent-style-name="Text_20_body" style:list-style-name="L1"/>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9"/>
    <style:style style:name="P21" style:family="paragraph" style:parent-style-name="Text_20_body" style:list-style-name="L11"/>
    <style:style style:name="P22" style:family="paragraph" style:parent-style-name="Text_20_body" style:list-style-name="L13"/>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paragraph-properties fo:margin-top="0cm" fo:margin-bottom="0cm" style:contextual-spacing="false"/>
    </style:style>
    <style:style style:name="P53" style:family="paragraph" style:parent-style-name="Text_20_body" style:list-style-name="L1">
      <style:paragraph-properties fo:margin-top="0cm" fo:margin-bottom="0cm" style:contextual-spacing="false"/>
    </style:style>
    <style:style style:name="P54" style:family="paragraph" style:parent-style-name="Text_20_body" style:list-style-name="L3">
      <style:paragraph-properties fo:margin-top="0cm" fo:margin-bottom="0cm" style:contextual-spacing="false"/>
    </style:style>
    <style:style style:name="P55" style:family="paragraph" style:parent-style-name="Text_20_body" style:list-style-name="L4">
      <style:paragraph-properties fo:margin-top="0cm" fo:margin-bottom="0cm" style:contextual-spacing="false"/>
    </style:style>
    <style:style style:name="P56" style:family="paragraph" style:parent-style-name="Text_20_body" style:list-style-name="L9">
      <style:paragraph-properties fo:margin-top="0cm" fo:margin-bottom="0cm" style:contextual-spacing="false"/>
    </style:style>
    <style:style style:name="P57" style:family="paragraph" style:parent-style-name="Text_20_body" style:list-style-name="L11">
      <style:paragraph-properties fo:margin-top="0cm" fo:margin-bottom="0cm" style:contextual-spacing="false"/>
    </style:style>
    <style:style style:name="P58" style:family="paragraph" style:parent-style-name="Text_20_body" style:list-style-name="L17">
      <style:paragraph-properties fo:margin-top="0cm" fo:margin-bottom="0cm" style:contextual-spacing="false"/>
    </style:style>
    <style:style style:name="P59" style:family="paragraph" style:parent-style-name="Text_20_body" style:list-style-name="L18">
      <style:paragraph-properties fo:margin-top="0cm" fo:margin-bottom="0cm" style:contextual-spacing="false"/>
    </style:style>
    <style:style style:name="P60" style:family="paragraph" style:parent-style-name="Text_20_body" style:list-style-name="L19">
      <style:paragraph-properties fo:margin-top="0cm" fo:margin-bottom="0cm" style:contextual-spacing="false"/>
    </style:style>
    <style:style style:name="P61" style:family="paragraph" style:parent-style-name="Text_20_body" style:list-style-name="L22">
      <style:paragraph-properties fo:margin-top="0cm" fo:margin-bottom="0cm" style:contextual-spacing="false"/>
    </style:style>
    <style:style style:name="P62" style:family="paragraph" style:parent-style-name="Text_20_body" style:list-style-name="L23">
      <style:paragraph-properties fo:margin-top="0cm" fo:margin-bottom="0cm" style:contextual-spacing="false"/>
    </style:style>
    <style:style style:name="P63" style:family="paragraph" style:parent-style-name="Text_20_body" style:list-style-name="L24">
      <style:paragraph-properties fo:margin-top="0cm" fo:margin-bottom="0cm" style:contextual-spacing="false"/>
    </style:style>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8">
      <style:paragraph-properties fo:margin-top="0cm" fo:margin-bottom="0cm" style:contextual-spacing="false"/>
    </style:style>
    <style:style style:name="P66" style:family="paragraph" style:parent-style-name="Text_20_body" style:list-style-name="L29">
      <style:paragraph-properties fo:margin-top="0cm" fo:margin-bottom="0cm" style:contextual-spacing="false"/>
    </style:style>
    <style:style style:name="P67" style:family="paragraph" style:parent-style-name="Text_20_body" style:list-style-name="L30">
      <style:paragraph-properties fo:margin-top="0cm" fo:margin-bottom="0cm" style:contextual-spacing="false"/>
    </style:style>
    <style:style style:name="P68" style:family="paragraph" style:parent-style-name="Text_20_body" style:list-style-name="L31">
      <style:paragraph-properties fo:margin-top="0cm" fo:margin-bottom="0cm" style:contextual-spacing="false"/>
    </style:style>
    <style:style style:name="P69" style:family="paragraph" style:parent-style-name="Text_20_body" style:list-style-name="L32">
      <style:paragraph-properties fo:margin-top="0cm" fo:margin-bottom="0cm" style:contextual-spacing="false"/>
    </style:style>
    <style:style style:name="P70" style:family="paragraph" style:parent-style-name="Text_20_body" style:list-style-name="L33">
      <style:paragraph-properties fo:margin-top="0cm" fo:margin-bottom="0cm" style:contextual-spacing="false"/>
    </style:style>
    <style:style style:name="P71" style:family="paragraph" style:parent-style-name="Text_20_body" style:list-style-name="L36">
      <style:paragraph-properties fo:margin-top="0cm" fo:margin-bottom="0cm" style:contextual-spacing="false"/>
    </style:style>
    <style:style style:name="P72" style:family="paragraph" style:parent-style-name="Text_20_body" style:list-style-name="L37">
      <style:paragraph-properties fo:margin-top="0cm" fo:margin-bottom="0cm" style:contextual-spacing="false"/>
    </style:style>
    <style:style style:name="P73" style:family="paragraph" style:parent-style-name="Text_20_body" style:list-style-name="L38">
      <style:paragraph-properties fo:margin-top="0cm" fo:margin-bottom="0cm" style:contextual-spacing="false"/>
    </style:style>
    <style:style style:name="P74" style:family="paragraph" style:parent-style-name="Text_20_body" style:list-style-name="L39">
      <style:paragraph-properties fo:margin-top="0cm" fo:margin-bottom="0cm" style:contextual-spacing="false"/>
    </style:style>
    <style:style style:name="P75" style:family="paragraph" style:parent-style-name="Text_20_body" style:list-style-name="L40">
      <style:paragraph-properties fo:margin-top="0cm" fo:margin-bottom="0cm" style:contextual-spacing="false"/>
    </style:style>
    <style:style style:name="P76" style:family="paragraph" style:parent-style-name="Text_20_body" style:list-style-name="L41">
      <style:paragraph-properties fo:margin-top="0cm" fo:margin-bottom="0cm" style:contextual-spacing="false"/>
    </style:style>
    <style:style style:name="P77" style:family="paragraph" style:parent-style-name="Text_20_body" style:list-style-name="L42">
      <style:paragraph-properties fo:margin-top="0cm" fo:margin-bottom="0cm" style:contextual-spacing="false"/>
    </style:style>
    <style:style style:name="P78" style:family="paragraph" style:parent-style-name="Text_20_body" style:list-style-name="L43">
      <style:paragraph-properties fo:margin-top="0cm" fo:margin-bottom="0cm" style:contextual-spacing="false"/>
    </style:style>
    <style:style style:name="T1" style:family="text">
      <style:text-properties style:text-position="33% 80%"/>
    </style:style>
    <style:style style:name="T2" style:family="text">
      <style:text-properties style:text-position="-8% 8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dvanced JavaScript Tutorial: The Best Guide to Advanced Aspects</text:h>
      <text:p text:style-name="P52">Last updated on Jul 21,2020 23.6K Views </text:p>
      <text:p text:style-name="P9">The rise of the web has taken <text:a xlink:type="simple" xlink:href="https://www.edureka.co/masters-program/full-stack-developer-training" office:target-frame-name="_blank" xlink:show="new" text:style-name="Internet_20_link" text:visited-style-name="Visited_20_Internet_20_Link">JavaScript</text:a> places it was never conceived to be. It has become one of the most important languages in today’s world. In our previous <text:a xlink:type="simple" xlink:href="https://www.edureka.co/blog/javascript-tutorial/" office:target-frame-name="_blank" xlink:show="new" text:style-name="Internet_20_link" text:visited-style-name="Visited_20_Internet_20_Link">JavaScript Tutorial</text:a>, we discussed all the basics and fundamentals of the language. In this Advanced JavaScript Tutorial, we will learn about some of the advanced aspects of the programming language in the following sequence:</text:p>
      <text:list xml:id="list1921209616" text:style-name="L1">
        <text:list-item>
          <text:p text:style-name="P53"><text:a xlink:type="simple" xlink:href="https://www.edureka.co/blog/advanced-javascript-tutorial/#overview" text:style-name="Internet_20_link" text:visited-style-name="Visited_20_Internet_20_Link">Overview of JavaScript</text:a> </text:p>
        </text:list-item>
        <text:list-item>
          <text:p text:style-name="P53"><text:a xlink:type="simple" xlink:href="https://www.edureka.co/blog/advanced-javascript-tutorial/#functions" text:style-name="Internet_20_link" text:visited-style-name="Visited_20_Internet_20_Link">Advanced Working with Functions</text:a> </text:p>
        </text:list-item>
        <text:list-item>
          <text:p text:style-name="P53"><text:a xlink:type="simple" xlink:href="https://www.edureka.co/blog/advanced-javascript-tutorial/#namespace" text:style-name="Internet_20_link" text:visited-style-name="Visited_20_Internet_20_Link">JavaScript Namespaces</text:a> </text:p>
        </text:list-item>
        <text:list-item>
          <text:p text:style-name="P53"><text:a xlink:type="simple" xlink:href="https://www.edureka.co/blog/advanced-javascript-tutorial/#prototypes" text:style-name="Internet_20_link" text:visited-style-name="Visited_20_Internet_20_Link">Prototypes</text:a> </text:p>
        </text:list-item>
        <text:list-item>
          <text:p text:style-name="P53"><text:a xlink:type="simple" xlink:href="https://www.edureka.co/blog/advanced-javascript-tutorial/#error" text:style-name="Internet_20_link" text:visited-style-name="Visited_20_Internet_20_Link">Error Handling</text:a> </text:p>
        </text:list-item>
        <text:list-item>
          <text:p text:style-name="P53"><text:a xlink:type="simple" xlink:href="https://www.edureka.co/blog/advanced-javascript-tutorial/#module" text:style-name="Internet_20_link" text:visited-style-name="Visited_20_Internet_20_Link">Modules in JavaScript</text:a><text:bookmark text:name="overview"/> </text:p>
        </text:list-item>
        <text:list-item>
          <text:p text:style-name="P53"><text:a xlink:type="simple" xlink:href="https://www.edureka.co/blog/advanced-javascript-tutorial/#chaining" text:style-name="Internet_20_link" text:visited-style-name="Visited_20_Internet_20_Link">Chaining JavaScript Methods</text:a> </text:p>
        </text:list-item>
        <text:list-item>
          <text:p text:style-name="P16"><text:a xlink:type="simple" xlink:href="https://www.edureka.co/blog/advanced-javascript-tutorial/#generators" text:style-name="Internet_20_link" text:visited-style-name="Visited_20_Internet_20_Link">Generators</text:a></text:p>
        </text:list-item>
      </text:list>
      <text:p text:style-name="Text_20_body"><text:s/></text:p>
      <text:h text:style-name="Heading_20_2" text:outline-level="2"><text:span text:style-name="Strong_20_Emphasis">Overview of JavaScript</text:span></text:h>
      <text:p text:style-name="P9"><text:a xlink:type="simple" xlink:href="https://www.edureka.co/blog/what-is-javascript/" office:target-frame-name="_blank" xlink:show="new" text:style-name="Internet_20_link" text:visited-style-name="Visited_20_Internet_20_Link">JavaScript</text:a> is a high level, interpreted, programming language used to make web pages more interactive. It is a very powerful client-side scripting language that makes your webpage more lively and interactive.</text:p>
      <text:p text:style-name="P9">It is a programming language that helps you to implement a complex and beautiful design on web pages. If you want your web page to look alive and do a lot more than just gawk at you, JavaScript is a must.</text:p>
      <text:h text:style-name="Heading_20_3" text:outline-level="3"><text:span text:style-name="Strong_20_Emphasis">Features of JavaScript:</text:span></text:h>
      <text:p text:style-name="P9">It is a programming language that helps you to implement a complex and beautiful design on web pages. If you want your web page to look alive and do a lot more than just gawk at you, JavaScript is a must.</text:p>
      <text:h text:style-name="Heading_20_3" text:outline-level="3"><text:span text:style-name="Strong_20_Emphasis">Features of JavaScript:</text:span></text:h>
      <text:p text:style-name="Text_20_body"/>
      <text:p text:style-name="Text_20_body"><text:s/></text:p>
      <text:list xml:id="list3175250498" text:style-name="L2">
        <text:list-item>
          <text:p text:style-name="P10">It is a Scripting Language and has nothing to do with Java. Initially, It was named <text:span text:style-name="Strong_20_Emphasis">Mocha</text:span>, then changed to <text:span text:style-name="Strong_20_Emphasis">LiveScript</text:span> and finally it was named <text:span text:style-name="Strong_20_Emphasis">JavaScript</text:span>.</text:p>
        </text:list-item>
        <text:list-item>
          <text:p text:style-name="P10">JavaScript is an <text:span text:style-name="Strong_20_Emphasis">object-based</text:span> programming language that supports polymorphism, encapsulation, and inheritance as well.</text:p>
        </text:list-item>
        <text:list-item>
          <text:p text:style-name="P10">You can run JavaScript not only in the <text:span text:style-name="Strong_20_Emphasis">browser</text:span> but also on the <text:span text:style-name="Strong_20_Emphasis">server</text:span> and any device which has a JavaScript Engine.</text:p>
        </text:list-item>
      </text:list>
      <text:p text:style-name="Text_20_body"><text:soft-page-break/><text:s/></text:p>
      <text:p text:style-name="Text_20_body">Some of the Basics and Fundamentals discussed in the previous JavaScript Tutorial are:</text:p>
      <text:list xml:id="list1345925254" text:style-name="L3">
        <text:list-item>
          <text:p text:style-name="P54"><text:a xlink:type="simple" xlink:href="https://www.edureka.co/blog/javascript-tutorial/#variables" office:target-frame-name="_blank" xlink:show="new" text:style-name="Internet_20_link" text:visited-style-name="Visited_20_Internet_20_Link">Variables</text:a> </text:p>
        </text:list-item>
        <text:list-item>
          <text:p text:style-name="P54"><text:a xlink:type="simple" xlink:href="https://www.edureka.co/blog/javascript-tutorial/#constants" office:target-frame-name="_blank" xlink:show="new" text:style-name="Internet_20_link" text:visited-style-name="Visited_20_Internet_20_Link">Constants</text:a> </text:p>
        </text:list-item>
        <text:list-item>
          <text:p text:style-name="P54"><text:a xlink:type="simple" xlink:href="https://www.edureka.co/blog/javascript-tutorial/#datatypes" office:target-frame-name="_blank" xlink:show="new" text:style-name="Internet_20_link" text:visited-style-name="Visited_20_Internet_20_Link">Data Types</text:a> </text:p>
        </text:list-item>
        <text:list-item>
          <text:p text:style-name="P54"><text:a xlink:type="simple" xlink:href="https://www.edureka.co/blog/javascript-tutorial/#objects" office:target-frame-name="_blank" xlink:show="new" text:style-name="Internet_20_link" text:visited-style-name="Visited_20_Internet_20_Link">Objects</text:a> </text:p>
        </text:list-item>
        <text:list-item>
          <text:p text:style-name="P54"><text:a xlink:type="simple" xlink:href="https://www.edureka.co/blog/javascript-tutorial/#arrays" office:target-frame-name="_blank" xlink:show="new" text:style-name="Internet_20_link" text:visited-style-name="Visited_20_Internet_20_Link">Arrays</text:a> </text:p>
        </text:list-item>
        <text:list-item>
          <text:p text:style-name="P54"><text:a xlink:type="simple" xlink:href="https://www.edureka.co/blog/javascript-tutorial/#functions" office:target-frame-name="_blank" xlink:show="new" text:style-name="Internet_20_link" text:visited-style-name="Visited_20_Internet_20_Link">Functions</text:a> </text:p>
        </text:list-item>
        <text:list-item>
          <text:p text:style-name="P54"><text:a xlink:type="simple" xlink:href="https://www.edureka.co/blog/javascript-tutorial/#conditionalstatements" office:target-frame-name="_blank" xlink:show="new" text:style-name="Internet_20_link" text:visited-style-name="Visited_20_Internet_20_Link">Conditional Statements</text:a> </text:p>
        </text:list-item>
        <text:list-item>
          <text:p text:style-name="P54"><text:a xlink:type="simple" xlink:href="https://www.edureka.co/blog/javascript-tutorial/#loops" office:target-frame-name="_blank" xlink:show="new" text:style-name="Internet_20_link" text:visited-style-name="Visited_20_Internet_20_Link">Loops</text:a> </text:p>
        </text:list-item>
        <text:list-item>
          <text:p text:style-name="P17"><text:a xlink:type="simple" xlink:href="https://www.edureka.co/blog/javascript-tutorial/#switchcase" office:target-frame-name="_blank" xlink:show="new" text:style-name="Internet_20_link" text:visited-style-name="Visited_20_Internet_20_Link">Switch case</text:a></text:p>
        </text:list-item>
      </text:list>
      <text:p text:style-name="Text_20_body"><text:bookmark text:name="functions"/>In this advanced JavaScript Tutorial, we will get into the depth of advanced aspects of JavaScript.</text:p>
      <text:p text:style-name="Text_20_body"><text:s/></text:p>
      <text:h text:style-name="Heading_20_2" text:outline-level="2"><text:span text:style-name="Strong_20_Emphasis">Advanced Working with Functions</text:span></text:h>
      <text:p text:style-name="P9">A <text:a xlink:type="simple" xlink:href="https://www.edureka.co/blog/javascript-functions/" office:target-frame-name="_blank" xlink:show="new" text:style-name="Internet_20_link" text:visited-style-name="Visited_20_Internet_20_Link">function</text:a> is a block of organized, reusable code that is used to perform single, related action. Some of the advanced working with functions include:</text:p>
      <text:list xml:id="list2702586181" text:style-name="L4">
        <text:list-item>
          <text:p text:style-name="P55"><text:span text:style-name="Strong_20_Emphasis">Recursion</text:span> </text:p>
        </text:list-item>
        <text:list-item>
          <text:p text:style-name="P55"><text:span text:style-name="Strong_20_Emphasis">Closure</text:span> </text:p>
        </text:list-item>
        <text:list-item>
          <text:p text:style-name="P55"><text:span text:style-name="Strong_20_Emphasis">The “new Function”</text:span> </text:p>
        </text:list-item>
        <text:list-item>
          <text:p text:style-name="P55"><text:span text:style-name="Strong_20_Emphasis">Arrow Functions</text:span> </text:p>
        </text:list-item>
        <text:list-item>
          <text:p text:style-name="P55"><text:span text:style-name="Strong_20_Emphasis">Rest Parameters &amp; Spread Operator</text:span> </text:p>
        </text:list-item>
        <text:list-item>
          <text:p text:style-name="P55"><text:span text:style-name="Strong_20_Emphasis">Global Object</text:span> </text:p>
        </text:list-item>
        <text:list-item>
          <text:p text:style-name="P55"><text:span text:style-name="Strong_20_Emphasis">Function Object</text:span> </text:p>
        </text:list-item>
        <text:list-item>
          <text:p text:style-name="P55"><text:span text:style-name="Strong_20_Emphasis">SetTimeOut &amp; SetInterval</text:span> </text:p>
        </text:list-item>
        <text:list-item>
          <text:p text:style-name="P18"><text:span text:style-name="Strong_20_Emphasis">Function Binding</text:span></text:p>
        </text:list-item>
      </text:list>
      <text:p text:style-name="Text_20_body"><text:s/></text:p>
      <text:h text:style-name="Heading_20_3" text:outline-level="3"><text:span text:style-name="Strong_20_Emphasis">Recursion</text:span></text:h>
      <text:p text:style-name="P9"><text:a xlink:type="simple" xlink:href="https://www.edureka.co/blog/recursion-in-python/" office:target-frame-name="_blank" xlink:show="new" text:style-name="Internet_20_link" text:visited-style-name="Visited_20_Internet_20_Link">Recursion</text:a> is a programming pattern that helps in situations where a task can be naturally split into several tasks of the same kind, but simpler. Or when a task can be simplified into an easy action and a simpler variant of the same task.</text:p>
      <text:p text:style-name="P9">In the process of solving a task, a function can call many other functions. A partial case of this is when a function calls itself. Thus, it is known as recursion.</text:p>
      <text:p text:style-name="Text_20_body"><text:span text:style-name="Strong_20_Emphasis">Example:</text:span></text:p>
      <text:section text:style-name="Sect1" text:name="highlighter_993532">
        <table:table table:name="Tabela1" table:style-name="Tabela1">
          <table:table-column table:style-name="Tabela1.A"/>
          <table:table-column table:style-name="Tabela1.B"/>
          <table:table-row table:style-name="TableLine94894913526512">
            <table:table-cell table:style-name="Tabela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text:soft-page-break/>7</text:p>
              <text:p text:style-name="Table_20_Contents">8</text:p>
              <text:p text:style-name="Table_20_Contents">9</text:p>
            </table:table-cell>
            <table:table-cell table:style-name="Tabela1.A1" office:value-type="string">
              <text:p text:style-name="Table_20_Contents"><text:span text:style-name="Source_20_Text">function</text:span> <text:span text:style-name="Source_20_Text">pow(x, n) {</text:span></text:p>
              <text:p text:style-name="Table_20_Contents"><text:span text:style-name="Source_20_Text">if</text:span> <text:span text:style-name="Source_20_Text">(n == 1) {</text:span></text:p>
              <text:p text:style-name="Table_20_Contents"><text:span text:style-name="Source_20_Text">return</text:span> <text:span text:style-name="Source_20_Text">x;</text:span></text:p>
              <text:p text:style-name="Table_20_Contents"><text:span text:style-name="Source_20_Text">} else</text:span> <text:span text:style-name="Source_20_Text">{</text:span></text:p>
              <text:p text:style-name="Table_20_Contents"><text:span text:style-name="Source_20_Text">return</text:span> <text:span text:style-name="Source_20_Text">x * pow(x, n - 1);</text:span></text:p>
              <text:p text:style-name="Table_20_Contents"><text:span text:style-name="Source_20_Text">}</text:span></text:p>
              <text:p text:style-name="Table_20_Contents"><text:soft-page-break/><text:span text:style-name="Source_20_Text">}</text:span></text:p>
              <text:p text:style-name="Table_20_Contents"><text:s/></text:p>
              <text:p text:style-name="Table_20_Contents"><text:span text:style-name="Source_20_Text">alert( pow(2, 4) ); // 16</text:span></text:p>
            </table:table-cell>
          </table:table-row>
        </table:table>
        <text:p text:style-name="Text_20_body"/>
      </text:section>
      <text:p text:style-name="Text_20_body">In the above example, the recursive function simplifies the task and calls itself.</text:p>
      <text:p text:style-name="Text_20_body"><text:s/></text:p>
      <text:h text:style-name="Heading_20_3" text:outline-level="3"><text:span text:style-name="Strong_20_Emphasis">Closure</text:span></text:h>
      <text:p text:style-name="P9">JavaScript is a function-oriented language. You can create a function dynamically, copy to another variable or pass as an argument to another function and call from a totally different place later.</text:p>
      <text:p text:style-name="P9">A <text:a xlink:type="simple" xlink:href="https://www.edureka.co/blog/closures-in-javascript/" office:target-frame-name="_blank" xlink:show="new" text:style-name="Internet_20_link" text:visited-style-name="Visited_20_Internet_20_Link">closure</text:a> is a function that remembers its outer variables and can access them. In some languages, it is not possible, or a function should be written in a special way to make it happen. But in JavaScript, all functions are naturally closures.</text:p>
      <text:p text:style-name="Text_20_body"><text:span text:style-name="Strong_20_Emphasis">Example:</text:span></text:p>
      <text:section text:style-name="Sect1" text:name="highlighter_850826">
        <table:table table:name="Tabela2" table:style-name="Tabela2">
          <table:table-column table:style-name="Tabela2.A"/>
          <table:table-column table:style-name="Tabela2.B"/>
          <table:table-row table:style-name="TableLine94894801332528">
            <table:table-cell table:style-name="Tabela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2.A1" office:value-type="string">
              <text:p text:style-name="Table_20_Contents"><text:span text:style-name="Source_20_Text">var</text:span> <text:span text:style-name="Source_20_Text">add = (function</text:span> <text:span text:style-name="Source_20_Text">() {</text:span></text:p>
              <text:p text:style-name="Table_20_Contents"><text:span text:style-name="Source_20_Text">var</text:span> <text:span text:style-name="Source_20_Text">counter = 0;</text:span></text:p>
              <text:p text:style-name="Table_20_Contents"><text:span text:style-name="Source_20_Text">return</text:span> <text:span text:style-name="Source_20_Text">function</text:span> <text:span text:style-name="Source_20_Text">() {counter += 1; return</text:span> <text:span text:style-name="Source_20_Text">counter}</text:span></text:p>
              <text:p text:style-name="Table_20_Contents"><text:span text:style-name="Source_20_Text">})();</text:span></text:p>
              <text:p text:style-name="Table_20_Contents"><text:s/></text:p>
              <text:p text:style-name="Table_20_Contents"><text:span text:style-name="Source_20_Text">add();</text:span></text:p>
              <text:p text:style-name="Table_20_Contents"><text:span text:style-name="Source_20_Text">add();</text:span></text:p>
              <text:p text:style-name="Table_20_Contents"><text:s/></text:p>
              <text:p text:style-name="Table_20_Contents"><text:span text:style-name="Source_20_Text">// the counter is now 2</text:span></text:p>
            </table:table-cell>
          </table:table-row>
        </table:table>
        <text:p text:style-name="Text_20_body"/>
      </text:section>
      <text:p text:style-name="Text_20_body"><text:s/></text:p>
      <text:h text:style-name="Heading_20_3" text:outline-level="3"><text:span text:style-name="Strong_20_Emphasis">The “new Function”</text:span></text:h>
      <text:p text:style-name="Text_20_body">The “new function” syntax is another way to create a function. It’s rarely used, but sometimes there’s no alternative.</text:p>
      <text:p text:style-name="Text_20_body"><text:span text:style-name="Strong_20_Emphasis">Syntax:</text:span></text:p>
      <text:section text:style-name="Sect1" text:name="highlighter_273598">
        <table:table table:name="Tabela3" table:style-name="Tabela3">
          <table:table-column table:style-name="Tabela3.A"/>
          <table:table-column table:style-name="Tabela3.B"/>
          <table:table-row table:style-name="TableLine94894861043712">
            <table:table-cell table:style-name="Tabela3.A1" office:value-type="string">
              <text:p text:style-name="Table_20_Contents">1</text:p>
            </table:table-cell>
            <table:table-cell table:style-name="Tabela3.A1" office:value-type="string">
              <text:p text:style-name="Table_20_Contents"><text:span text:style-name="Source_20_Text">let</text:span> <text:span text:style-name="Source_20_Text">func = new</text:span> <text:span text:style-name="Source_20_Text">Function ([arg1, arg2, ...argN], functionBody);</text:span></text:p>
            </table:table-cell>
          </table:table-row>
        </table:table>
        <text:p text:style-name="Text_20_body"/>
      </text:section>
      <text:p text:style-name="Text_20_body">The function consists of the arguments arg1…argN and the given functionBody.</text:p>
      <text:p text:style-name="Text_20_body"><text:span text:style-name="Strong_20_Emphasis">Example:</text:span></text:p>
      <text:section text:style-name="Sect1" text:name="highlighter_544803">
        <table:table table:name="Tabela4" table:style-name="Tabela4">
          <table:table-column table:style-name="Tabela4.A"/>
          <table:table-column table:style-name="Tabela4.B"/>
          <table:table-row table:style-name="TableLine94894801041248">
            <table:table-cell table:style-name="Tabela4.A1" office:value-type="string">
              <text:p text:style-name="Table_20_Contents">1</text:p>
              <text:p text:style-name="Table_20_Contents">2</text:p>
            </table:table-cell>
            <table:table-cell table:style-name="Tabela4.A1" office:value-type="string">
              <text:p text:style-name="Table_20_Contents"><text:span text:style-name="Source_20_Text">let</text:span> <text:span text:style-name="Source_20_Text">sum = new</text:span> <text:span text:style-name="Source_20_Text">Function('a', 'b', 'return a + b');</text:span></text:p>
              <text:p text:style-name="Table_20_Contents"><text:span text:style-name="Source_20_Text">alert( sum(1, 2) ); // 3</text:span></text:p>
            </table:table-cell>
          </table:table-row>
        </table:table>
        <text:p text:style-name="Text_20_body"/>
      </text:section>
      <text:p text:style-name="Text_20_body">Here, the function is created literally from a string, that is passed at run time. You need to write the function code in the script. But “new Function” allows turning any string into a function.</text:p>
      <text:p text:style-name="Text_20_body"><text:s/></text:p>
      <text:h text:style-name="Heading_20_3" text:outline-level="3"><text:soft-page-break/><text:span text:style-name="Strong_20_Emphasis">Arrow Functions</text:span></text:h>
      <text:p text:style-name="Text_20_body">Arrow functions are anonymous and change the way this binds in functions. It makes our code more concise and simplifies function scoping and this keyword.</text:p>
      <text:p text:style-name="Standard">But arrow functions are not just a shorthand for writing small stuff. They also have some very specific and useful features. JavaScript consists of situations where you need to write a small function which is executed somewhere else, such as:<text:span text:style-name="Strong_20_Emphasis">arr.forEach(func)</text:span> – func is executed by forEach for every array item. </text:p>
      <text:list xml:id="list827168328" text:style-name="L5">
        <text:list-item>
          <text:p text:style-name="P19"><text:span text:style-name="Strong_20_Emphasis">setTimeout(func)</text:span> – func is executed by the built-in scheduler.</text:p>
        </text:list-item>
      </text:list>
      <text:p text:style-name="Text_20_body">And in such functions, we usually don’t want to leave the current context. That’s where arrow functions come in handy.</text:p>
      <text:p text:style-name="Text_20_body"><text:span text:style-name="Strong_20_Emphasis">Example:</text:span></text:p>
      <text:section text:style-name="Sect1" text:name="highlighter_522170">
        <table:table table:name="Tabela5" table:style-name="Tabela5">
          <table:table-column table:style-name="Tabela5.A"/>
          <table:table-column table:style-name="Tabela5.B"/>
          <table:table-row table:style-name="TableLine94894873576832">
            <table:table-cell table:style-name="Tabela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5.A1" office:value-type="string">
              <text:p text:style-name="Table_20_Contents"><text:span text:style-name="Source_20_Text">//Arrow Function:</text:span></text:p>
              <text:p text:style-name="Table_20_Contents"><text:span text:style-name="Source_20_Text">hello = () =&amp;gt; {</text:span></text:p>
              <text:p text:style-name="Table_20_Contents"><text:span text:style-name="Source_20_Text">document.getElementById("demo").innerHTML += this;</text:span></text:p>
              <text:p text:style-name="Table_20_Contents"><text:span text:style-name="Source_20_Text">}</text:span></text:p>
              <text:p text:style-name="Table_20_Contents"><text:span text:style-name="Source_20_Text">//The window object calls the function:</text:span></text:p>
              <text:p text:style-name="Table_20_Contents"><text:span text:style-name="Source_20_Text">window.addEventListener("load", hello);</text:span></text:p>
              <text:p text:style-name="Table_20_Contents"><text:span text:style-name="Source_20_Text">//A button object calls the function:</text:span></text:p>
              <text:p text:style-name="Table_20_Contents"><text:span text:style-name="Source_20_Text">document.getElementById("btn").addEventListener("click", hello);</text:span></text:p>
            </table:table-cell>
          </table:table-row>
        </table:table>
        <text:p text:style-name="Text_20_body"/>
      </text:section>
      <text:p text:style-name="Text_20_body"><text:s/></text:p>
      <text:h text:style-name="Heading_20_3" text:outline-level="3"><text:span text:style-name="Strong_20_Emphasis">Rest Parameters &amp; Spread Operator</text:span></text:h>
      <text:p text:style-name="P9">Many JavaScript built-in functions support an arbitrary number of arguments such as:</text:p>
      <text:list xml:id="list2836546528" text:style-name="L6">
        <text:list-item>
          <text:p text:style-name="P11"><text:span text:style-name="Strong_20_Emphasis">Math.max(arg1, arg2, …, argN)</text:span> – returns the greatest of the arguments.</text:p>
        </text:list-item>
        <text:list-item>
          <text:p text:style-name="P11"><text:span text:style-name="Strong_20_Emphasis">Object.assign(dest, src1, …, srcN)</text:span> – copies properties from src1..N into dest</text:p>
        </text:list-item>
      </text:list>
      <text:p text:style-name="P9"><text:span text:style-name="Strong_20_Emphasis">Rest parameter</text:span> is an improved way of handling function parameter, allowing us to more easily handle various input as parameters in a function. The rest parameter syntax allows us to represent an indefinite number of arguments as an array.</text:p>
      <text:p text:style-name="Text_20_body"><text:span text:style-name="Strong_20_Emphasis">Example:</text:span></text:p>
      <text:section text:style-name="Sect1" text:name="highlighter_21830">
        <table:table table:name="Tabela6" table:style-name="Tabela6">
          <table:table-column table:style-name="Tabela6.A"/>
          <table:table-column table:style-name="Tabela6.B"/>
          <table:table-row table:style-name="TableLine94894913970192">
            <table:table-cell table:style-name="Tabela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6.A1" office:value-type="string">
              <text:p text:style-name="Table_20_Contents"><text:span text:style-name="Source_20_Text">// es6 rest parameter</text:span></text:p>
              <text:p text:style-name="Table_20_Contents"><text:span text:style-name="Source_20_Text">function</text:span> <text:span text:style-name="Source_20_Text">fun(...input){</text:span></text:p>
              <text:p text:style-name="Table_20_Contents"><text:span text:style-name="Source_20_Text">let</text:span> <text:span text:style-name="Source_20_Text">sum = 0;</text:span></text:p>
              <text:p text:style-name="Table_20_Contents"><text:span text:style-name="Source_20_Text">for(let</text:span> <text:span text:style-name="Source_20_Text">i of input){</text:span></text:p>
              <text:p text:style-name="Table_20_Contents"><text:span text:style-name="Source_20_Text">sum+=i;</text:span></text:p>
              <text:p text:style-name="Table_20_Contents"><text:span text:style-name="Source_20_Text">}</text:span></text:p>
              <text:p text:style-name="Table_20_Contents"><text:span text:style-name="Source_20_Text">return</text:span> <text:span text:style-name="Source_20_Text">sum;</text:span></text:p>
              <text:p text:style-name="Table_20_Contents"><text:span text:style-name="Source_20_Text">}</text:span></text:p>
              <text:p text:style-name="Table_20_Contents"><text:span text:style-name="Source_20_Text">console.log(fun(1,2)); //3</text:span></text:p>
              <text:p text:style-name="Table_20_Contents"><text:span text:style-name="Source_20_Text">console.log(fun(1,2,4)); //4</text:span></text:p>
              <text:p text:style-name="Table_20_Contents"><text:span text:style-name="Source_20_Text">console.log(fun(1,2,4,6)); //13</text:span></text:p>
            </table:table-cell>
          </table:table-row>
        </table:table>
        <text:p text:style-name="Text_20_body"/>
      </text:section>
      <text:p text:style-name="P9"><text:soft-page-break/><text:span text:style-name="Strong_20_Emphasis">Spread operator</text:span> allows an iterable to expand in places where 0+ arguments are expected. It is mostly used in variable array where there is more than 1 values are expected. It allows us the privilege to obtain a list of parameters from an array.</text:p>
      <text:p text:style-name="Text_20_body"><text:span text:style-name="Strong_20_Emphasis">Example:</text:span></text:p>
      <text:section text:style-name="Sect1" text:name="highlighter_142568">
        <table:table table:name="Tabela7" table:style-name="Tabela7">
          <table:table-column table:style-name="Tabela7.A"/>
          <table:table-column table:style-name="Tabela7.B"/>
          <table:table-row table:style-name="TableLine94894913386640">
            <table:table-cell table:style-name="Tabela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7.A1" office:value-type="string">
              <text:p text:style-name="Table_20_Contents"><text:span text:style-name="Source_20_Text">// spread operator doing the concat job</text:span></text:p>
              <text:p text:style-name="Table_20_Contents"><text:span text:style-name="Source_20_Text">let</text:span> <text:span text:style-name="Source_20_Text">arr = [1,2,3];</text:span></text:p>
              <text:p text:style-name="Table_20_Contents"><text:span text:style-name="Source_20_Text">let</text:span> <text:span text:style-name="Source_20_Text">arr2 = [4,5,6];</text:span></text:p>
              <text:p text:style-name="Table_20_Contents"><text:s/></text:p>
              <text:p text:style-name="Table_20_Contents"><text:span text:style-name="Source_20_Text">arr = [...arr,...arr2];</text:span></text:p>
              <text:p text:style-name="Table_20_Contents"><text:span text:style-name="Source_20_Text">console.log(arr); // [ 1, 2, 3, 4, 5,6 ]</text:span></text:p>
            </table:table-cell>
          </table:table-row>
        </table:table>
        <text:p text:style-name="Text_20_body"/>
      </text:section>
      <text:p text:style-name="Text_20_body"><text:s/></text:p>
      <text:h text:style-name="Heading_20_3" text:outline-level="3"><text:span text:style-name="Strong_20_Emphasis">Global Object</text:span></text:h>
      <text:p text:style-name="P9">The global object provides variables and functions that are available anywhere. By default, those that are built into the language or the environment. Recently, globalThis was added to the language, as a standardized name for a global object, that should be supported across all environments.</text:p>
      <text:p text:style-name="P9">All properties of the global object can be accessed directly:</text:p>
      <text:section text:style-name="Sect1" text:name="highlighter_769885">
        <table:table table:name="Tabela8" table:style-name="Tabela8">
          <table:table-column table:style-name="Tabela8.A"/>
          <table:table-column table:style-name="Tabela8.B"/>
          <table:table-row table:style-name="TableLine94894800873088">
            <table:table-cell table:style-name="Tabela8.A1" office:value-type="string">
              <text:p text:style-name="Table_20_Contents">1</text:p>
              <text:p text:style-name="Table_20_Contents">2</text:p>
              <text:p text:style-name="Table_20_Contents">3</text:p>
            </table:table-cell>
            <table:table-cell table:style-name="Tabela8.A1" office:value-type="string">
              <text:p text:style-name="Table_20_Contents"><text:span text:style-name="Source_20_Text">alert("Hello");</text:span></text:p>
              <text:p text:style-name="Table_20_Contents"><text:span text:style-name="Source_20_Text">// is the same as</text:span></text:p>
              <text:p text:style-name="Table_20_Contents"><text:span text:style-name="Source_20_Text">window.alert("Hello");</text:span></text:p>
            </table:table-cell>
          </table:table-row>
        </table:table>
        <text:p text:style-name="Text_20_body"/>
      </text:section>
      <text:p text:style-name="Text_20_body"><text:s/></text:p>
      <text:h text:style-name="Heading_20_3" text:outline-level="3"><text:span text:style-name="Strong_20_Emphasis">Function Object</text:span></text:h>
      <text:p text:style-name="P9">In JavaScript, functions are objects. The different properties include:</text:p>
      <text:list xml:id="list3780740894" text:style-name="L7">
        <text:list-item>
          <text:p text:style-name="P12"><text:span text:style-name="Strong_20_Emphasis">name</text:span> – the function name. Usually taken from the function definition, but if there’s none, JavaScript tries to guess it from the context (e.g. an assignment).</text:p>
        </text:list-item>
        <text:list-item>
          <text:p text:style-name="P12"><text:span text:style-name="Strong_20_Emphasis">length</text:span> – the number of arguments in the function definition. Rest parameters are not counted.</text:p>
        </text:list-item>
      </text:list>
      <text:p text:style-name="P9">If the function is declared as a Function Expression, and it carries the name, then it is called a Named Function Expression. The name can be used inside to reference itself, for recursive calls or such.</text:p>
      <text:p text:style-name="Text_20_body"><text:span text:style-name="Strong_20_Emphasis">Example:</text:span></text:p>
      <text:p text:style-name="P8"><text:span text:style-name="Source_20_Text">function</text:span> <text:span text:style-name="Source_20_Text">sayHi() {</text:span></text:p>
      <text:p text:style-name="P8"><text:span text:style-name="Source_20_Text">alert("Hi");</text:span></text:p>
      <text:p text:style-name="P8"><text:span text:style-name="Source_20_Text">}</text:span></text:p>
      <text:p text:style-name="P8"><text:s/></text:p>
      <text:p text:style-name="P8"><text:span text:style-name="Source_20_Text">alert(sayHi.name); // sayHi</text:span></text:p>
      <text:p text:style-name="P8"><text:span text:style-name="Source_20_Text">function</text:span> <text:span text:style-name="Source_20_Text">f2(a, b) {}</text:span></text:p>
      <text:p text:style-name="P8"><text:span text:style-name="Source_20_Text">function</text:span> <text:span text:style-name="Source_20_Text">many(a, b, ...more) {}</text:span></text:p>
      <text:p text:style-name="P8"><text:span text:style-name="Source_20_Text">alert(f2.length); // 2</text:span></text:p>
      <text:p text:style-name="P8"><text:soft-page-break/><text:span text:style-name="Source_20_Text">alert(many.length); // 2</text:span></text:p>
      <text:h text:style-name="Heading_20_3" text:outline-level="3"><text:span text:style-name="Strong_20_Emphasis">SetTimeOut &amp; SetInterval</text:span></text:h>
      <text:p text:style-name="P9">If you want to execute a function at a certain time later, it is called as scheduling a call. There are two methods for it:</text:p>
      <text:list xml:id="list426194441" text:style-name="L8">
        <text:list-item>
          <text:p text:style-name="P13"><text:span text:style-name="Strong_20_Emphasis">setTimeout</text:span> allows us to run a function once after the interval of time.</text:p>
        </text:list-item>
        <text:list-item>
          <text:p text:style-name="P13"><text:span text:style-name="Strong_20_Emphasis">setInterval</text:span> allows us to run a function repeatedly, starting after the interval of time, then repeating continuously at that interval.</text:p>
        </text:list-item>
      </text:list>
      <text:p text:style-name="P9">These methods are not a part of the JavaScript specification. But most environments have an internal scheduler and provide these methods.</text:p>
      <text:p text:style-name="Text_20_body"><text:span text:style-name="Strong_20_Emphasis">setTimeout</text:span></text:p>
      <text:p text:style-name="Text_20_body"><text:span text:style-name="Strong_20_Emphasis">Syntax:</text:span></text:p>
      <text:section text:style-name="Sect1" text:name="highlighter_21521">
        <table:table table:name="Tabela9" table:style-name="Tabela9">
          <table:table-column table:style-name="Tabela9.A"/>
          <table:table-column table:style-name="Tabela9.B"/>
          <table:table-row table:style-name="TableLine94894915099072">
            <table:table-cell table:style-name="Tabela9.A1" office:value-type="string">
              <text:p text:style-name="Table_20_Contents">1</text:p>
            </table:table-cell>
            <table:table-cell table:style-name="Tabela9.A1" office:value-type="string">
              <text:p text:style-name="Table_20_Contents"><text:span text:style-name="Source_20_Text">let</text:span> <text:span text:style-name="Source_20_Text">timerId = setTimeout(func|code, [delay], [arg1], [arg2], ...)</text:span></text:p>
            </table:table-cell>
          </table:table-row>
        </table:table>
        <text:p text:style-name="Text_20_body"/>
      </text:section>
      <text:p text:style-name="Text_20_body"><text:span text:style-name="Strong_20_Emphasis">Example:</text:span></text:p>
      <text:section text:style-name="Sect1" text:name="highlighter_154297">
        <table:table table:name="Tabela10" table:style-name="Tabela10">
          <table:table-column table:style-name="Tabela10.A"/>
          <table:table-column table:style-name="Tabela10.B"/>
          <table:table-row table:style-name="TableLine94894918047616">
            <table:table-cell table:style-name="Tabela10.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10.A1" office:value-type="string">
              <text:p text:style-name="Table_20_Contents"><text:span text:style-name="Source_20_Text">function</text:span> <text:span text:style-name="Source_20_Text">sayHi() {</text:span></text:p>
              <text:p text:style-name="Table_20_Contents"><text:span text:style-name="Source_20_Text">alert('Hello');</text:span></text:p>
              <text:p text:style-name="Table_20_Contents"><text:span text:style-name="Source_20_Text">}</text:span></text:p>
              <text:p text:style-name="Table_20_Contents"><text:s/></text:p>
              <text:p text:style-name="Table_20_Contents"><text:span text:style-name="Source_20_Text">setTimeout(sayHi, 1000);</text:span></text:p>
            </table:table-cell>
          </table:table-row>
        </table:table>
        <text:p text:style-name="Text_20_body"/>
      </text:section>
      <text:p text:style-name="Text_20_body"><text:span text:style-name="Strong_20_Emphasis">setInterval</text:span></text:p>
      <text:p text:style-name="Text_20_body"><text:span text:style-name="Strong_20_Emphasis">Syntax:</text:span></text:p>
      <text:section text:style-name="Sect1" text:name="highlighter_11268">
        <table:table table:name="Tabela11" table:style-name="Tabela11">
          <table:table-column table:style-name="Tabela11.A"/>
          <table:table-column table:style-name="Tabela11.B"/>
          <table:table-row table:style-name="TableLine94894923009168">
            <table:table-cell table:style-name="Tabela11.A1" office:value-type="string">
              <text:p text:style-name="Table_20_Contents">1</text:p>
            </table:table-cell>
            <table:table-cell table:style-name="Tabela11.A1" office:value-type="string">
              <text:p text:style-name="Table_20_Contents"><text:span text:style-name="Source_20_Text">let</text:span> <text:span text:style-name="Source_20_Text">timerId = setInterval(func|code, [delay], [arg1], [arg2], ...)</text:span></text:p>
            </table:table-cell>
          </table:table-row>
        </table:table>
        <text:p text:style-name="Text_20_body"/>
      </text:section>
      <text:p text:style-name="Text_20_body"><text:span text:style-name="Strong_20_Emphasis">Example:</text:span></text:p>
      <text:p text:style-name="Text_20_body">[/javascript]//repeat with the interval of 2 seconds<text:line-break/>let timerId = setInterval(() =&gt; alert(‘tick’), 2000);</text:p>
      <text:p text:style-name="Text_20_body">// after 5 seconds stop<text:line-break/>setTimeout(() =&gt; { clearInterval(timerId); alert(‘stop’); }, 5000);[/javascript]</text:p>
      <text:p text:style-name="Text_20_body"><text:s/></text:p>
      <text:h text:style-name="Heading_20_3" text:outline-level="3"><text:span text:style-name="Strong_20_Emphasis">Function Binding</text:span></text:h>
      <text:p text:style-name="P9">When passing object methods as callbacks, for instance to setTimeout, there’s a known problem of “losing this”. Functions provide a built-in method bind that allows fixing this.</text:p>
      <text:p text:style-name="Text_20_body"><text:span text:style-name="Strong_20_Emphasis">Syntax:</text:span></text:p>
      <text:section text:style-name="Sect1" text:name="highlighter_754118">
        <table:table table:name="Tabela12" table:style-name="Tabela12">
          <table:table-column table:style-name="Tabela12.A"/>
          <table:table-column table:style-name="Tabela12.B"/>
          <table:table-row table:style-name="TableLine94894914034928">
            <table:table-cell table:style-name="Tabela12.A1" office:value-type="string">
              <text:p text:style-name="Table_20_Contents">1</text:p>
              <text:p text:style-name="Table_20_Contents">2</text:p>
            </table:table-cell>
            <table:table-cell table:style-name="Tabela12.A1" office:value-type="string">
              <text:p text:style-name="Table_20_Contents"><text:span text:style-name="Source_20_Text">// more complex syntax will come a little later</text:span></text:p>
              <text:p text:style-name="Table_20_Contents"><text:span text:style-name="Source_20_Text">let</text:span> <text:span text:style-name="Source_20_Text">boundFunc = func.bind(context);</text:span></text:p>
            </table:table-cell>
          </table:table-row>
        </table:table>
        <text:p text:style-name="Text_20_body"/>
      </text:section>
      <text:p text:style-name="P9"><text:soft-page-break/>The result of func.bind(context) is a special function-like “exotic object”, that is callable as function and transparently passes the call to func setting this=context.</text:p>
      <text:p text:style-name="Text_20_body"><text:span text:style-name="Strong_20_Emphasis">Example:</text:span></text:p>
      <text:section text:style-name="Sect1" text:name="highlighter_304544">
        <table:table table:name="Tabela13" table:style-name="Tabela13">
          <table:table-column table:style-name="Tabela13.A"/>
          <table:table-column table:style-name="Tabela13.B"/>
          <table:table-row table:style-name="TableLine94894918046624">
            <table:table-cell table:style-name="Tabela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13.A1" office:value-type="string">
              <text:p text:style-name="Table_20_Contents"><text:span text:style-name="Source_20_Text">let</text:span> <text:span text:style-name="Source_20_Text">user = {</text:span></text:p>
              <text:p text:style-name="Table_20_Contents"><text:span text:style-name="Source_20_Text">firstName: "John"</text:span></text:p>
              <text:p text:style-name="Table_20_Contents"><text:span text:style-name="Source_20_Text">};</text:span></text:p>
              <text:p text:style-name="Table_20_Contents"><text:s/></text:p>
              <text:p text:style-name="Table_20_Contents"><text:span text:style-name="Source_20_Text">function</text:span> <text:span text:style-name="Source_20_Text">func() {</text:span></text:p>
              <text:p text:style-name="Table_20_Contents"><text:span text:style-name="Source_20_Text">alert(this.firstName);</text:span></text:p>
              <text:p text:style-name="Table_20_Contents"><text:span text:style-name="Source_20_Text">}</text:span></text:p>
              <text:p text:style-name="Table_20_Contents"><text:s/></text:p>
              <text:p text:style-name="Table_20_Contents"><text:span text:style-name="Source_20_Text">let</text:span> <text:span text:style-name="Source_20_Text">funcUser = func.bind(user);</text:span></text:p>
              <text:p text:style-name="Table_20_Contents"><text:span text:style-name="Source_20_Text">funcUser(); // John</text:span></text:p>
            </table:table-cell>
          </table:table-row>
        </table:table>
        <text:p text:style-name="Text_20_body"/>
      </text:section>
      <text:p text:style-name="Text_20_body"><text:s/></text:p>
      <text:p text:style-name="P9"><text:bookmark text:name="namespace"/>These were some of the examples of advanced working with functions. Now, let’s move on with this advanced JavaScript Tutorial and learn about namespaces.</text:p>
      <text:h text:style-name="Heading_20_2" text:outline-level="2"><text:span text:style-name="Strong_20_Emphasis">JavaScript Namespaces</text:span></text:h>
      <text:p text:style-name="P9">JavaScript does not support namespaces. But the namespaces are important as they help reduce the number of <text:a xlink:type="simple" xlink:href="https://www.edureka.co/blog/identifiers-in-java/" office:target-frame-name="_blank" xlink:show="new" text:style-name="Internet_20_link" text:visited-style-name="Visited_20_Internet_20_Link">identifiers</text:a> for variables, objects, and functions that are added to the global scope in your application. JavaScript is a flexible language and there are ways to work around this limitation and implement your own namespaces.</text:p>
      <text:p text:style-name="P9">So why do we need namespaces? In JavaScript, the codes share a single global namespace which is simply a single global object that holds all global variables and functions as properties. In the browser, this is the window object which tends to pollute the global scope if there are too many objects.</text:p>
      <text:p text:style-name="Text_20_body"><text:span text:style-name="Strong_20_Emphasis">Example:</text:span></text:p>
      <text:section text:style-name="Sect1" text:name="highlighter_23959">
        <table:table table:name="Tabela14" table:style-name="Tabela14">
          <table:table-column table:style-name="Tabela14.A"/>
          <table:table-column table:style-name="Tabela14.B"/>
          <table:table-row table:style-name="TableLine94894912541472">
            <table:table-cell table:style-name="Tabela1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14.A1" office:value-type="string">
              <text:p text:style-name="Table_20_Contents"><text:span text:style-name="Source_20_Text">let</text:span> <text:span text:style-name="Source_20_Text">num = 5;</text:span></text:p>
              <text:p text:style-name="Table_20_Contents"><text:span text:style-name="Source_20_Text">var</text:span> <text:span text:style-name="Source_20_Text">obj = {};</text:span></text:p>
              <text:p text:style-name="Table_20_Contents"><text:span text:style-name="Source_20_Text">var</text:span> <text:span text:style-name="Source_20_Text">str = "Hello Edureka!";</text:span></text:p>
              <text:p text:style-name="Table_20_Contents"><text:span text:style-name="Source_20_Text">function</text:span> <text:span text:style-name="Source_20_Text">sum(x, y){</text:span></text:p>
              <text:p text:style-name="Table_20_Contents"><text:span text:style-name="Source_20_Text">total = x + y;</text:span></text:p>
              <text:p text:style-name="Table_20_Contents"><text:span text:style-name="Source_20_Text">return</text:span> <text:span text:style-name="Source_20_Text">total;</text:span></text:p>
              <text:p text:style-name="Table_20_Contents"><text:span text:style-name="Source_20_Text">}</text:span></text:p>
              <text:p text:style-name="Table_20_Contents"><text:span text:style-name="Source_20_Text">numr = sum(3,3);</text:span></text:p>
            </table:table-cell>
          </table:table-row>
        </table:table>
        <text:p text:style-name="Text_20_body"/>
      </text:section>
      <text:p text:style-name="P9"><text:bookmark text:name="prototypes"/>In the above example, the identifiers num, obj, str, and sum are properly declared using the var and let keyword. But the function scoped variable total is missing a var and numr is a misspelling of num. Here, JavaScript adds both total and numr to the global name space, which most likely is not what you want.</text:p>
      <text:p text:style-name="Text_20_body"><text:s/></text:p>
      <text:h text:style-name="Heading_20_2" text:outline-level="2"><text:soft-page-break/><text:span text:style-name="Strong_20_Emphasis">Advanced JavaScript Tutorial: Prototypes</text:span></text:h>
      <text:p text:style-name="P9">In JavaScript, objects have a special hidden property known as Prototype which depicts either null or references another object. Now, that object is called a prototype. In this advanced JavaScript Tutorial, we will discuss two important features of prototype:</text:p>
      <text:list xml:id="list1806741623" text:style-name="L9">
        <text:list-item>
          <text:p text:style-name="P56"><text:span text:style-name="Strong_20_Emphasis">Prototypal Inheritance</text:span> </text:p>
        </text:list-item>
        <text:list-item>
          <text:p text:style-name="P20"><text:span text:style-name="Strong_20_Emphasis">Prototype methods, objects without __proto__</text:span></text:p>
        </text:list-item>
      </text:list>
      <text:p text:style-name="Text_20_body"><text:s/></text:p>
      <text:h text:style-name="Heading_20_3" text:outline-level="3"><text:span text:style-name="Strong_20_Emphasis">Prototypal Inheritance</text:span></text:h>
      <text:p text:style-name="P9">In programming, we often want to take something and extend it. Suppose, you have a user object with its properties and methods and you want to make admin and guest as slightly modified variants of it. Here, you want to reuse what is there in the user, not copy its methods, just build a new object on top of it.</text:p>
      <text:p text:style-name="P9">Prototypal <text:a xlink:type="simple" xlink:href="https://www.edureka.co/blog/inheritance-in-javascript/" office:target-frame-name="_blank" xlink:show="new" text:style-name="Internet_20_link" text:visited-style-name="Visited_20_Internet_20_Link">inheritance</text:a> is a language feature that helps in that.</text:p>
      <text:p text:style-name="Text_20_body"><text:span text:style-name="Strong_20_Emphasis">Example:</text:span></text:p>
      <text:section text:style-name="Sect1" text:name="highlighter_230644">
        <table:table table:name="Tabela15" table:style-name="Tabela15">
          <table:table-column table:style-name="Tabela15.A"/>
          <table:table-column table:style-name="Tabela15.B"/>
          <table:table-row table:style-name="TableLine94894923281248">
            <table:table-cell table:style-name="Tabela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ela15.A1" office:value-type="string">
              <text:p text:style-name="Table_20_Contents"><text:span text:style-name="Source_20_Text">let</text:span> <text:span text:style-name="Source_20_Text">pet = {</text:span></text:p>
              <text:p text:style-name="Table_20_Contents"><text:span text:style-name="Source_20_Text">eats: true</text:span></text:p>
              <text:p text:style-name="Table_20_Contents"><text:span text:style-name="Source_20_Text">};</text:span></text:p>
              <text:p text:style-name="Table_20_Contents"><text:span text:style-name="Source_20_Text">let</text:span> <text:span text:style-name="Source_20_Text">dog = {</text:span></text:p>
              <text:p text:style-name="Table_20_Contents"><text:span text:style-name="Source_20_Text">jumps: true</text:span></text:p>
              <text:p text:style-name="Table_20_Contents"><text:span text:style-name="Source_20_Text">};</text:span></text:p>
              <text:p text:style-name="Table_20_Contents"><text:s/></text:p>
              <text:p text:style-name="Table_20_Contents"><text:span text:style-name="Source_20_Text">dog.__proto__ = pet; // (*)</text:span></text:p>
              <text:p text:style-name="Table_20_Contents"><text:s/></text:p>
              <text:p text:style-name="Table_20_Contents"><text:span text:style-name="Source_20_Text">// we can find both properties in dog now:</text:span></text:p>
              <text:p text:style-name="Table_20_Contents"><text:span text:style-name="Source_20_Text">alert( dog.eats ); // true (**)</text:span></text:p>
              <text:p text:style-name="Table_20_Contents"><text:span text:style-name="Source_20_Text">alert( dog.jumps ); // true</text:span></text:p>
            </table:table-cell>
          </table:table-row>
        </table:table>
        <text:p text:style-name="Text_20_body"/>
      </text:section>
      <text:p text:style-name="Text_20_body">Here, if you are looking for a property in dog, and it’s missing, JavaScript automatically takes it from pet.</text:p>
      <text:p text:style-name="Text_20_body"><text:s/></text:p>
      <text:h text:style-name="Heading_20_3" text:outline-level="3"><text:span text:style-name="Strong_20_Emphasis">Prototype methods, objects without __proto__</text:span></text:h>
      <text:p text:style-name="P9">In prototypal inheritance, we used __proto__ but this is an outdated method now. In this advanced JavaScript Tutorial, we will have a look at the modern methods to set up a prototype:</text:p>
      <text:list xml:id="list964719536" text:style-name="L10">
        <text:list-item>
          <text:p text:style-name="P14"><text:span text:style-name="Strong_20_Emphasis">Object.create(proto[, descriptors])</text:span> – It creates an empty object with given proto as [[Prototype]] and optional property descriptors.</text:p>
        </text:list-item>
        <text:list-item>
          <text:p text:style-name="P14"><text:span text:style-name="Strong_20_Emphasis">Object.getPrototypeOf(obj)</text:span> – This returns the [[Prototype]] of obj.</text:p>
        </text:list-item>
        <text:list-item>
          <text:p text:style-name="P14"><text:span text:style-name="Strong_20_Emphasis">Object.setPrototypeOf(obj, proto)</text:span> – This method sets the [[Prototype]] of obj to proto.</text:p>
        </text:list-item>
      </text:list>
      <text:p text:style-name="Text_20_body"><text:span text:style-name="Strong_20_Emphasis">Example:</text:span></text:p>
      <text:section text:style-name="Sect1" text:name="highlighter_809224">
        <table:table table:name="Tabela16" table:style-name="Tabela16">
          <table:table-column table:style-name="Tabela16.A"/>
          <table:table-column table:style-name="Tabela16.B"/>
          <table:table-row table:style-name="TableLine94894921702912">
            <table:table-cell table:style-name="Tabela16.A1" office:value-type="string">
              <text:p text:style-name="Table_20_Contents">1</text:p>
              <text:p text:style-name="Table_20_Contents"><text:soft-page-break/>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ela16.A1" office:value-type="string">
              <text:p text:style-name="Table_20_Contents"><text:span text:style-name="Source_20_Text">let</text:span> <text:span text:style-name="Source_20_Text">pet = {</text:span></text:p>
              <text:p text:style-name="Table_20_Contents"><text:soft-page-break/><text:span text:style-name="Source_20_Text">eats: true</text:span></text:p>
              <text:p text:style-name="Table_20_Contents"><text:span text:style-name="Source_20_Text">};</text:span></text:p>
              <text:p text:style-name="Table_20_Contents"><text:s/></text:p>
              <text:p text:style-name="Table_20_Contents"><text:span text:style-name="Source_20_Text">// create a new object with pet as a prototype</text:span></text:p>
              <text:p text:style-name="Table_20_Contents"><text:span text:style-name="Source_20_Text">let</text:span> <text:span text:style-name="Source_20_Text">dog = Object.create(pet);</text:span></text:p>
              <text:p text:style-name="Table_20_Contents"><text:s/></text:p>
              <text:p text:style-name="Table_20_Contents"><text:span text:style-name="Source_20_Text">alert(dog.eats); // true</text:span></text:p>
              <text:p text:style-name="Table_20_Contents"><text:s/></text:p>
              <text:p text:style-name="Table_20_Contents"><text:span text:style-name="Source_20_Text">alert(Object.getPrototypeOf(dog) === pet); // true</text:span></text:p>
              <text:p text:style-name="Table_20_Contents"><text:s/></text:p>
              <text:p text:style-name="Table_20_Contents"><text:span text:style-name="Source_20_Text">Object.setPrototypeOf(dog, {}); // change the prototype of dog to {}</text:span></text:p>
            </table:table-cell>
          </table:table-row>
        </table:table>
        <text:p text:style-name="Text_20_body"/>
      </text:section>
      <text:p text:style-name="Text_20_body"><text:bookmark text:name="error"/>Now let’s move ahead with this advanced JavaScript Tutorial and learn about error handling.</text:p>
      <text:p text:style-name="Text_20_body"><text:s/></text:p>
      <text:h text:style-name="Heading_20_2" text:outline-level="2"><text:span text:style-name="Strong_20_Emphasis">Error Handling</text:span></text:h>
      <text:p text:style-name="P9">No matter how good you are at programming, your scripts might consist of errors. They may occur because of our mistakes, unexpected user input, an erroneous server response, or any other reason.</text:p>
      <text:p text:style-name="P9">Usually, a script stops immediately in case of an error, printing it to console. Now, there’s a syntax construct<text:a xlink:type="simple" xlink:href="https://www.edureka.co/blog/javascript-try-catch/" office:target-frame-name="_blank" xlink:show="new" text:style-name="Internet_20_link" text:visited-style-name="Visited_20_Internet_20_Link"><text:span text:style-name="Strong_20_Emphasis"> try..catch</text:span></text:a> that allows catching errors and, instead of dying, do something more reasonable.</text:p>
      <text:p text:style-name="Text_20_body"><text:s/></text:p>
      <text:h text:style-name="Heading_20_3" text:outline-level="3"><text:span text:style-name="Strong_20_Emphasis">The Try..Catch Syntax</text:span></text:h>
      <text:p text:style-name="Text_20_body">The try..catch construct has two main blocks:</text:p>
      <text:list xml:id="list887254680" text:style-name="L11">
        <text:list-item>
          <text:p text:style-name="P57"><text:span text:style-name="Strong_20_Emphasis">Try</text:span> </text:p>
        </text:list-item>
        <text:list-item>
          <text:p text:style-name="P21"><text:span text:style-name="Strong_20_Emphasis">Catch</text:span></text:p>
        </text:list-item>
      </text:list>
      <text:section text:style-name="Sect1" text:name="highlighter_554349">
        <table:table table:name="Tabela17" table:style-name="Tabela17">
          <table:table-column table:style-name="Tabela17.A"/>
          <table:table-column table:style-name="Tabela17.B"/>
          <table:table-row table:style-name="TableLine94894914569648">
            <table:table-cell table:style-name="Tabela1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17.A1" office:value-type="string">
              <text:p text:style-name="Table_20_Contents"><text:span text:style-name="Source_20_Text">try</text:span> <text:span text:style-name="Source_20_Text">{</text:span></text:p>
              <text:p text:style-name="Table_20_Contents"><text:s/></text:p>
              <text:p text:style-name="Table_20_Contents"><text:span text:style-name="Source_20_Text">// code...</text:span></text:p>
              <text:p text:style-name="Table_20_Contents"><text:s/></text:p>
              <text:p text:style-name="Table_20_Contents"><text:span text:style-name="Source_20_Text">} catch</text:span> <text:span text:style-name="Source_20_Text">(err) {</text:span></text:p>
              <text:p text:style-name="Table_20_Contents"><text:s/></text:p>
              <text:p text:style-name="Table_20_Contents"><text:span text:style-name="Source_20_Text">// error handling</text:span></text:p>
              <text:p text:style-name="Table_20_Contents"><text:s/></text:p>
              <text:p text:style-name="Table_20_Contents"><text:span text:style-name="Source_20_Text">}</text:span></text:p>
            </table:table-cell>
          </table:table-row>
        </table:table>
        <text:p text:style-name="Text_20_body"/>
      </text:section>
      <text:list xml:id="list1797775002" text:style-name="L12">
        <text:list-item>
          <text:p text:style-name="P15">First, the code in <text:span text:style-name="Strong_20_Emphasis">try {…}</text:span> is executed.</text:p>
        </text:list-item>
        <text:list-item>
          <text:p text:style-name="P15">If there are no errors, then <text:span text:style-name="Strong_20_Emphasis">catch(err)</text:span> is ignored. The execution reaches the end of try and goes on, skipping catch.</text:p>
        </text:list-item>
        <text:list-item>
          <text:p text:style-name="P15">If an error occurs, then try execution is stopped, and the control flows to the beginning of catch(err).</text:p>
        </text:list-item>
      </text:list>
      <text:p text:style-name="Text_20_body"><text:soft-page-break/><text:span text:style-name="Strong_20_Emphasis">Example:</text:span></text:p>
      <text:section text:style-name="Sect1" text:name="highlighter_651801">
        <table:table table:name="Tabela18" table:style-name="Tabela18">
          <table:table-column table:style-name="Tabela18.A"/>
          <table:table-column table:style-name="Tabela18.B"/>
          <table:table-row table:style-name="TableLine94894921619072">
            <table:table-cell table:style-name="Tabela1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18.A1" office:value-type="string">
              <text:p text:style-name="Table_20_Contents"><text:span text:style-name="Source_20_Text">try</text:span> <text:span text:style-name="Source_20_Text">{</text:span></text:p>
              <text:p text:style-name="Table_20_Contents"><text:span text:style-name="Source_20_Text">alert('Begin try runs'); // (1) &amp;lt;--</text:span></text:p>
              <text:p text:style-name="Table_20_Contents"><text:span text:style-name="Source_20_Text">// ...no errors here</text:span></text:p>
              <text:p text:style-name="Table_20_Contents"><text:span text:style-name="Source_20_Text">alert('End try runs'); // (2) &amp;lt;--</text:span></text:p>
              <text:p text:style-name="Table_20_Contents"><text:span text:style-name="Source_20_Text">} catch(err) {</text:span></text:p>
              <text:p text:style-name="Table_20_Contents"><text:span text:style-name="Source_20_Text">alert('Catch is ignored as there are no errors'); // (3)</text:span></text:p>
              <text:p text:style-name="Table_20_Contents"><text:span text:style-name="Source_20_Text">}</text:span></text:p>
            </table:table-cell>
          </table:table-row>
        </table:table>
        <text:p text:style-name="Text_20_body"/>
      </text:section>
      <text:p text:style-name="Text_20_body"><text:bookmark text:name="module"/>The next aspect of this advanced JavaScript tutorial is about the modules in JavaScript.</text:p>
      <text:p text:style-name="Text_20_body"><text:s/></text:p>
      <text:h text:style-name="Heading_20_2" text:outline-level="2"><text:span text:style-name="Strong_20_Emphasis">Modules in JavaScript</text:span></text:h>
      <text:p text:style-name="P9">A module is a self-contained piece of code that groups semantically-related variables and functions. Modules are not built-in constructs in JavaScript. But the JavaScript Module Pattern provides a way to create modules that have well-defined interfaces that are exposed to clients of the module.</text:p>
      <text:p text:style-name="P9">An important advantage of modules is that you can modify the internal functionality whenever necessary without affecting the rest of your program. This promotes encapsulation and information hiding. To define a module in JavaScript, you take advantage of anonymous closures by creating an anonymous immediate function.</text:p>
      <text:p text:style-name="Text_20_body"><text:span text:style-name="Strong_20_Emphasis">Example:</text:span></text:p>
      <text:section text:style-name="Sect1" text:name="highlighter_586470">
        <table:table table:name="Tabela19" table:style-name="Tabela19">
          <table:table-column table:style-name="Tabela19.A"/>
          <table:table-column table:style-name="Tabela19.B"/>
          <table:table-row table:style-name="TableLine94894922087776">
            <table:table-cell table:style-name="Tabela1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ela19.A1" office:value-type="string">
              <text:p text:style-name="Table_20_Contents"><text:span text:style-name="Source_20_Text">var</text:span> <text:span text:style-name="Source_20_Text">MODULE = (function</text:span> <text:span text:style-name="Source_20_Text">() {</text:span></text:p>
              <text:p text:style-name="Table_20_Contents"><text:span text:style-name="Source_20_Text">var</text:span> <text:span text:style-name="Source_20_Text">module = {};</text:span></text:p>
              <text:p text:style-name="Table_20_Contents"><text:span text:style-name="Source_20_Text">var</text:span> <text:span text:style-name="Source_20_Text">privateVariable = 7;</text:span></text:p>
              <text:p text:style-name="Table_20_Contents"><text:s/></text:p>
              <text:p text:style-name="Table_20_Contents"><text:span text:style-name="Source_20_Text">function</text:span> <text:span text:style-name="Source_20_Text">privateMethod() {</text:span></text:p>
              <text:p text:style-name="Table_20_Contents"><text:span text:style-name="Source_20_Text">// ..</text:span></text:p>
              <text:p text:style-name="Table_20_Contents"><text:span text:style-name="Source_20_Text">}</text:span></text:p>
              <text:p text:style-name="Table_20_Contents"><text:s/></text:p>
              <text:p text:style-name="Table_20_Contents"><text:span text:style-name="Source_20_Text">module.moduleProperty = 1;</text:span></text:p>
              <text:p text:style-name="Table_20_Contents"><text:span text:style-name="Source_20_Text">module.moduleMethod = function</text:span> <text:span text:style-name="Source_20_Text">() {</text:span></text:p>
              <text:p text:style-name="Table_20_Contents"><text:span text:style-name="Source_20_Text">// ...</text:span></text:p>
              <text:p text:style-name="Table_20_Contents"><text:span text:style-name="Source_20_Text">};</text:span></text:p>
              <text:p text:style-name="Table_20_Contents"><text:span text:style-name="Source_20_Text">return</text:span> <text:span text:style-name="Source_20_Text">module;</text:span></text:p>
              <text:p text:style-name="Table_20_Contents"><text:span text:style-name="Source_20_Text">}());</text:span></text:p>
            </table:table-cell>
          </table:table-row>
        </table:table>
        <text:p text:style-name="Text_20_body"/>
      </text:section>
      <text:p text:style-name="Text_20_body"><text:bookmark text:name="chaining"/>Now let’s move ahead with this advance JavaScript Tutorial and learn about chaining JavaScript Methods.</text:p>
      <text:p text:style-name="Text_20_body"><text:s/></text:p>
      <text:h text:style-name="Heading_20_2" text:outline-level="2"><text:soft-page-break/><text:span text:style-name="Strong_20_Emphasis">Chaining JavaScript Methods</text:span></text:h>
      <text:p text:style-name="P9">JavaScript allows you to invoke multiple <text:a xlink:type="simple" xlink:href="https://www.edureka.co/blog/javascript-methods/" office:target-frame-name="_blank" xlink:show="new" text:style-name="Internet_20_link" text:visited-style-name="Visited_20_Internet_20_Link">methods</text:a> on an object in a single expression. To invoke multiple methods, we have chaining. Chaining is a process of stringing the method calls together with dots between them.</text:p>
      <text:p text:style-name="Text_20_body"><text:span text:style-name="Strong_20_Emphasis">Syntax:</text:span></text:p>
      <text:section text:style-name="Sect1" text:name="highlighter_487199">
        <table:table table:name="Tabela20" table:style-name="Tabela20">
          <table:table-column table:style-name="Tabela20.A"/>
          <table:table-column table:style-name="Tabela20.B"/>
          <table:table-row table:style-name="TableLine94894920791392">
            <table:table-cell table:style-name="Tabela20.A1" office:value-type="string">
              <text:p text:style-name="Table_20_Contents">1</text:p>
            </table:table-cell>
            <table:table-cell table:style-name="Tabela20.A1" office:value-type="string">
              <text:p text:style-name="Table_20_Contents"><text:span text:style-name="Source_20_Text">object.method1().method2().method3();</text:span></text:p>
            </table:table-cell>
          </table:table-row>
        </table:table>
        <text:p text:style-name="Text_20_body"/>
      </text:section>
      <text:p text:style-name="P9">When building a chain, the object is named only once and then multiple methods are called on it. For this to work, your methods must return the object that they operate on. Each method works on the object and when it is done it returns it to the next call.</text:p>
      <text:p text:style-name="Text_20_body"><text:span text:style-name="Strong_20_Emphasis">Example:</text:span></text:p>
      <text:p text:style-name="Standard"/>
      <text:section text:style-name="Sect1" text:name="highlighter_618533">
        <table:table table:name="Tabela21" table:style-name="Tabela21">
          <table:table-column table:style-name="Tabela21.A"/>
          <table:table-column table:style-name="Tabela21.B"/>
          <table:table-row table:style-name="TableLine94894924447104">
            <table:table-cell table:style-name="Tabela21.A1" office:value-type="string">
              <text:p text:style-name="Table_20_Contents">1</text:p>
            </table:table-cell>
            <table:table-cell table:style-name="Tabela21.A1" office:value-type="string">
              <text:p text:style-name="Table_20_Contents"><text:span text:style-name="Source_20_Text">account.number("11324567").setBalance(15000).applyCredit(200);</text:span></text:p>
            </table:table-cell>
          </table:table-row>
        </table:table>
        <text:p text:style-name="Text_20_body"/>
      </text:section>
      <text:p text:style-name="P9">In the above example, you learn to set a banking account which consists of the account number, the balance, and a line of credit.</text:p>
      <text:p text:style-name="P9">Chaining in JavaScript can improve performance as well as readability. Here, the jQuery library uses chaining extensively. Let’s take an example and see how to chain jQuery selector methods:</text:p>
      <text:p text:style-name="Text_20_body"><text:span text:style-name="Source_20_Text">$("#myDiv").removeClass("off").addClass("on").css("background": "red");</text:span></text:p>
      <text:p text:style-name="Text_20_body"><text:bookmark text:name="generators"/>Now let’s move ahead with this advanced JavaScript Tutorial and understand what are generators.</text:p>
      <text:p text:style-name="Text_20_body"><text:s/></text:p>
      <text:h text:style-name="Heading_20_2" text:outline-level="2"><text:span text:style-name="Strong_20_Emphasis">Generators</text:span></text:h>
      <text:p text:style-name="P9">Generators are a special class of functions that simplify the task of writing iterators. So, this function produces a sequence of results instead of a single value and generates ​a series of values.</text:p>
      <text:p text:style-name="P9">Thus, in JavaScript, a generator is a function that returns an object on which you can call next(). Therefore, every invocation of next() will return an object of shape.</text:p>
      <text:p text:style-name="Text_20_body"><text:span text:style-name="Strong_20_Emphasis">Example:</text:span></text:p>
      <text:section text:style-name="Sect1" text:name="highlighter_535592">
        <table:table table:name="Tabela22" table:style-name="Tabela22">
          <table:table-column table:style-name="Tabela22.A"/>
          <table:table-column table:style-name="Tabela22.B"/>
          <table:table-row table:style-name="TableLine94894924400912">
            <table:table-cell table:style-name="Tabela22.A1" office:value-type="string">
              <text:p text:style-name="Table_20_Contents">1</text:p>
              <text:p text:style-name="Table_20_Contents">2</text:p>
              <text:p text:style-name="Table_20_Contents">3</text:p>
              <text:p text:style-name="Table_20_Contents">4</text:p>
            </table:table-cell>
            <table:table-cell table:style-name="Tabela22.A1" office:value-type="string">
              <text:p text:style-name="Table_20_Contents"><text:span text:style-name="Source_20_Text">{</text:span></text:p>
              <text:p text:style-name="Table_20_Contents"><text:span text:style-name="Source_20_Text">value: Any,</text:span></text:p>
              <text:p text:style-name="Table_20_Contents"><text:span text:style-name="Source_20_Text">done: true|false</text:span></text:p>
              <text:p text:style-name="Table_20_Contents"><text:span text:style-name="Source_20_Text">}</text:span></text:p>
            </table:table-cell>
          </table:table-row>
        </table:table>
        <text:p text:style-name="Text_20_body"/>
      </text:section>
      <text:p text:style-name="P9">The value property will contain the value. The done property is either true or false. When the done becomes true, the generator stops and won’t generate any more values.</text:p>
      <text:p text:style-name="P9"><text:soft-page-break/>So these were some of the advanced techniques and methods involved in JavaScript. Thus, with this, we have come to the end of our Advanced JavaScript Tutorial. I hope you understood the concepts of advanced JavaScript.</text:p>
      <text:p text:style-name="P9"><text:span text:style-name="Emphasis">Check out the </text:span><text:a xlink:type="simple" xlink:href="https://www.edureka.co/masters-program/full-stack-developer-training" office:target-frame-name="_blank" xlink:show="new" text:style-name="Internet_20_link" text:visited-style-name="Visited_20_Internet_20_Link"><text:span text:style-name="Emphasis">Full Stack Web Developer Masters Program</text:span></text:a><text:span text:style-name="Emphasis"> by Edureka. Got a question for us? Please mention it in the comments section of “Advanced JavaScript Tutorial” and we will get back to you.</text:span></text:p>
      <text:p text:style-name="Standard"><text:a xlink:type="simple" xlink:href="https://www.edureka.co/blog/advanced-javascript-tutorial/" text:style-name="Internet_20_link" text:visited-style-name="Visited_20_Internet_20_Link">https://www.edureka.co/blog/advanced-javascript-tutorial/</text:a></text:p>
      <text:p text:style-name="Standard"/>
      <text:p text:style-name="Standard"/>
      <text:p text:style-name="Standard"><text:a xlink:type="simple" xlink:href="https://way2tutorial.com/javascript/tutorial.php" text:style-name="Internet_20_link" text:visited-style-name="Visited_20_Internet_20_Link">https://way2tutorial.com/javascript/tutorial.php</text:a> </text:p>
      <text:p text:style-name="Standard"/>
      <text:p text:style-name="Standard"/>
      <text:p text:style-name="Standard"><text:a xlink:type="simple" xlink:href="https://javascript.info/" text:style-name="Internet_20_link" text:visited-style-name="Visited_20_Internet_20_Link">https://javascript.info/</text:a> </text:p>
      <text:h text:style-name="P1" text:outline-level="1">Recursion and stack</text:h>
      <text:p text:style-name="Text_20_body">Let’s return to functions and study them more in-depth.</text:p>
      <text:p text:style-name="Text_20_body">Our first topic will be <text:span text:style-name="Emphasis">recursion</text:span>.</text:p>
      <text:p text:style-name="Text_20_body">If you are not new to programming, then it is probably familiar and you could skip this chapter.</text:p>
      <text:p text:style-name="Text_20_body">Recursion is a programming pattern that is useful in situations when a task can be naturally split into several tasks of the same kind, but simpler. Or when a task can be simplified into an easy action plus a simpler variant of the same task. Or, as we’ll see soon, to deal with certain data structures.</text:p>
      <text:p text:style-name="Text_20_body">When a function solves a task, in the process it can call many other functions. A partial case of this is when a function calls <text:span text:style-name="Emphasis">itself</text:span>. That’s called <text:span text:style-name="Emphasis">recursion</text:span>.</text:p>
      <text:h text:style-name="Heading_20_2" text:outline-level="2"><text:a xlink:type="simple" xlink:href="https://javascript.info/recursion#two-ways-of-thinking" office:name="two-ways-of-thinking" text:style-name="Internet_20_link" text:visited-style-name="Visited_20_Internet_20_Link">Two ways of thinking</text:a></text:h>
      <text:p text:style-name="Text_20_body">For something simple to start with – let’s write a function <text:span text:style-name="Source_20_Text">pow(x, n)</text:span> that raises <text:span text:style-name="Source_20_Text">x</text:span> to a natural power of <text:span text:style-name="Source_20_Text">n</text:span>. In other words, multiplies <text:span text:style-name="Source_20_Text">x</text:span> by itself <text:span text:style-name="Source_20_Text">n</text:span> times.</text:p>
      <text:section text:style-name="Sect1" text:name="9vpe5v7lyz">
        <text:p text:style-name="Text_20_body"/>
      </text:section>
      <text:section text:style-name="Sect1" text:name="Seção1">
        <text:p text:style-name="Preformatted_20_Text"><text:bookmark text:name="9vpe5v7lyz"/><text:span text:style-name="Source_20_Text">pow(2, 2) = 4</text:span></text:p>
        <text:p text:style-name="Preformatted_20_Text"><text:span text:style-name="Source_20_Text">pow(2, 3) = 8</text:span></text:p>
        <text:p text:style-name="P4"><text:span text:style-name="Source_20_Text">pow(2, 4) = 16</text:span></text:p>
      </text:section>
      <text:p text:style-name="Text_20_body">There are two ways to implement it.</text:p>
      <text:list xml:id="list898093244" text:style-name="L13">
        <text:list-item>
          <text:p text:style-name="P22">Iterative thinking: the <text:span text:style-name="Source_20_Text">for</text:span> loop:</text:p>
        </text:list-item>
      </text:list>
      <text:section text:style-name="Sect1" text:name="0npvs18i67">
        <text:list xml:id="list125257257743735" text:continue-numbering="true" text:style-name="L13">
          <text:list-header>
            <text:p text:style-name="P22"/>
          </text:list-header>
        </text:list>
      </text:section>
      <text:section text:style-name="Sect1" text:name="Seção2">
        <text:list xml:id="list925382189" text:style-name="L14">
          <text:list-item>
            <text:p text:style-name="P2"><text:bookmark text:name="0npvs18i67"/><text:span text:style-name="Source_20_Text">function pow(x, n) {</text:span></text:p>
          </text:list-item>
        </text:list>
        <text:p text:style-name="Preformatted_20_Text"><text:span text:style-name="Source_20_Text"><text:s text:c="2"/>let result = 1;</text:span></text:p>
        <text:p text:style-name="Preformatted_20_Text"/>
        <text:p text:style-name="Preformatted_20_Text"><text:span text:style-name="Source_20_Text"><text:s text:c="2"/>// multiply result by x n times in the loop</text:span></text:p>
        <text:p text:style-name="Preformatted_20_Text"><text:span text:style-name="Source_20_Text"><text:s text:c="2"/>for (let i = 0; i &lt; n; i++) {</text:span></text:p>
        <text:p text:style-name="Preformatted_20_Text"><text:span text:style-name="Source_20_Text"><text:s text:c="4"/>result *= x;</text:span></text:p>
        <text:p text:style-name="Preformatted_20_Text"><text:span text:style-name="Source_20_Text"><text:s text:c="2"/>}</text:span></text:p>
        <text:p text:style-name="Preformatted_20_Text"/>
        <text:p text:style-name="Preformatted_20_Text"><text:span text:style-name="Source_20_Text"><text:s text:c="2"/>return result;</text:span></text:p>
        <text:p text:style-name="Preformatted_20_Text"><text:span text:style-name="Source_20_Text">}</text:span></text:p>
        <text:p text:style-name="Preformatted_20_Text"/>
        <text:p text:style-name="P4"><text:span text:style-name="Source_20_Text">alert( pow(2, 3) ); // 8</text:span></text:p>
      </text:section>
      <text:list xml:id="list701783514" text:style-name="L15">
        <text:list-item>
          <text:p text:style-name="P23">Recursive thinking: simplify the task and call self:</text:p>
        </text:list-item>
      </text:list>
      <text:section text:style-name="Sect1" text:name="xkzpjvwziv">
        <text:p text:style-name="Text_20_body"/>
      </text:section>
      <text:section text:style-name="Sect1" text:name="Seção3">
        <text:list xml:id="list2650275578" text:style-name="L16">
          <text:list-item text:start-value="2">
            <text:p text:style-name="P3"><text:bookmark text:name="xkzpjvwziv"/><text:span text:style-name="Source_20_Text">function pow(x, n) {</text:span></text:p>
            <text:p text:style-name="P3"><text:span text:style-name="Source_20_Text"><text:s text:c="2"/>if (n == 1) {</text:span></text:p>
            <text:p text:style-name="P3"><text:span text:style-name="Source_20_Text"><text:s text:c="4"/>return x;</text:span></text:p>
            <text:p text:style-name="P3"><text:span text:style-name="Source_20_Text"><text:s text:c="2"/>} else {</text:span></text:p>
            <text:p text:style-name="P3"><text:span text:style-name="Source_20_Text"><text:s text:c="4"/>return x * pow(x, n - 1);</text:span></text:p>
            <text:p text:style-name="P3"><text:span text:style-name="Source_20_Text"><text:s text:c="2"/>}</text:span></text:p>
            <text:p text:style-name="P3"><text:span text:style-name="Source_20_Text">}</text:span></text:p>
            <text:p text:style-name="P3"/>
            <text:p text:style-name="P5"><text:span text:style-name="Source_20_Text">alert( pow(2, 3) ); // 8</text:span></text:p>
          </text:list-item>
        </text:list>
      </text:section>
      <text:list xml:id="list125259157589462" text:continue-list="list2650275578" text:style-name="L16">
        <text:list-item text:start-value="2">
          <text:p text:style-name="P24"><text:soft-page-break/></text:p>
        </text:list-item>
      </text:list>
      <text:p text:style-name="Text_20_body">Please note how the recursive variant is fundamentally different.</text:p>
      <text:p text:style-name="Text_20_body">When <text:span text:style-name="Source_20_Text">pow(x, n)</text:span> is called, the execution splits into two branches:</text:p>
      <text:section text:style-name="Sect1" text:name="bzvwne6zdt">
        <text:p text:style-name="Text_20_body"/>
      </text:section>
      <text:section text:style-name="Sect1" text:name="Seção4">
        <text:p text:style-name="Preformatted_20_Text"><text:bookmark text:name="bzvwne6zdt"/><text:span text:style-name="Source_20_Text"><text:s text:c="14"/>if n==1 <text:s/>= x</text:span></text:p>
        <text:p text:style-name="Preformatted_20_Text"><text:span text:style-name="Source_20_Text"><text:s text:c="13"/>/</text:span></text:p>
        <text:p text:style-name="Preformatted_20_Text"><text:span text:style-name="Source_20_Text">pow(x, n) =</text:span></text:p>
        <text:p text:style-name="Preformatted_20_Text"><text:span text:style-name="Source_20_Text"><text:s text:c="13"/>\</text:span></text:p>
        <text:p text:style-name="P4"><text:span text:style-name="Source_20_Text"><text:s text:c="14"/>else <text:s text:c="4"/>= x * pow(x, n - 1)</text:span></text:p>
      </text:section>
      <text:list xml:id="list2326599203" text:style-name="L17">
        <text:list-item>
          <text:p text:style-name="P58">If <text:span text:style-name="Source_20_Text">n == 1</text:span>, then everything is trivial. It is called <text:span text:style-name="Emphasis">the base</text:span> of recursion, because it immediately produces the obvious result: <text:span text:style-name="Source_20_Text">pow(x, 1)</text:span> equals <text:span text:style-name="Source_20_Text">x</text:span>. </text:p>
        </text:list-item>
        <text:list-item>
          <text:p text:style-name="P25">Otherwise, we can represent <text:span text:style-name="Source_20_Text">pow(x, n)</text:span> as <text:span text:style-name="Source_20_Text">x * pow(x, n - 1)</text:span>. In maths, one would write <text:span text:style-name="Source_20_Text">x</text:span><text:span text:style-name="Source_20_Text"><text:span text:style-name="T1">n</text:span></text:span><text:span text:style-name="Source_20_Text"> = x * x</text:span><text:span text:style-name="Source_20_Text"><text:span text:style-name="T1">n-1</text:span></text:span>. This is called <text:span text:style-name="Emphasis">a recursive step</text:span>: we transform the task into a simpler action (multiplication by <text:span text:style-name="Source_20_Text">x</text:span>) and a simpler call of the same task (<text:span text:style-name="Source_20_Text">pow</text:span> with lower <text:span text:style-name="Source_20_Text">n</text:span>). Next steps simplify it further and further until <text:span text:style-name="Source_20_Text">n</text:span> reaches <text:span text:style-name="Source_20_Text">1</text:span>. </text:p>
        </text:list-item>
      </text:list>
      <text:p text:style-name="Text_20_body">We can also say that <text:span text:style-name="Source_20_Text">pow</text:span> <text:span text:style-name="Emphasis">recursively calls itself</text:span> till <text:span text:style-name="Source_20_Text">n == 1</text:span>.</text:p>
      <text:p text:style-name="Text_20_body">For example, to calculate <text:span text:style-name="Source_20_Text">pow(2, 4)</text:span> the recursive variant does these steps:</text:p>
      <text:list xml:id="list454509044" text:style-name="L18">
        <text:list-item>
          <text:p text:style-name="P59"><text:span text:style-name="Source_20_Text">pow(2, 4) = 2 * pow(2, 3)</text:span> </text:p>
        </text:list-item>
        <text:list-item>
          <text:p text:style-name="P59"><text:span text:style-name="Source_20_Text">pow(2, 3) = 2 * pow(2, 2)</text:span> </text:p>
        </text:list-item>
        <text:list-item>
          <text:p text:style-name="P59"><text:span text:style-name="Source_20_Text">pow(2, 2) = 2 * pow(2, 1)</text:span> </text:p>
        </text:list-item>
        <text:list-item>
          <text:p text:style-name="P26"><text:span text:style-name="Source_20_Text">pow(2, 1) = 2</text:span> </text:p>
        </text:list-item>
      </text:list>
      <text:p text:style-name="Text_20_body">So, the recursion reduces a function call to a simpler one, and then – to even more simpler, and so on, until the result becomes obvious.</text:p>
      <text:p text:style-name="Text_20_body">Recursion is usually shorter</text:p>
      <text:p text:style-name="Text_20_body">A recursive solution is usually shorter than an iterative one.</text:p>
      <text:p text:style-name="Text_20_body">Here we can rewrite the same using the conditional operator <text:span text:style-name="Source_20_Text">?</text:span> instead of <text:span text:style-name="Source_20_Text">if</text:span> to make <text:span text:style-name="Source_20_Text">pow(x, n)</text:span> more terse and still very readable:</text:p>
      <text:section text:style-name="Sect1" text:name="2x38jsq0rf">
        <text:p text:style-name="Text_20_body"/>
      </text:section>
      <text:section text:style-name="Sect1" text:name="Seção5">
        <text:p text:style-name="Preformatted_20_Text"><text:bookmark text:name="2x38jsq0rf"/><text:span text:style-name="Source_20_Text">function pow(x, n) {</text:span></text:p>
        <text:p text:style-name="Preformatted_20_Text"><text:span text:style-name="Source_20_Text"><text:s text:c="2"/>return (n == 1) ? x : (x * pow(x, n - 1));</text:span></text:p>
        <text:p text:style-name="P4"><text:span text:style-name="Source_20_Text">}</text:span></text:p>
      </text:section>
      <text:p text:style-name="Text_20_body">The maximal number of nested calls (including the first one) is called <text:span text:style-name="Emphasis">recursion depth</text:span>. In our case, it will be exactly <text:span text:style-name="Source_20_Text">n</text:span>.</text:p>
      <text:p text:style-name="Text_20_body">The maximal recursion depth is limited by JavaScript engine. We can rely on it being 10000, some engines allow more, but 100000 is probably out of limit for the majority of them. There are automatic optimizations that help alleviate this (“tail calls optimizations”), but they are not yet supported everywhere and work only in simple cases.</text:p>
      <text:p text:style-name="Text_20_body"><text:soft-page-break/>That limits the application of recursion, but it still remains very wide. There are many tasks where recursive way of thinking gives simpler code, easier to maintain.</text:p>
      <text:h text:style-name="Heading_20_2" text:outline-level="2"><text:a xlink:type="simple" xlink:href="https://javascript.info/recursion#the-execution-context-and-stack" office:name="the-execution-context-and-stack" text:style-name="Internet_20_link" text:visited-style-name="Visited_20_Internet_20_Link">The execution context and stack</text:a></text:h>
      <text:p text:style-name="Text_20_body">Now let’s examine how recursive calls work. For that we’ll look under the hood of functions.</text:p>
      <text:p text:style-name="Text_20_body">The information about the process of execution of a running function is stored in its <text:span text:style-name="Emphasis">execution context</text:span>.</text:p>
      <text:p text:style-name="Text_20_body">The <text:a xlink:type="simple" xlink:href="https://tc39.github.io/ecma262/#sec-execution-contexts" text:style-name="Internet_20_link" text:visited-style-name="Visited_20_Internet_20_Link">execution context</text:a> is an internal data structure that contains details about the execution of a function: where the control flow is now, the current variables, the value of <text:span text:style-name="Source_20_Text">this</text:span> (we don’t use it here) and few other internal details.</text:p>
      <text:p text:style-name="Text_20_body">One function call has exactly one execution context associated with it.</text:p>
      <text:p text:style-name="Text_20_body">When a function makes a nested call, the following happens:</text:p>
      <text:list xml:id="list3072737397" text:style-name="L19">
        <text:list-item>
          <text:p text:style-name="P60">The current function is paused. </text:p>
        </text:list-item>
        <text:list-item>
          <text:p text:style-name="P60">The execution context associated with it is remembered in a special data structure called <text:span text:style-name="Emphasis">execution context stack</text:span>. </text:p>
        </text:list-item>
        <text:list-item>
          <text:p text:style-name="P60">The nested call executes. </text:p>
        </text:list-item>
        <text:list-item>
          <text:p text:style-name="P27">After it ends, the old execution context is retrieved from the stack, and the outer function is resumed from where it stopped. </text:p>
        </text:list-item>
      </text:list>
      <text:p text:style-name="Text_20_body">Let’s see what happens during the <text:span text:style-name="Source_20_Text">pow(2, 3)</text:span> call.</text:p>
      <text:h text:style-name="Heading_20_3" text:outline-level="3"><text:a xlink:type="simple" xlink:href="https://javascript.info/recursion#pow-2-3" office:name="pow-2-3" text:style-name="Internet_20_link" text:visited-style-name="Visited_20_Internet_20_Link">pow(2, 3)</text:a></text:h>
      <text:p text:style-name="Text_20_body">In the beginning of the call <text:span text:style-name="Source_20_Text">pow(2, 3)</text:span> the execution context will store variables: <text:span text:style-name="Source_20_Text">x = 2, n = 3</text:span>, the execution flow is at line <text:span text:style-name="Source_20_Text">1</text:span> of the function.</text:p>
      <text:p text:style-name="Text_20_body">We can sketch it as:</text:p>
      <text:list xml:id="list2536903320" text:style-name="L20">
        <text:list-item>
          <text:p text:style-name="P28">Context: { x: 2, n: 3, at line 1 } pow(2, 3) </text:p>
        </text:list-item>
      </text:list>
      <text:p text:style-name="Text_20_body">That’s when the function starts to execute. The condition <text:span text:style-name="Source_20_Text">n == 1</text:span> is falsy, so the flow continues into the second branch of <text:span text:style-name="Source_20_Text">if</text:span>:</text:p>
      <text:section text:style-name="Sect1" text:name="slpr2m6lff">
        <text:p text:style-name="Text_20_body"/>
      </text:section>
      <text:section text:style-name="Sect1" text:name="Seção6">
        <text:p text:style-name="Preformatted_20_Text"><text:bookmark text:name="slpr2m6lff"/><text:span text:style-name="Source_20_Text">function pow(x, n) {</text:span></text:p>
        <text:p text:style-name="Preformatted_20_Text"><text:span text:style-name="Source_20_Text"><text:s text:c="2"/>if (n == 1) {</text:span></text:p>
        <text:p text:style-name="Preformatted_20_Text"><text:span text:style-name="Source_20_Text"><text:s text:c="4"/>return x;</text:span></text:p>
        <text:p text:style-name="Preformatted_20_Text"><text:span text:style-name="Source_20_Text"><text:s text:c="2"/>} else {</text:span></text:p>
        <text:p text:style-name="Preformatted_20_Text"><text:span text:style-name="Source_20_Text"><text:span text:style-name="Emphasis"><text:s text:c="4"/>return x * pow(x, n - 1);</text:span></text:span></text:p>
        <text:p text:style-name="Preformatted_20_Text"><text:span text:style-name="Source_20_Text"><text:s text:c="2"/>}</text:span></text:p>
        <text:p text:style-name="Preformatted_20_Text"><text:span text:style-name="Source_20_Text">}</text:span></text:p>
        <text:p text:style-name="Preformatted_20_Text"/>
        <text:p text:style-name="P4"><text:span text:style-name="Source_20_Text">alert( pow(2, 3) );</text:span></text:p>
      </text:section>
      <text:p text:style-name="Text_20_body">The variables are same, but the line changes, so the context is now:</text:p>
      <text:list xml:id="list767603894" text:style-name="L21">
        <text:list-item>
          <text:p text:style-name="P29">Context: { x: 2, n: 3, at line 5 } pow(2, 3) </text:p>
        </text:list-item>
      </text:list>
      <text:p text:style-name="Text_20_body"><text:soft-page-break/>To calculate <text:span text:style-name="Source_20_Text">x * pow(x, n - 1)</text:span>, we need to make a subcall of <text:span text:style-name="Source_20_Text">pow</text:span> with new arguments <text:span text:style-name="Source_20_Text">pow(2, 2)</text:span>.</text:p>
      <text:h text:style-name="Heading_20_3" text:outline-level="3"><text:a xlink:type="simple" xlink:href="https://javascript.info/recursion#pow-2-2" office:name="pow-2-2" text:style-name="Internet_20_link" text:visited-style-name="Visited_20_Internet_20_Link">pow(2, 2)</text:a></text:h>
      <text:p text:style-name="Text_20_body">To do a nested call, JavaScript remembers the current execution context in the <text:span text:style-name="Emphasis">execution context stack</text:span>.</text:p>
      <text:p text:style-name="Text_20_body">Here we call the same function <text:span text:style-name="Source_20_Text">pow</text:span>, but it absolutely doesn’t matter. The process is the same for all functions:</text:p>
      <text:list xml:id="list2981350361" text:style-name="L22">
        <text:list-item>
          <text:p text:style-name="P61">The current context is “remembered” on top of the stack. </text:p>
        </text:list-item>
        <text:list-item>
          <text:p text:style-name="P61">The new context is created for the subcall. </text:p>
        </text:list-item>
        <text:list-item>
          <text:p text:style-name="P30">When the subcall is finished – the previous context is popped from the stack, and its execution continues. </text:p>
        </text:list-item>
      </text:list>
      <text:p text:style-name="Text_20_body">Here’s the context stack when we entered the subcall <text:span text:style-name="Source_20_Text">pow(2, 2)</text:span>:</text:p>
      <text:list xml:id="list213579013" text:style-name="L23">
        <text:list-item>
          <text:p text:style-name="P62">Context: { x: 2, n: 2, at line 1 } pow(2, 2) </text:p>
        </text:list-item>
        <text:list-item>
          <text:p text:style-name="P31">Context: { x: 2, n: 3, at line 5 } pow(2, 3) </text:p>
        </text:list-item>
      </text:list>
      <text:p text:style-name="Text_20_body">The new current execution context is on top (and bold), and previous remembered contexts are below.</text:p>
      <text:p text:style-name="Text_20_body">When we finish the subcall – it is easy to resume the previous context, because it keeps both variables and the exact place of the code where it stopped.</text:p>
      <text:p text:style-name="Text_20_body">Please note:</text:p>
      <text:p text:style-name="Text_20_body">Here in the picture we use the word “line”, as in our example there’s only one subcall in line, but generally a single line of code may contain multiple subcalls, like <text:span text:style-name="Source_20_Text">pow(…) + pow(…) + somethingElse(…)</text:span>.</text:p>
      <text:p text:style-name="Text_20_body">So it would be more precise to say that the execution resumes “immediately after the subcall”.</text:p>
      <text:h text:style-name="Heading_20_3" text:outline-level="3"><text:a xlink:type="simple" xlink:href="https://javascript.info/recursion#pow-2-1" office:name="pow-2-1" text:style-name="Internet_20_link" text:visited-style-name="Visited_20_Internet_20_Link">pow(2, 1)</text:a></text:h>
      <text:p text:style-name="Text_20_body">The process repeats: a new subcall is made at line <text:span text:style-name="Source_20_Text">5</text:span>, now with arguments <text:span text:style-name="Source_20_Text">x=2</text:span>, <text:span text:style-name="Source_20_Text">n=1</text:span>.</text:p>
      <text:p text:style-name="Text_20_body">A new execution context is created, the previous one is pushed on top of the stack:</text:p>
      <text:list xml:id="list1820059402" text:style-name="L24">
        <text:list-item>
          <text:p text:style-name="P63">Context: { x: 2, n: 1, at line 1 } pow(2, 1) </text:p>
        </text:list-item>
        <text:list-item>
          <text:p text:style-name="P63">Context: { x: 2, n: 2, at line 5 } pow(2, 2) </text:p>
        </text:list-item>
        <text:list-item>
          <text:p text:style-name="P32">Context: { x: 2, n: 3, at line 5 } pow(2, 3) </text:p>
        </text:list-item>
      </text:list>
      <text:p text:style-name="Text_20_body">There are 2 old contexts now and 1 currently running for <text:span text:style-name="Source_20_Text">pow(2, 1)</text:span>.</text:p>
      <text:h text:style-name="Heading_20_3" text:outline-level="3"><text:a xlink:type="simple" xlink:href="https://javascript.info/recursion#the-exit" office:name="the-exit" text:style-name="Internet_20_link" text:visited-style-name="Visited_20_Internet_20_Link">The exit</text:a></text:h>
      <text:p text:style-name="Text_20_body">During the execution of <text:span text:style-name="Source_20_Text">pow(2, 1)</text:span>, unlike before, the condition <text:span text:style-name="Source_20_Text">n == 1</text:span> is truthy, so the first branch of <text:span text:style-name="Source_20_Text">if</text:span> works:</text:p>
      <text:section text:style-name="Sect1" text:name="f3wls7n7sw">
        <text:p text:style-name="Text_20_body"/>
      </text:section>
      <text:section text:style-name="Sect1" text:name="Seção7">
        <text:p text:style-name="Preformatted_20_Text"><text:bookmark text:name="f3wls7n7sw"/><text:span text:style-name="Source_20_Text">function pow(x, n) {</text:span></text:p>
        <text:p text:style-name="Preformatted_20_Text"><text:soft-page-break/><text:span text:style-name="Source_20_Text"><text:s text:c="2"/>if (n == 1) {</text:span></text:p>
        <text:p text:style-name="Preformatted_20_Text"><text:span text:style-name="Source_20_Text"><text:span text:style-name="Emphasis"><text:s text:c="4"/>return x;</text:span></text:span></text:p>
        <text:p text:style-name="Preformatted_20_Text"><text:span text:style-name="Source_20_Text"><text:s text:c="2"/>} else {</text:span></text:p>
        <text:p text:style-name="Preformatted_20_Text"><text:span text:style-name="Source_20_Text"><text:s text:c="4"/>return x * pow(x, n - 1);</text:span></text:p>
        <text:p text:style-name="Preformatted_20_Text"><text:span text:style-name="Source_20_Text"><text:s text:c="2"/>}</text:span></text:p>
        <text:p text:style-name="P4"><text:span text:style-name="Source_20_Text">}</text:span></text:p>
      </text:section>
      <text:p text:style-name="Text_20_body">There are no more nested calls, so the function finishes, returning <text:span text:style-name="Source_20_Text">2</text:span>.</text:p>
      <text:p text:style-name="Text_20_body">As the function finishes, its execution context is not needed anymore, so it’s removed from the memory. The previous one is restored off the top of the stack:</text:p>
      <text:list xml:id="list2042890476" text:style-name="L25">
        <text:list-item>
          <text:p text:style-name="P64">Context: { x: 2, n: 2, at line 5 } pow(2, 2) </text:p>
        </text:list-item>
        <text:list-item>
          <text:p text:style-name="P33">Context: { x: 2, n: 3, at line 5 } pow(2, 3) </text:p>
        </text:list-item>
      </text:list>
      <text:p text:style-name="Text_20_body">The execution of <text:span text:style-name="Source_20_Text">pow(2, 2)</text:span> is resumed. It has the result of the subcall <text:span text:style-name="Source_20_Text">pow(2, 1)</text:span>, so it also can finish the evaluation of <text:span text:style-name="Source_20_Text">x * pow(x, n - 1)</text:span>, returning <text:span text:style-name="Source_20_Text">4</text:span>.</text:p>
      <text:p text:style-name="Text_20_body">Then the previous context is restored:</text:p>
      <text:list xml:id="list3672812645" text:style-name="L26">
        <text:list-item>
          <text:p text:style-name="P34">Context: { x: 2, n: 3, at line 5 } pow(2, 3) </text:p>
        </text:list-item>
      </text:list>
      <text:p text:style-name="Text_20_body">When it finishes, we have a result of <text:span text:style-name="Source_20_Text">pow(2, 3) = 8</text:span>.</text:p>
      <text:p text:style-name="Text_20_body">The recursion depth in this case was: <text:span text:style-name="Strong_20_Emphasis">3</text:span>.</text:p>
      <text:p text:style-name="Text_20_body">As we can see from the illustrations above, recursion depth equals the maximal number of context in the stack.</text:p>
      <text:p text:style-name="Text_20_body">Note the memory requirements. Contexts take memory. In our case, raising to the power of <text:span text:style-name="Source_20_Text">n</text:span> actually requires the memory for <text:span text:style-name="Source_20_Text">n</text:span> contexts, for all lower values of <text:span text:style-name="Source_20_Text">n</text:span>.</text:p>
      <text:p text:style-name="Text_20_body">A loop-based algorithm is more memory-saving:</text:p>
      <text:section text:style-name="Sect1" text:name="06xsgv1lj8">
        <text:p text:style-name="Text_20_body"/>
      </text:section>
      <text:section text:style-name="Sect1" text:name="Seção8">
        <text:p text:style-name="Preformatted_20_Text"><text:bookmark text:name="06xsgv1lj8"/><text:span text:style-name="Source_20_Text">function pow(x, n) {</text:span></text:p>
        <text:p text:style-name="Preformatted_20_Text"><text:span text:style-name="Source_20_Text"><text:s text:c="2"/>let result = 1;</text:span></text:p>
        <text:p text:style-name="Preformatted_20_Text"/>
        <text:p text:style-name="Preformatted_20_Text"><text:span text:style-name="Source_20_Text"><text:s text:c="2"/>for (let i = 0; i &lt; n; i++) {</text:span></text:p>
        <text:p text:style-name="Preformatted_20_Text"><text:span text:style-name="Source_20_Text"><text:s text:c="4"/>result *= x;</text:span></text:p>
        <text:p text:style-name="Preformatted_20_Text"><text:span text:style-name="Source_20_Text"><text:s text:c="2"/>}</text:span></text:p>
        <text:p text:style-name="Preformatted_20_Text"/>
        <text:p text:style-name="Preformatted_20_Text"><text:span text:style-name="Source_20_Text"><text:s text:c="2"/>return result;</text:span></text:p>
        <text:p text:style-name="P4"><text:span text:style-name="Source_20_Text">}</text:span></text:p>
      </text:section>
      <text:p text:style-name="Text_20_body">The iterative <text:span text:style-name="Source_20_Text">pow</text:span> uses a single context changing <text:span text:style-name="Source_20_Text">i</text:span> and <text:span text:style-name="Source_20_Text">result</text:span> in the process. Its memory requirements are small, fixed and do not depend on <text:span text:style-name="Source_20_Text">n</text:span>.</text:p>
      <text:p text:style-name="Text_20_body"><text:span text:style-name="Strong_20_Emphasis">Any recursion can be rewritten as a loop. The loop variant usually can be made more effective.</text:span></text:p>
      <text:p text:style-name="Text_20_body">…But sometimes the rewrite is non-trivial, especially when function uses different recursive subcalls depending on conditions and merges their results or when the branching is more intricate. And the optimization may be unneeded and totally not worth the efforts.</text:p>
      <text:p text:style-name="Text_20_body">Recursion can give a shorter code, easier to understand and support. Optimizations are not required in every place, mostly we need a good code, that’s why it’s used.</text:p>
      <text:h text:style-name="Heading_20_2" text:outline-level="2"><text:soft-page-break/><text:a xlink:type="simple" xlink:href="https://javascript.info/recursion#recursive-traversals" office:name="recursive-traversals" text:style-name="Internet_20_link" text:visited-style-name="Visited_20_Internet_20_Link">Recursive traversals</text:a></text:h>
      <text:p text:style-name="Text_20_body">Another great application of the recursion is a recursive traversal.</text:p>
      <text:p text:style-name="Text_20_body">Imagine, we have a company. The staff structure can be presented as an object:</text:p>
      <text:section text:style-name="Sect1" text:name="gs0ex95twp">
        <text:p text:style-name="Text_20_body"/>
      </text:section>
      <text:section text:style-name="Sect1" text:name="Seção9">
        <text:p text:style-name="Preformatted_20_Text"><text:bookmark text:name="gs0ex95twp"/><text:span text:style-name="Source_20_Text">let company = {</text:span></text:p>
        <text:p text:style-name="Preformatted_20_Text"><text:span text:style-name="Source_20_Text"><text:s text:c="2"/>sales: [{</text:span></text:p>
        <text:p text:style-name="Preformatted_20_Text"><text:span text:style-name="Source_20_Text"><text:s text:c="4"/>name: 'John',</text:span></text:p>
        <text:p text:style-name="Preformatted_20_Text"><text:span text:style-name="Source_20_Text"><text:s text:c="4"/>salary: 1000</text:span></text:p>
        <text:p text:style-name="Preformatted_20_Text"><text:span text:style-name="Source_20_Text"><text:s text:c="2"/>}, {</text:span></text:p>
        <text:p text:style-name="Preformatted_20_Text"><text:span text:style-name="Source_20_Text"><text:s text:c="4"/>name: 'Alice',</text:span></text:p>
        <text:p text:style-name="Preformatted_20_Text"><text:span text:style-name="Source_20_Text"><text:s text:c="4"/>salary: 1600</text:span></text:p>
        <text:p text:style-name="Preformatted_20_Text"><text:span text:style-name="Source_20_Text"><text:s text:c="2"/>}],</text:span></text:p>
        <text:p text:style-name="Preformatted_20_Text"/>
        <text:p text:style-name="Preformatted_20_Text"><text:span text:style-name="Source_20_Text"><text:s text:c="2"/>development: {</text:span></text:p>
        <text:p text:style-name="Preformatted_20_Text"><text:span text:style-name="Source_20_Text"><text:s text:c="4"/>sites: [{</text:span></text:p>
        <text:p text:style-name="Preformatted_20_Text"><text:span text:style-name="Source_20_Text"><text:s text:c="6"/>name: 'Peter',</text:span></text:p>
        <text:p text:style-name="Preformatted_20_Text"><text:span text:style-name="Source_20_Text"><text:s text:c="6"/>salary: 2000</text:span></text:p>
        <text:p text:style-name="Preformatted_20_Text"><text:span text:style-name="Source_20_Text"><text:s text:c="4"/>}, {</text:span></text:p>
        <text:p text:style-name="Preformatted_20_Text"><text:span text:style-name="Source_20_Text"><text:s text:c="6"/>name: 'Alex',</text:span></text:p>
        <text:p text:style-name="Preformatted_20_Text"><text:span text:style-name="Source_20_Text"><text:s text:c="6"/>salary: 1800</text:span></text:p>
        <text:p text:style-name="Preformatted_20_Text"><text:span text:style-name="Source_20_Text"><text:s text:c="4"/>}],</text:span></text:p>
        <text:p text:style-name="Preformatted_20_Text"/>
        <text:p text:style-name="Preformatted_20_Text"><text:span text:style-name="Source_20_Text"><text:s text:c="4"/>internals: [{</text:span></text:p>
        <text:p text:style-name="Preformatted_20_Text"><text:span text:style-name="Source_20_Text"><text:s text:c="6"/>name: 'Jack',</text:span></text:p>
        <text:p text:style-name="Preformatted_20_Text"><text:span text:style-name="Source_20_Text"><text:s text:c="6"/>salary: 1300</text:span></text:p>
        <text:p text:style-name="Preformatted_20_Text"><text:span text:style-name="Source_20_Text"><text:s text:c="4"/>}]</text:span></text:p>
        <text:p text:style-name="Preformatted_20_Text"><text:span text:style-name="Source_20_Text"><text:s text:c="2"/>}</text:span></text:p>
        <text:p text:style-name="P4"><text:span text:style-name="Source_20_Text">};</text:span></text:p>
      </text:section>
      <text:p text:style-name="Text_20_body">In other words, a company has departments.</text:p>
      <text:list xml:id="list3344456916" text:style-name="L27">
        <text:list-item>
          <text:p text:style-name="P35">A department may have an array of staff. For instance, <text:span text:style-name="Source_20_Text">sales</text:span> department has 2 employees: John and Alice.</text:p>
        </text:list-item>
        <text:list-item>
          <text:p text:style-name="P35">Or a department may split into subdepartments, like <text:span text:style-name="Source_20_Text">development</text:span> has two branches: <text:span text:style-name="Source_20_Text">sites</text:span> and <text:span text:style-name="Source_20_Text">internals</text:span>. Each of them has their own staff.</text:p>
        </text:list-item>
        <text:list-item>
          <text:p text:style-name="P35">It is also possible that when a subdepartment grows, it divides into subsubdepartments (or teams).</text:p>
          <text:p text:style-name="P35">For instance, the <text:span text:style-name="Source_20_Text">sites</text:span> department in the future may be split into teams for <text:span text:style-name="Source_20_Text">siteA</text:span> and <text:span text:style-name="Source_20_Text">siteB</text:span>. And they, potentially, can split even more. That’s not on the picture, just something to have in mind.</text:p>
        </text:list-item>
      </text:list>
      <text:p text:style-name="Text_20_body">Now let’s say we want a function to get the sum of all salaries. How can we do that?</text:p>
      <text:p text:style-name="Text_20_body">An iterative approach is not easy, because the structure is not simple. The first idea may be to make a <text:span text:style-name="Source_20_Text">for</text:span> loop over <text:span text:style-name="Source_20_Text">company</text:span> with nested subloop over 1st level departments. But then we need more nested subloops to iterate over the staff in 2nd level departments like <text:span text:style-name="Source_20_Text">sites</text:span>… And then another subloop inside those for 3rd level departments that might appear in the future? If we put 3-4 nested subloops in the code to traverse a single object, it becomes rather ugly.</text:p>
      <text:p text:style-name="Text_20_body">Let’s try recursion.</text:p>
      <text:p text:style-name="Text_20_body"><text:soft-page-break/>As we can see, when our function gets a department to sum, there are two possible cases:</text:p>
      <text:list xml:id="list3708505103" text:style-name="L28">
        <text:list-item>
          <text:p text:style-name="P65">Either it’s a “simple” department with an <text:span text:style-name="Emphasis">array</text:span> of people – then we can sum the salaries in a simple loop. </text:p>
        </text:list-item>
        <text:list-item>
          <text:p text:style-name="P36">Or it’s <text:span text:style-name="Emphasis">an object</text:span> with <text:span text:style-name="Source_20_Text">N</text:span> subdepartments – then we can make <text:span text:style-name="Source_20_Text">N</text:span> recursive calls to get the sum for each of the subdeps and combine the results. </text:p>
        </text:list-item>
      </text:list>
      <text:p text:style-name="Text_20_body">The 1st case is the base of recursion, the trivial case, when we get an array.</text:p>
      <text:p text:style-name="Text_20_body">The 2nd case when we get an object is the recursive step. A complex task is split into subtasks for smaller departments. They may in turn split again, but sooner or later the split will finish at (1).</text:p>
      <text:p text:style-name="Text_20_body">The algorithm is probably even easier to read from the code:</text:p>
      <text:section text:style-name="Sect1" text:name="fr4pzvghpf">
        <text:p text:style-name="Text_20_body"/>
      </text:section>
      <text:section text:style-name="Sect1" text:name="Seção10">
        <text:p text:style-name="Preformatted_20_Text"><text:bookmark text:name="fr4pzvghpf"/><text:span text:style-name="Source_20_Text">let company = { // the same object, compressed for brevity</text:span></text:p>
        <text:p text:style-name="Preformatted_20_Text"><text:span text:style-name="Source_20_Text"><text:s text:c="2"/>sales: [{name: 'John', salary: 1000}, {name: 'Alice', salary: 1600 }],</text:span></text:p>
        <text:p text:style-name="Preformatted_20_Text"><text:span text:style-name="Source_20_Text"><text:s text:c="2"/>development: {</text:span></text:p>
        <text:p text:style-name="Preformatted_20_Text"><text:span text:style-name="Source_20_Text"><text:s text:c="4"/>sites: [{name: 'Peter', salary: 2000}, {name: 'Alex', salary: 1800 }],</text:span></text:p>
        <text:p text:style-name="Preformatted_20_Text"><text:span text:style-name="Source_20_Text"><text:s text:c="4"/>internals: [{name: 'Jack', salary: 1300}]</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The function to do the job</text:span></text:p>
        <text:p text:style-name="Preformatted_20_Text"><text:span text:style-name="Emphasis">function sumSalaries(department) {</text:span></text:p>
        <text:p text:style-name="Preformatted_20_Text"><text:span text:style-name="Emphasis"><text:s text:c="2"/>if (Array.isArray(department)) { // case (1)</text:span></text:p>
        <text:p text:style-name="Preformatted_20_Text"><text:span text:style-name="Emphasis"><text:s text:c="4"/>return department.reduce((prev, current) =&gt; prev + current.salary, 0); // sum the array</text:span></text:p>
        <text:p text:style-name="Preformatted_20_Text"><text:span text:style-name="Emphasis"><text:s text:c="2"/>} else { // case (2)</text:span></text:p>
        <text:p text:style-name="Preformatted_20_Text"><text:span text:style-name="Emphasis"><text:s text:c="4"/>let sum = 0;</text:span></text:p>
        <text:p text:style-name="Preformatted_20_Text"><text:span text:style-name="Emphasis"><text:s text:c="4"/>for (let subdep of Object.values(department)) {</text:span></text:p>
        <text:p text:style-name="Preformatted_20_Text"><text:span text:style-name="Emphasis"><text:s text:c="6"/>sum += sumSalaries(subdep); // recursively call for subdepartments, sum the results</text:span></text:p>
        <text:p text:style-name="Preformatted_20_Text"><text:span text:style-name="Emphasis"><text:s text:c="4"/>}</text:span></text:p>
        <text:p text:style-name="Preformatted_20_Text"><text:span text:style-name="Emphasis"><text:s text:c="4"/>return sum;</text:span></text:p>
        <text:p text:style-name="Preformatted_20_Text"><text:span text:style-name="Emphasis"><text:s text:c="2"/>}</text:span></text:p>
        <text:p text:style-name="Preformatted_20_Text"><text:span text:style-name="Source_20_Text"><text:span text:style-name="Emphasis">}</text:span></text:span></text:p>
        <text:p text:style-name="Preformatted_20_Text"/>
        <text:p text:style-name="P4"><text:span text:style-name="Source_20_Text">alert(sumSalaries(company)); // 7700</text:span></text:p>
      </text:section>
      <text:p text:style-name="Text_20_body">The code is short and easy to understand (hopefully?). That’s the power of recursion. It also works for any level of subdepartment nesting.</text:p>
      <text:p text:style-name="Text_20_body">Here’s the diagram of calls:</text:p>
      <text:p text:style-name="Text_20_body">We can easily see the principle: for an object <text:span text:style-name="Source_20_Text">{...}</text:span> subcalls are made, while arrays <text:span text:style-name="Source_20_Text">[...]</text:span> are the “leaves” of the recursion tree, they give immediate result.</text:p>
      <text:p text:style-name="Text_20_body">Note that the code uses smart features that we’ve covered before:</text:p>
      <text:list xml:id="list3871518580" text:style-name="L29">
        <text:list-item>
          <text:p text:style-name="P66">Method <text:span text:style-name="Source_20_Text">arr.reduce</text:span> explained in the chapter <text:a xlink:type="simple" xlink:href="https://javascript.info/array-methods" text:style-name="Internet_20_link" text:visited-style-name="Visited_20_Internet_20_Link">Array methods</text:a> to get the sum of the array. </text:p>
        </text:list-item>
        <text:list-item>
          <text:p text:style-name="P37">Loop <text:span text:style-name="Source_20_Text">for(val of Object.values(obj))</text:span> to iterate over object values: <text:span text:style-name="Source_20_Text">Object.values</text:span> returns an array of them. </text:p>
        </text:list-item>
      </text:list>
      <text:h text:style-name="Heading_20_2" text:outline-level="2"><text:a xlink:type="simple" xlink:href="https://javascript.info/recursion#recursive-structures" office:name="recursive-structures" text:style-name="Internet_20_link" text:visited-style-name="Visited_20_Internet_20_Link">Recursive structures</text:a></text:h>
      <text:p text:style-name="Text_20_body">A recursive (recursively-defined) data structure is a structure that replicates itself in parts.</text:p>
      <text:p text:style-name="Text_20_body"><text:soft-page-break/>We’ve just seen it in the example of a company structure above.</text:p>
      <text:p text:style-name="Text_20_body">A company <text:span text:style-name="Emphasis">department</text:span> is:</text:p>
      <text:list xml:id="list1925582327" text:style-name="L30">
        <text:list-item>
          <text:p text:style-name="P67">Either an array of people. </text:p>
        </text:list-item>
        <text:list-item>
          <text:p text:style-name="P38">Or an object with <text:span text:style-name="Emphasis">departments</text:span>. </text:p>
        </text:list-item>
      </text:list>
      <text:p text:style-name="Text_20_body">For web-developers there are much better-known examples: HTML and XML documents.</text:p>
      <text:p text:style-name="Text_20_body">In the HTML document, an <text:span text:style-name="Emphasis">HTML-tag</text:span> may contain a list of:</text:p>
      <text:list xml:id="list3111134731" text:style-name="L31">
        <text:list-item>
          <text:p text:style-name="P68">Text pieces. </text:p>
        </text:list-item>
        <text:list-item>
          <text:p text:style-name="P68">HTML-comments. </text:p>
        </text:list-item>
        <text:list-item>
          <text:p text:style-name="P39">Other <text:span text:style-name="Emphasis">HTML-tags</text:span> (that in turn may contain text pieces/comments or other tags etc). </text:p>
        </text:list-item>
      </text:list>
      <text:p text:style-name="Text_20_body">That’s once again a recursive definition.</text:p>
      <text:p text:style-name="Text_20_body">For better understanding, we’ll cover one more recursive structure named “Linked list” that might be a better alternative for arrays in some cases.</text:p>
      <text:h text:style-name="Heading_20_3" text:outline-level="3"><text:a xlink:type="simple" xlink:href="https://javascript.info/recursion#linked-list" office:name="linked-list" text:style-name="Internet_20_link" text:visited-style-name="Visited_20_Internet_20_Link">Linked list</text:a></text:h>
      <text:p text:style-name="Text_20_body">Imagine, we want to store an ordered list of objects.</text:p>
      <text:p text:style-name="Text_20_body">The natural choice would be an array:</text:p>
      <text:section text:style-name="Sect1" text:name="m4faodrh7i">
        <text:p text:style-name="Text_20_body"/>
      </text:section>
      <text:section text:style-name="Sect1" text:name="Seção11">
        <text:p text:style-name="P4"><text:bookmark text:name="m4faodrh7i"/><text:span text:style-name="Source_20_Text">let arr = [obj1, obj2, obj3];</text:span></text:p>
      </text:section>
      <text:p text:style-name="Text_20_body">…But there’s a problem with arrays. The “delete element” and “insert element” operations are expensive. For instance, <text:span text:style-name="Source_20_Text">arr.unshift(obj)</text:span> operation has to renumber all elements to make room for a new <text:span text:style-name="Source_20_Text">obj</text:span>, and if the array is big, it takes time. Same with <text:span text:style-name="Source_20_Text">arr.shift()</text:span>.</text:p>
      <text:p text:style-name="Text_20_body">The only structural modifications that do not require mass-renumbering are those that operate with the end of array: <text:span text:style-name="Source_20_Text">arr.push/pop</text:span>. So an array can be quite slow for big queues, when we have to work with the beginning.</text:p>
      <text:p text:style-name="Text_20_body">Alternatively, if we really need fast insertion/deletion, we can choose another data structure called a <text:a xlink:type="simple" xlink:href="https://en.wikipedia.org/wiki/Linked_list" text:style-name="Internet_20_link" text:visited-style-name="Visited_20_Internet_20_Link">linked list</text:a>.</text:p>
      <text:p text:style-name="Text_20_body">The <text:span text:style-name="Emphasis">linked list element</text:span> is recursively defined as an object with:</text:p>
      <text:list xml:id="list739777560" text:style-name="L32">
        <text:list-item>
          <text:p text:style-name="P69"><text:span text:style-name="Source_20_Text">value</text:span>. </text:p>
        </text:list-item>
        <text:list-item>
          <text:p text:style-name="P40"><text:span text:style-name="Source_20_Text">next</text:span> property referencing the next <text:span text:style-name="Emphasis">linked list element</text:span> or <text:span text:style-name="Source_20_Text">null</text:span> if that’s the end. </text:p>
        </text:list-item>
      </text:list>
      <text:p text:style-name="Text_20_body">For instance:</text:p>
      <text:section text:style-name="Sect1" text:name="bzmd991v64">
        <text:p text:style-name="Text_20_body"/>
      </text:section>
      <text:section text:style-name="Sect1" text:name="Seção12">
        <text:p text:style-name="Preformatted_20_Text"><text:bookmark text:name="bzmd991v64"/><text:span text:style-name="Source_20_Text">let list = {</text:span></text:p>
        <text:p text:style-name="Preformatted_20_Text"><text:span text:style-name="Source_20_Text"><text:s text:c="2"/>value: 1,</text:span></text:p>
        <text:p text:style-name="Preformatted_20_Text"><text:span text:style-name="Source_20_Text"><text:s text:c="2"/>next: {</text:span></text:p>
        <text:p text:style-name="Preformatted_20_Text"><text:span text:style-name="Source_20_Text"><text:s text:c="4"/>value: 2,</text:span></text:p>
        <text:p text:style-name="Preformatted_20_Text"><text:span text:style-name="Source_20_Text"><text:s text:c="4"/>next: {</text:span></text:p>
        <text:p text:style-name="Preformatted_20_Text"><text:span text:style-name="Source_20_Text"><text:s text:c="6"/>value: 3,</text:span></text:p>
        <text:p text:style-name="Preformatted_20_Text"><text:span text:style-name="Source_20_Text"><text:s text:c="6"/>next: {</text:span></text:p>
        <text:p text:style-name="Preformatted_20_Text"><text:span text:style-name="Source_20_Text"><text:s text:c="8"/>value: 4,</text:span></text:p>
        <text:p text:style-name="Preformatted_20_Text"><text:soft-page-break/><text:span text:style-name="Source_20_Text"><text:s text:c="8"/>next: null</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4"><text:span text:style-name="Source_20_Text">};</text:span></text:p>
      </text:section>
      <text:p text:style-name="Text_20_body">Graphical representation of the list:</text:p>
      <text:p text:style-name="Text_20_body">An alternative code for creation:</text:p>
      <text:section text:style-name="Sect1" text:name="81zdv4sf0d">
        <text:p text:style-name="Text_20_body"/>
      </text:section>
      <text:section text:style-name="Sect1" text:name="Seção13">
        <text:p text:style-name="Preformatted_20_Text"><text:bookmark text:name="81zdv4sf0d"/><text:span text:style-name="Source_20_Text">let list = { value: 1 };</text:span></text:p>
        <text:p text:style-name="Preformatted_20_Text"><text:span text:style-name="Source_20_Text">list.next = { value: 2 };</text:span></text:p>
        <text:p text:style-name="Preformatted_20_Text"><text:span text:style-name="Source_20_Text">list.next.next = { value: 3 };</text:span></text:p>
        <text:p text:style-name="Preformatted_20_Text"><text:span text:style-name="Source_20_Text">list.next.next.next = { value: 4 };</text:span></text:p>
        <text:p text:style-name="P4"><text:span text:style-name="Source_20_Text">list.next.next.next.next = null;</text:span></text:p>
      </text:section>
      <text:p text:style-name="Text_20_body">Here we can even more clearly see that there are multiple objects, each one has the <text:span text:style-name="Source_20_Text">value</text:span> and <text:span text:style-name="Source_20_Text">next</text:span> pointing to the neighbour. The <text:span text:style-name="Source_20_Text">list</text:span> variable is the first object in the chain, so following <text:span text:style-name="Source_20_Text">next</text:span> pointers from it we can reach any element.</text:p>
      <text:p text:style-name="Text_20_body">The list can be easily split into multiple parts and later joined back:</text:p>
      <text:section text:style-name="Sect1" text:name="e5d9rjv6ov">
        <text:p text:style-name="Text_20_body"/>
      </text:section>
      <text:section text:style-name="Sect1" text:name="Seção14">
        <text:p text:style-name="Preformatted_20_Text"><text:bookmark text:name="e5d9rjv6ov"/><text:span text:style-name="Source_20_Text">let secondList = list.next.next;</text:span></text:p>
        <text:p text:style-name="P4"><text:span text:style-name="Source_20_Text">list.next.next = null;</text:span></text:p>
      </text:section>
      <text:p text:style-name="Text_20_body">To join:</text:p>
      <text:section text:style-name="Sect1" text:name="yptdfb1e3f">
        <text:p text:style-name="Text_20_body"/>
      </text:section>
      <text:section text:style-name="Sect1" text:name="Seção15">
        <text:p text:style-name="P4"><text:bookmark text:name="yptdfb1e3f"/><text:span text:style-name="Source_20_Text">list.next.next = secondList;</text:span></text:p>
      </text:section>
      <text:p text:style-name="Text_20_body">And surely we can insert or remove items in any place.</text:p>
      <text:p text:style-name="Text_20_body">For instance, to prepend a new value, we need to update the head of the list:</text:p>
      <text:section text:style-name="Sect1" text:name="9fvikhmf2o">
        <text:p text:style-name="Text_20_body"/>
      </text:section>
      <text:section text:style-name="Sect1" text:name="Seção16">
        <text:p text:style-name="Preformatted_20_Text"><text:bookmark text:name="9fvikhmf2o"/><text:span text:style-name="Source_20_Text">let list = { value: 1 };</text:span></text:p>
        <text:p text:style-name="Preformatted_20_Text"><text:span text:style-name="Source_20_Text">list.next = { value: 2 };</text:span></text:p>
        <text:p text:style-name="Preformatted_20_Text"><text:span text:style-name="Source_20_Text">list.next.next = { value: 3 };</text:span></text:p>
        <text:p text:style-name="Preformatted_20_Text"><text:span text:style-name="Source_20_Text">list.next.next.next = { value: 4 };</text:span></text:p>
        <text:p text:style-name="Preformatted_20_Text"/>
        <text:p text:style-name="Preformatted_20_Text"><text:span text:style-name="Emphasis">// prepend the new value to the list</text:span></text:p>
        <text:p text:style-name="P4"><text:span text:style-name="Source_20_Text"><text:span text:style-name="Emphasis">list = { value: "new item", next: list };</text:span></text:span></text:p>
      </text:section>
      <text:p text:style-name="Text_20_body">To remove a value from the middle, change <text:span text:style-name="Source_20_Text">next</text:span> of the previous one:</text:p>
      <text:section text:style-name="Sect1" text:name="c65gfpa7xu">
        <text:p text:style-name="Text_20_body"/>
      </text:section>
      <text:section text:style-name="Sect1" text:name="Seção17">
        <text:p text:style-name="P4"><text:bookmark text:name="c65gfpa7xu"/><text:span text:style-name="Source_20_Text">list.next = list.next.next;</text:span></text:p>
      </text:section>
      <text:p text:style-name="Text_20_body">We made <text:span text:style-name="Source_20_Text">list.next</text:span> jump over <text:span text:style-name="Source_20_Text">1</text:span> to value <text:span text:style-name="Source_20_Text">2</text:span>. The value <text:span text:style-name="Source_20_Text">1</text:span> is now excluded from the chain. If it’s not stored anywhere else, it will be automatically removed from the memory.</text:p>
      <text:p text:style-name="Text_20_body">Unlike arrays, there’s no mass-renumbering, we can easily rearrange elements.</text:p>
      <text:p text:style-name="Text_20_body"><text:soft-page-break/>Naturally, lists are not always better than arrays. Otherwise everyone would use only lists.</text:p>
      <text:p text:style-name="Text_20_body">The main drawback is that we can’t easily access an element by its number. In an array that’s easy: <text:span text:style-name="Source_20_Text">arr[n]</text:span> is a direct reference. But in the list we need to start from the first item and go <text:span text:style-name="Source_20_Text">next</text:span> <text:span text:style-name="Source_20_Text">N</text:span> times to get the Nth element.</text:p>
      <text:p text:style-name="Text_20_body">…But we don’t always need such operations. For instance, when we need a queue or even a <text:a xlink:type="simple" xlink:href="https://en.wikipedia.org/wiki/Double-ended_queue" text:style-name="Internet_20_link" text:visited-style-name="Visited_20_Internet_20_Link">deque</text:a> – the ordered structure that must allow very fast adding/removing elements from both ends, but access to its middle is not needed.</text:p>
      <text:p text:style-name="Text_20_body">Lists can be enhanced:</text:p>
      <text:list xml:id="list1717395225" text:style-name="L33">
        <text:list-item>
          <text:p text:style-name="P70">We can add property <text:span text:style-name="Source_20_Text">prev</text:span> in addition to <text:span text:style-name="Source_20_Text">next</text:span> to reference the previous element, to move back easily. </text:p>
        </text:list-item>
        <text:list-item>
          <text:p text:style-name="P70">We can also add a variable named <text:span text:style-name="Source_20_Text">tail</text:span> referencing the last element of the list (and update it when adding/removing elements from the end). </text:p>
        </text:list-item>
        <text:list-item>
          <text:p text:style-name="P41">…The data structure may vary according to our needs. </text:p>
        </text:list-item>
      </text:list>
      <text:h text:style-name="Heading_20_2" text:outline-level="2"><text:a xlink:type="simple" xlink:href="https://javascript.info/recursion#summary" office:name="summary" text:style-name="Internet_20_link" text:visited-style-name="Visited_20_Internet_20_Link">Summary</text:a></text:h>
      <text:p text:style-name="Text_20_body">Terms:</text:p>
      <text:list xml:id="list3688676559" text:style-name="L34">
        <text:list-item>
          <text:p text:style-name="P42"><text:span text:style-name="Emphasis">Recursion</text:span> is a programming term that means calling a function from itself. Recursive functions can be used to solve tasks in elegant ways.</text:p>
          <text:p text:style-name="P42">When a function calls itself, that’s called a <text:span text:style-name="Emphasis">recursion step</text:span>. The <text:span text:style-name="Emphasis">basis</text:span> of recursion is function arguments that make the task so simple that the function does not make further calls.</text:p>
        </text:list-item>
        <text:list-item>
          <text:p text:style-name="P42">A <text:a xlink:type="simple" xlink:href="https://en.wikipedia.org/wiki/Recursive_data_type" text:style-name="Internet_20_link" text:visited-style-name="Visited_20_Internet_20_Link">recursively-defined</text:a> data structure is a data structure that can be defined using itself.</text:p>
          <text:p text:style-name="P42">For instance, the linked list can be defined as a data structure consisting of an object referencing a list (or null).</text:p>
        </text:list-item>
      </text:list>
      <text:section text:style-name="Sect1" text:name="y2fui4qqrl">
        <text:list xml:id="list125258579177462" text:continue-numbering="true" text:style-name="L34">
          <text:list-header>
            <text:p text:style-name="P42"/>
          </text:list-header>
        </text:list>
      </text:section>
      <text:section text:style-name="Sect1" text:name="Seção18">
        <text:list xml:id="list1330915651" text:style-name="L35">
          <text:list-item>
            <text:p text:style-name="P6"><text:bookmark text:name="y2fui4qqrl"/><text:span text:style-name="Source_20_Text">list = { value, next -&gt; list }</text:span></text:p>
          </text:list-item>
        </text:list>
      </text:section>
      <text:list xml:id="list125257098960879" text:continue-numbering="true" text:style-name="L35">
        <text:list-item>
          <text:p text:style-name="P43">Trees like HTML elements tree or the department tree from this chapter are also naturally recursive: they have branches and every branch can have other branches.</text:p>
          <text:p text:style-name="P43">Recursive functions can be used to walk them as we’ve seen in the <text:span text:style-name="Source_20_Text">sumSalary</text:span> example.</text:p>
        </text:list-item>
      </text:list>
      <text:p text:style-name="Text_20_body">Any recursive function can be rewritten into an iterative one. And that’s sometimes required to optimize stuff. But for many tasks a recursive solution is fast enough and easier to write and support.</text:p>
      <text:h text:style-name="Heading_20_2" text:outline-level="2"><text:bookmark text:name="tasks"/><text:a xlink:type="simple" xlink:href="https://javascript.info/recursion#tasks" text:style-name="Internet_20_link" text:visited-style-name="Visited_20_Internet_20_Link">Tasks</text:a></text:h>
      <text:h text:style-name="Heading_20_3" text:outline-level="3"><text:a xlink:type="simple" xlink:href="https://javascript.info/recursion#sum-all-numbers-till-the-given-one" office:name="sum-all-numbers-till-the-given-one" text:style-name="Internet_20_link" text:visited-style-name="Visited_20_Internet_20_Link">Sum all numbers till the given one</text:a></text:h>
      <text:p text:style-name="Text_20_body">importance: 5</text:p>
      <text:p text:style-name="Text_20_body">Write a function <text:span text:style-name="Source_20_Text">sumTo(n)</text:span> that calculates the sum of numbers <text:span text:style-name="Source_20_Text">1 + 2 + ... + n</text:span>.</text:p>
      <text:p text:style-name="Text_20_body"><text:soft-page-break/>For instance:</text:p>
      <text:section text:style-name="Sect1" text:name="l3da125lmc">
        <text:p text:style-name="Text_20_body"/>
      </text:section>
      <text:section text:style-name="Sect1" text:name="Seção19">
        <text:p text:style-name="Preformatted_20_Text"><text:bookmark text:name="l3da125lmc"/><text:span text:style-name="Source_20_Text">sumTo(1) = 1</text:span></text:p>
        <text:p text:style-name="Preformatted_20_Text"><text:span text:style-name="Source_20_Text">sumTo(2) = 2 + 1 = 3</text:span></text:p>
        <text:p text:style-name="Preformatted_20_Text"><text:span text:style-name="Source_20_Text">sumTo(3) = 3 + 2 + 1 = 6</text:span></text:p>
        <text:p text:style-name="Preformatted_20_Text"><text:span text:style-name="Source_20_Text">sumTo(4) = 4 + 3 + 2 + 1 = 10</text:span></text:p>
        <text:p text:style-name="Preformatted_20_Text"><text:span text:style-name="Source_20_Text">...</text:span></text:p>
        <text:p text:style-name="P4"><text:span text:style-name="Source_20_Text">sumTo(100) = 100 + 99 + ... + 2 + 1 = 5050</text:span></text:p>
      </text:section>
      <text:p text:style-name="Text_20_body">Make 3 solution variants:</text:p>
      <text:list xml:id="list2037072195" text:style-name="L36">
        <text:list-item>
          <text:p text:style-name="P71">Using a for loop. </text:p>
        </text:list-item>
        <text:list-item>
          <text:p text:style-name="P71">Using a recursion, cause <text:span text:style-name="Source_20_Text">sumTo(n) = n + sumTo(n-1)</text:span> for <text:span text:style-name="Source_20_Text">n &gt; 1</text:span>. </text:p>
        </text:list-item>
        <text:list-item>
          <text:p text:style-name="P44">Using the <text:a xlink:type="simple" xlink:href="https://en.wikipedia.org/wiki/Arithmetic_progression" text:style-name="Internet_20_link" text:visited-style-name="Visited_20_Internet_20_Link">arithmetic progression</text:a> formula. </text:p>
        </text:list-item>
      </text:list>
      <text:p text:style-name="Text_20_body">An example of the result:</text:p>
      <text:section text:style-name="Sect1" text:name="6l71z1k8fn">
        <text:p text:style-name="Text_20_body"/>
      </text:section>
      <text:section text:style-name="Sect1" text:name="Seção20">
        <text:p text:style-name="Preformatted_20_Text"><text:bookmark text:name="6l71z1k8fn"/><text:span text:style-name="Source_20_Text">function sumTo(n) { /*... your code ... */ }</text:span></text:p>
        <text:p text:style-name="Preformatted_20_Text"/>
        <text:p text:style-name="P4"><text:span text:style-name="Source_20_Text">alert( sumTo(100) ); // 5050</text:span></text:p>
      </text:section>
      <text:p text:style-name="Text_20_body">P.S. Which solution variant is the fastest? The slowest? Why?</text:p>
      <text:p text:style-name="Text_20_body">P.P.S. Can we use recursion to count <text:span text:style-name="Source_20_Text">sumTo(100000)</text:span>?</text:p>
      <text:h text:style-name="Heading_20_3" text:outline-level="3"><text:a xlink:type="simple" xlink:href="https://javascript.info/recursion#calculate-factorial" office:name="calculate-factorial" text:style-name="Internet_20_link" text:visited-style-name="Visited_20_Internet_20_Link">Calculate factorial</text:a></text:h>
      <text:p text:style-name="Text_20_body">importance: 4</text:p>
      <text:p text:style-name="Text_20_body">The <text:a xlink:type="simple" xlink:href="https://en.wikipedia.org/wiki/Factorial" text:style-name="Internet_20_link" text:visited-style-name="Visited_20_Internet_20_Link">factorial</text:a> of a natural number is a number multiplied by <text:span text:style-name="Source_20_Text">"number minus one"</text:span>, then by <text:span text:style-name="Source_20_Text">"number minus two"</text:span>, and so on till <text:span text:style-name="Source_20_Text">1</text:span>. The factorial of <text:span text:style-name="Source_20_Text">n</text:span> is denoted as <text:span text:style-name="Source_20_Text">n!</text:span></text:p>
      <text:p text:style-name="Text_20_body">We can write a definition of factorial like this:</text:p>
      <text:section text:style-name="Sect1" text:name="anc7szdbv8">
        <text:p text:style-name="Text_20_body"/>
      </text:section>
      <text:section text:style-name="Sect1" text:name="Seção21">
        <text:p text:style-name="P4"><text:bookmark text:name="anc7szdbv8"/><text:span text:style-name="Source_20_Text">n! = n * (n - 1) * (n - 2) * ...*1</text:span></text:p>
      </text:section>
      <text:p text:style-name="Text_20_body">Values of factorials for different <text:span text:style-name="Source_20_Text">n</text:span>:</text:p>
      <text:section text:style-name="Sect1" text:name="iu430te1r4">
        <text:p text:style-name="Text_20_body"/>
      </text:section>
      <text:section text:style-name="Sect1" text:name="Seção22">
        <text:p text:style-name="Preformatted_20_Text"><text:bookmark text:name="iu430te1r4"/><text:span text:style-name="Source_20_Text">1! = 1</text:span></text:p>
        <text:p text:style-name="Preformatted_20_Text"><text:span text:style-name="Source_20_Text">2! = 2 * 1 = 2</text:span></text:p>
        <text:p text:style-name="Preformatted_20_Text"><text:span text:style-name="Source_20_Text">3! = 3 * 2 * 1 = 6</text:span></text:p>
        <text:p text:style-name="Preformatted_20_Text"><text:span text:style-name="Source_20_Text">4! = 4 * 3 * 2 * 1 = 24</text:span></text:p>
        <text:p text:style-name="P4"><text:span text:style-name="Source_20_Text">5! = 5 * 4 * 3 * 2 * 1 = 120</text:span></text:p>
      </text:section>
      <text:p text:style-name="Text_20_body">The task is to write a function <text:span text:style-name="Source_20_Text">factorial(n)</text:span> that calculates <text:span text:style-name="Source_20_Text">n!</text:span> using recursive calls.</text:p>
      <text:section text:style-name="Sect1" text:name="rrtthi3cq5">
        <text:p text:style-name="Text_20_body"/>
      </text:section>
      <text:section text:style-name="Sect1" text:name="Seção23">
        <text:p text:style-name="P4"><text:bookmark text:name="rrtthi3cq5"/><text:span text:style-name="Source_20_Text">alert( factorial(5) ); // 120</text:span></text:p>
      </text:section>
      <text:p text:style-name="Text_20_body">P.S. Hint: <text:span text:style-name="Source_20_Text">n!</text:span> can be written as <text:span text:style-name="Source_20_Text">n * (n-1)!</text:span> For instance: <text:span text:style-name="Source_20_Text">3! = 3*2! = 3*2*1! = 6</text:span></text:p>
      <text:h text:style-name="Heading_20_3" text:outline-level="3"><text:soft-page-break/><text:a xlink:type="simple" xlink:href="https://javascript.info/recursion#fibonacci-numbers" office:name="fibonacci-numbers" text:style-name="Internet_20_link" text:visited-style-name="Visited_20_Internet_20_Link">Fibonacci numbers</text:a></text:h>
      <text:p text:style-name="Text_20_body">importance: 5</text:p>
      <text:p text:style-name="Text_20_body">The sequence of <text:a xlink:type="simple" xlink:href="https://en.wikipedia.org/wiki/Fibonacci_number" text:style-name="Internet_20_link" text:visited-style-name="Visited_20_Internet_20_Link">Fibonacci numbers</text:a> has the formula <text:span text:style-name="Source_20_Text">F</text:span><text:span text:style-name="Source_20_Text"><text:span text:style-name="T2">n</text:span></text:span><text:span text:style-name="Source_20_Text"> = F</text:span><text:span text:style-name="Source_20_Text"><text:span text:style-name="T2">n-1</text:span></text:span><text:span text:style-name="Source_20_Text"> + F</text:span><text:span text:style-name="Source_20_Text"><text:span text:style-name="T2">n-2</text:span></text:span>. In other words, the next number is a sum of the two preceding ones.</text:p>
      <text:p text:style-name="Text_20_body">First two numbers are <text:span text:style-name="Source_20_Text">1</text:span>, then <text:span text:style-name="Source_20_Text">2(1+1)</text:span>, then <text:span text:style-name="Source_20_Text">3(1+2)</text:span>, <text:span text:style-name="Source_20_Text">5(2+3)</text:span> and so on: <text:span text:style-name="Source_20_Text">1, 1, 2, 3, 5, 8, 13, 21...</text:span>.</text:p>
      <text:p text:style-name="Text_20_body">Fibonacci numbers are related to the <text:a xlink:type="simple" xlink:href="https://en.wikipedia.org/wiki/Golden_ratio" text:style-name="Internet_20_link" text:visited-style-name="Visited_20_Internet_20_Link">Golden ratio</text:a> and many natural phenomena around us.</text:p>
      <text:p text:style-name="Text_20_body">Write a function <text:span text:style-name="Source_20_Text">fib(n)</text:span> that returns the <text:span text:style-name="Source_20_Text">n-th</text:span> Fibonacci number.</text:p>
      <text:p text:style-name="Text_20_body">An example of work:</text:p>
      <text:section text:style-name="Sect1" text:name="fdh72ptzkz">
        <text:p text:style-name="Text_20_body"/>
      </text:section>
      <text:section text:style-name="Sect1" text:name="Seção24">
        <text:p text:style-name="Preformatted_20_Text"><text:bookmark text:name="fdh72ptzkz"/><text:span text:style-name="Source_20_Text">function fib(n) { /* your code */ }</text:span></text:p>
        <text:p text:style-name="Preformatted_20_Text"/>
        <text:p text:style-name="Preformatted_20_Text"><text:span text:style-name="Source_20_Text">alert(fib(3)); // 2</text:span></text:p>
        <text:p text:style-name="Preformatted_20_Text"><text:span text:style-name="Source_20_Text">alert(fib(7)); // 13</text:span></text:p>
        <text:p text:style-name="P4"><text:span text:style-name="Source_20_Text">alert(fib(77)); // 5527939700884757</text:span></text:p>
      </text:section>
      <text:p text:style-name="Text_20_body">P.S. The function should be fast. The call to <text:span text:style-name="Source_20_Text">fib(77)</text:span> should take no more than a fraction of a second.</text:p>
      <text:h text:style-name="Heading_20_3" text:outline-level="3"><text:a xlink:type="simple" xlink:href="https://javascript.info/recursion#output-a-single-linked-list" office:name="output-a-single-linked-list" text:style-name="Internet_20_link" text:visited-style-name="Visited_20_Internet_20_Link">Output a single-linked list</text:a></text:h>
      <text:p text:style-name="Text_20_body">importance: 5</text:p>
      <text:p text:style-name="Text_20_body">Let’s say we have a single-linked list (as described in the chapter <text:a xlink:type="simple" xlink:href="https://javascript.info/recursion" text:style-name="Internet_20_link" text:visited-style-name="Visited_20_Internet_20_Link">Recursion and stack</text:a>):</text:p>
      <text:section text:style-name="Sect1" text:name="2rj3b8y0ce">
        <text:p text:style-name="Text_20_body"/>
      </text:section>
      <text:section text:style-name="Sect1" text:name="Seção25">
        <text:p text:style-name="Preformatted_20_Text"><text:bookmark text:name="2rj3b8y0ce"/><text:span text:style-name="Source_20_Text">let list = {</text:span></text:p>
        <text:p text:style-name="Preformatted_20_Text"><text:span text:style-name="Source_20_Text"><text:s text:c="2"/>value: 1,</text:span></text:p>
        <text:p text:style-name="Preformatted_20_Text"><text:span text:style-name="Source_20_Text"><text:s text:c="2"/>next: {</text:span></text:p>
        <text:p text:style-name="Preformatted_20_Text"><text:span text:style-name="Source_20_Text"><text:s text:c="4"/>value: 2,</text:span></text:p>
        <text:p text:style-name="Preformatted_20_Text"><text:span text:style-name="Source_20_Text"><text:s text:c="4"/>next: {</text:span></text:p>
        <text:p text:style-name="Preformatted_20_Text"><text:span text:style-name="Source_20_Text"><text:s text:c="6"/>value: 3,</text:span></text:p>
        <text:p text:style-name="Preformatted_20_Text"><text:span text:style-name="Source_20_Text"><text:s text:c="6"/>next: {</text:span></text:p>
        <text:p text:style-name="Preformatted_20_Text"><text:span text:style-name="Source_20_Text"><text:s text:c="8"/>value: 4,</text:span></text:p>
        <text:p text:style-name="Preformatted_20_Text"><text:span text:style-name="Source_20_Text"><text:s text:c="8"/>next: null</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4"><text:span text:style-name="Source_20_Text">};</text:span></text:p>
      </text:section>
      <text:p text:style-name="Text_20_body">Write a function <text:span text:style-name="Source_20_Text">printList(list)</text:span> that outputs list items one-by-one.</text:p>
      <text:p text:style-name="Text_20_body">Make two variants of the solution: using a loop and using recursion.</text:p>
      <text:p text:style-name="Text_20_body">What’s better: with recursion or without it?</text:p>
      <text:h text:style-name="Heading_20_3" text:outline-level="3"><text:a xlink:type="simple" xlink:href="https://javascript.info/recursion#output-a-single-linked-list-in-the-reverse-order" office:name="output-a-single-linked-list-in-the-reverse-order" text:style-name="Internet_20_link" text:visited-style-name="Visited_20_Internet_20_Link">Output a single-linked list in the reverse order</text:a></text:h>
      <text:p text:style-name="Text_20_body">importance: 5</text:p>
      <text:p text:style-name="Text_20_body">Output a single-linked list from the previous task <text:a xlink:type="simple" xlink:href="https://javascript.info/task/output-single-linked-list" text:style-name="Internet_20_link" text:visited-style-name="Visited_20_Internet_20_Link">Output a single-linked list</text:a> in the reverse order.</text:p>
      <text:p text:style-name="Text_20_body"><text:soft-page-break/>Make two solutions: using a loop and using a recursion.</text:p>
      <text:p text:style-name="Standard"><text:a xlink:type="simple" xlink:href="https://javascript.info/recursion" text:style-name="Internet_20_link" text:visited-style-name="Visited_20_Internet_20_Link">https://javascript.info/recursion</text:a></text:p>
      <text:p text:style-name="Standard"/>
      <text:p text:style-name="Standard"/>
      <text:p text:style-name="Standard"><text:a xlink:type="simple" xlink:href="https://www.javascripttutorial.net/" text:style-name="Internet_20_link" text:visited-style-name="Visited_20_Internet_20_Link">https://www.javascripttutorial.net/</text:a> </text:p>
      <text:p text:style-name="Standard"/>
      <text:h text:style-name="Heading_20_1" text:outline-level="1"/>
      <text:h text:style-name="Heading_20_1" text:outline-level="1">JavaScript Class</text:h>
      <text:p text:style-name="Text_20_body"><text:span text:style-name="Strong_20_Emphasis">Summary</text:span>: in this tutorial, you’ll learn about the JavaScript class and how to use it effectively.</text:p>
      <text:p text:style-name="Text_20_body">A JavaScript class is a blueprint for creating <text:a xlink:type="simple" xlink:href="https://www.javascripttutorial.net/javascript-objects/" text:style-name="Internet_20_link" text:visited-style-name="Visited_20_Internet_20_Link">objects</text:a>. A class encapsulates data and functions that manipulate data.</text:p>
      <text:p text:style-name="Text_20_body">Unlike other programming languages such as Java and <text:a xlink:type="simple" xlink:href="https://www.csharptutorial.net/" office:target-frame-name="_blank" xlink:show="new" text:style-name="Internet_20_link" text:visited-style-name="Visited_20_Internet_20_Link">C#</text:a>, JavaScript classes are syntactic sugar over the <text:a xlink:type="simple" xlink:href="https://www.javascripttutorial.net/javascript-prototypal-inheritance/" text:style-name="Internet_20_link" text:visited-style-name="Visited_20_Internet_20_Link">prototypal inheritance</text:a>. In other words, ES6 classes are just special <text:a xlink:type="simple" xlink:href="https://www.javascripttutorial.net/javascript-function/" text:style-name="Internet_20_link" text:visited-style-name="Visited_20_Internet_20_Link">functions</text:a>.</text:p>
      <text:h text:style-name="Heading_20_2" text:outline-level="2">Classes prior to ES6 revisited</text:h>
      <text:p text:style-name="Text_20_body">Prior to ES6, JavaScript had no concepts of classes. To mimic a class, you often use the <text:a xlink:type="simple" xlink:href="https://www.javascripttutorial.net/javascript-constructor-prototype/" text:style-name="Internet_20_link" text:visited-style-name="Visited_20_Internet_20_Link">constructor/prototype pattern</text:a> as shown in the following example:</text:p>
      <text:p text:style-name="Preformatted_20_Text"><text:span text:style-name="Source_20_Text">function Person(name) {</text:span></text:p>
      <text:p text:style-name="Preformatted_20_Text"><text:span text:style-name="Source_20_Text"><text:s text:c="4"/>this.name = name;</text:span></text:p>
      <text:p text:style-name="Preformatted_20_Text"><text:span text:style-name="Source_20_Text">}</text:span></text:p>
      <text:p text:style-name="Preformatted_20_Text"/>
      <text:p text:style-name="Preformatted_20_Text"><text:span text:style-name="Source_20_Text">Person.prototype.getName = function () {</text:span></text:p>
      <text:p text:style-name="Preformatted_20_Text"><text:span text:style-name="Source_20_Text"><text:s text:c="4"/>return this.name;</text:span></text:p>
      <text:p text:style-name="Preformatted_20_Text"><text:span text:style-name="Source_20_Text">};</text:span></text:p>
      <text:p text:style-name="Preformatted_20_Text"/>
      <text:p text:style-name="Preformatted_20_Text"><text:span text:style-name="Source_20_Text">var john = new Person("John Doe");</text:span></text:p>
      <text:p text:style-name="Preformatted_20_Text"><text:span text:style-name="Source_20_Text">console.log(john.getName());</text:span></text:p>
      <text:p text:style-name="P7"><text:bookmark text:name="shcb-language-1"/>Code language: JavaScript (javascript)</text:p>
      <text:p text:style-name="Text_20_body">Output:</text:p>
      <text:p text:style-name="P4"><text:span text:style-name="Source_20_Text">John Doe</text:span></text:p>
      <text:p text:style-name="Text_20_body">How it works.</text:p>
      <text:p text:style-name="Text_20_body">First, create the <text:span text:style-name="Source_20_Text">Person</text:span> as a constructor function that has a property name called <text:span text:style-name="Source_20_Text">name</text:span>. The <text:span text:style-name="Source_20_Text">getName()</text:span> function is assigned to the <text:span text:style-name="Source_20_Text">prototype</text:span> so that it can be shared by all instances of the <text:span text:style-name="Source_20_Text">Person</text:span> type.</text:p>
      <text:p text:style-name="Text_20_body">Then, create a new instance of the <text:span text:style-name="Source_20_Text">Person</text:span> type using the <text:span text:style-name="Source_20_Text">new</text:span> operator. The <text:span text:style-name="Source_20_Text">john</text:span> object, hence, is an instance of the <text:span text:style-name="Source_20_Text">Person</text:span> and <text:span text:style-name="Source_20_Text">Object</text:span> through <text:a xlink:type="simple" xlink:href="https://www.javascripttutorial.net/javascript-prototypal-inheritance/" text:style-name="Internet_20_link" text:visited-style-name="Visited_20_Internet_20_Link">prototypal inheritance</text:a>.</text:p>
      <text:p text:style-name="Text_20_body">The following statements use the <text:span text:style-name="Source_20_Text">instanceof</text:span> operator to check if <text:span text:style-name="Source_20_Text">john</text:span> is an instance of the <text:span text:style-name="Source_20_Text">Person</text:span> and <text:span text:style-name="Source_20_Text">Object</text:span> type:</text:p>
      <text:p text:style-name="Preformatted_20_Text"><text:span text:style-name="Source_20_Text">console.log(john instanceof Person); // true</text:span></text:p>
      <text:p text:style-name="Preformatted_20_Text"><text:soft-page-break/><text:span text:style-name="Source_20_Text">console.log(john instanceof Object); // true</text:span></text:p>
      <text:p text:style-name="P7"><text:bookmark text:name="shcb-language-2"/>Code language: JavaScript (javascript)</text:p>
      <text:h text:style-name="Heading_20_2" text:outline-level="2">ES6 class declaration</text:h>
      <text:p text:style-name="Text_20_body">ES6 introduced a new syntax for declaring a class as shown in this example:</text:p>
      <text:p text:style-name="Preformatted_20_Text"><text:span text:style-name="Source_20_Text">class Person {</text:span></text:p>
      <text:p text:style-name="Preformatted_20_Text"><text:span text:style-name="Source_20_Text"><text:s text:c="4"/>constructor(name) {</text:span></text:p>
      <text:p text:style-name="Preformatted_20_Text"><text:span text:style-name="Source_20_Text"><text:s text:c="8"/>this.name = name;</text:span></text:p>
      <text:p text:style-name="Preformatted_20_Text"><text:span text:style-name="Source_20_Text"><text:s text:c="4"/>}</text:span></text:p>
      <text:p text:style-name="Preformatted_20_Text"><text:span text:style-name="Source_20_Text"><text:s text:c="4"/>getName() {</text:span></text:p>
      <text:p text:style-name="Preformatted_20_Text"><text:span text:style-name="Source_20_Text"><text:s text:c="8"/>return this.name;</text:span></text:p>
      <text:p text:style-name="Preformatted_20_Text"><text:span text:style-name="Source_20_Text"><text:s text:c="4"/>}</text:span></text:p>
      <text:p text:style-name="Preformatted_20_Text"><text:span text:style-name="Source_20_Text">}</text:span></text:p>
      <text:p text:style-name="P7"><text:bookmark text:name="shcb-language-3"/>Code language: JavaScript (javascript)</text:p>
      <text:p text:style-name="Text_20_body">This <text:span text:style-name="Source_20_Text">Person</text:span> class behaves like the <text:span text:style-name="Source_20_Text">Person</text:span> type in the previous example. However, instead of using a constructor/prototype pattern, it uses the <text:span text:style-name="Source_20_Text">class</text:span> keyword.</text:p>
      <text:p text:style-name="Text_20_body">In the <text:span text:style-name="Source_20_Text">Person</text:span> class, the <text:span text:style-name="Source_20_Text">constructor()</text:span> is where you can initialize the properties of an instance. JavaScript automatically calls the <text:span text:style-name="Source_20_Text">constructor()</text:span> method when you instantiate an object of the class.</text:p>
      <text:p text:style-name="Text_20_body">The following creates a new <text:span text:style-name="Source_20_Text">Person</text:span> object, which will automatically call the <text:span text:style-name="Source_20_Text">constructor()</text:span> of the <text:span text:style-name="Source_20_Text">Person</text:span> class:</text:p>
      <text:p text:style-name="Preformatted_20_Text"><text:span text:style-name="Source_20_Text">let john = new Person("John Doe");</text:span></text:p>
      <text:p text:style-name="P7"><text:bookmark text:name="shcb-language-4"/>Code language: JavaScript (javascript)</text:p>
      <text:p text:style-name="Text_20_body">The <text:span text:style-name="Source_20_Text">getName()</text:span> is called a method of the <text:span text:style-name="Source_20_Text">Person</text:span> class. Like a constructor function, you can call the methods of a class using the following syntax:</text:p>
      <text:p text:style-name="Preformatted_20_Text"><text:span text:style-name="Source_20_Text">objectName.methodName(args)</text:span></text:p>
      <text:p text:style-name="P7"><text:bookmark text:name="shcb-language-5"/>Code language: CSS (css)</text:p>
      <text:p text:style-name="Text_20_body">For example:</text:p>
      <text:p text:style-name="Preformatted_20_Text"><text:span text:style-name="Source_20_Text">let name = john.getName();</text:span></text:p>
      <text:p text:style-name="Preformatted_20_Text"><text:span text:style-name="Source_20_Text">console.log(name); // "John Doe"</text:span></text:p>
      <text:p text:style-name="P7"><text:bookmark text:name="shcb-language-6"/>Code language: JavaScript (javascript)</text:p>
      <text:p text:style-name="Text_20_body">To verify the fact that classes are special functions, you can use the <text:span text:style-name="Source_20_Text">typeof</text:span> operator of to check the type of the <text:span text:style-name="Source_20_Text">Person</text:span> class.</text:p>
      <text:p text:style-name="Preformatted_20_Text"><text:span text:style-name="Source_20_Text">console.log(typeof Person); // function</text:span></text:p>
      <text:p text:style-name="P7"><text:bookmark text:name="shcb-language-7"/>Code language: JavaScript (javascript)</text:p>
      <text:p text:style-name="Text_20_body">It returns <text:span text:style-name="Source_20_Text">function</text:span> as expected.</text:p>
      <text:p text:style-name="Text_20_body">The <text:span text:style-name="Source_20_Text">john</text:span> object is also an instance of the <text:span text:style-name="Source_20_Text">Person</text:span> and <text:span text:style-name="Source_20_Text">Object</text:span> types:</text:p>
      <text:p text:style-name="Preformatted_20_Text"><text:span text:style-name="Source_20_Text">console.log(john instanceof Person); // true</text:span></text:p>
      <text:p text:style-name="Preformatted_20_Text"><text:span text:style-name="Source_20_Text">console.log(john instanceof Object); // true</text:span></text:p>
      <text:p text:style-name="P7"><text:bookmark text:name="shcb-language-8"/>Code language: JavaScript (javascript)</text:p>
      <text:h text:style-name="Heading_20_2" text:outline-level="2"><text:soft-page-break/>Class vs. Custom type</text:h>
      <text:p text:style-name="Text_20_body">Despite the similarities between a class and a custom type defined via a constructor function, there are some important differences.</text:p>
      <text:p text:style-name="Text_20_body">First, class declarations are not <text:a xlink:type="simple" xlink:href="https://www.javascripttutorial.net/javascript-hoisting/" text:style-name="Internet_20_link" text:visited-style-name="Visited_20_Internet_20_Link">hoisted</text:a> like function declarations.</text:p>
      <text:p text:style-name="Text_20_body">For example, if you place the following code above the <text:span text:style-name="Source_20_Text">Person</text:span> class declaration section, you will get a <text:span text:style-name="Source_20_Text">ReferenceError</text:span>.</text:p>
      <text:p text:style-name="Preformatted_20_Text"><text:span text:style-name="Source_20_Text">let john = new Person("John Doe");</text:span></text:p>
      <text:p text:style-name="P7"><text:bookmark text:name="shcb-language-9"/>Code language: JavaScript (javascript)</text:p>
      <text:p text:style-name="Text_20_body">Error:</text:p>
      <text:p text:style-name="Preformatted_20_Text"><text:span text:style-name="Source_20_Text">Uncaught ReferenceError: Person is not defined</text:span></text:p>
      <text:p text:style-name="P7"><text:bookmark text:name="shcb-language-10"/>Code language: JavaScript (javascript)</text:p>
      <text:p text:style-name="Text_20_body">Second, all the code inside a class automatically executes in the strict mode. And you cannot change this behavior.</text:p>
      <text:p text:style-name="Text_20_body">Third, class methods are <text:a xlink:type="simple" xlink:href="https://www.javascripttutorial.net/javascript-enumerable-properties/" text:style-name="Internet_20_link" text:visited-style-name="Visited_20_Internet_20_Link">non-enumerable</text:a>. If you use a constructor/prototype pattern, you have to use the <text:span text:style-name="Source_20_Text">Object.defineProperty()</text:span> method to make a property non-enumerable.</text:p>
      <text:p text:style-name="Text_20_body">Finally, calling the class constructor without the <text:span text:style-name="Source_20_Text">new</text:span> operator will result in an error as shown in the following example.</text:p>
      <text:p text:style-name="Preformatted_20_Text"><text:span text:style-name="Source_20_Text">let john = Person("John Doe");</text:span></text:p>
      <text:p text:style-name="P7"><text:bookmark text:name="shcb-language-11"/>Code language: JavaScript (javascript)</text:p>
      <text:p text:style-name="Text_20_body">Error:</text:p>
      <text:p text:style-name="Preformatted_20_Text"><text:span text:style-name="Source_20_Text">Uncaught TypeError: Class constructor Person cannot be invoked without 'new'</text:span></text:p>
      <text:p text:style-name="P7"><text:bookmark text:name="shcb-language-12"/>Code language: JavaScript (javascript)</text:p>
      <text:p text:style-name="Text_20_body">Note that it’s possible to call the constructor function without the <text:span text:style-name="Source_20_Text">new</text:span> operator. In this case, the constructor function behaves like a regular function.</text:p>
      <text:h text:style-name="Heading_20_2" text:outline-level="2">Summary</text:h>
      <text:list xml:id="list2979070995" text:style-name="L37">
        <text:list-item>
          <text:p text:style-name="P72">Use the JavaScript <text:span text:style-name="Source_20_Text">class</text:span> keyword to declare a new class.</text:p>
        </text:list-item>
        <text:list-item>
          <text:p text:style-name="P45">A <text:span text:style-name="Source_20_Text">class</text:span> declaration is syntactic sugar over <text:a xlink:type="simple" xlink:href="https://www.javascripttutorial.net/javascript-prototypal-inheritance/" text:style-name="Internet_20_link" text:visited-style-name="Visited_20_Internet_20_Link">prototypal inheritance</text:a> with additional enhancements.</text:p>
        </text:list-item>
      </text:list>
      <text:p text:style-name="Standard"><text:a xlink:type="simple" xlink:href="https://www.javascripttutorial.net/es6/javascript-class/" text:style-name="Internet_20_link" text:visited-style-name="Visited_20_Internet_20_Link">https://www.javascripttutorial.net/es6/javascript-class/</text:a></text:p>
      <text:p text:style-name="Standard"/>
      <text:p text:style-name="Standard"/>
      <text:p text:style-name="Standard"><text:a xlink:type="simple" xlink:href="https://www.javascripttutorial.net/es6/" text:style-name="Internet_20_link" text:visited-style-name="Visited_20_Internet_20_Link">https://www.javascripttutorial.net/es6/</text:a> </text:p>
      <text:h text:style-name="P1" text:outline-level="1">JavaScript Map Object</text:h>
      <text:p text:style-name="Text_20_body"><text:span text:style-name="Strong_20_Emphasis">Summary</text:span>: in this tutorial, you will learn about the JavaScript Map object that maps a key to a value.</text:p>
      <text:h text:style-name="Heading_20_2" text:outline-level="2">Introduction to JavaScript Map object</text:h>
      <text:p text:style-name="Text_20_body">Before ES6, we often used an <text:a xlink:type="simple" xlink:href="https://www.javascripttutorial.net/javascript-objects/" text:style-name="Internet_20_link" text:visited-style-name="Visited_20_Internet_20_Link">object</text:a> to emulate a map by mapping a key to a value of any type. But using an object as a map has some side effects:</text:p>
      <text:list xml:id="list4156670825" text:style-name="L38">
        <text:list-item>
          <text:p text:style-name="P73">An object always has a default key like the <text:a xlink:type="simple" xlink:href="https://www.javascripttutorial.net/javascript-prototype/" text:style-name="Internet_20_link" text:visited-style-name="Visited_20_Internet_20_Link">prototype</text:a>.</text:p>
        </text:list-item>
        <text:list-item>
          <text:p text:style-name="P73">A key of an object must be a <text:a xlink:type="simple" xlink:href="https://www.javascripttutorial.net/javascript-string/" text:style-name="Internet_20_link" text:visited-style-name="Visited_20_Internet_20_Link">string</text:a> or a <text:a xlink:type="simple" xlink:href="https://www.javascripttutorial.net/es6/symbol/" text:style-name="Internet_20_link" text:visited-style-name="Visited_20_Internet_20_Link">symbol</text:a>, you cannot use an object as a key.</text:p>
        </text:list-item>
        <text:list-item>
          <text:p text:style-name="P46">An object does not have a property that represents the size of the map.</text:p>
        </text:list-item>
      </text:list>
      <text:p text:style-name="Text_20_body">ES6 provides a new collection type called <text:span text:style-name="Source_20_Text">Map</text:span> that addresses these deficiencies.</text:p>
      <text:p text:style-name="Text_20_body">By definition, a <text:span text:style-name="Source_20_Text">Map</text:span> object holds key-value pairs. Keys are unique in a Map’s collection. In other words, a key in a Map object only appears once.</text:p>
      <text:p text:style-name="Text_20_body">Keys and values of a Map can be any values.</text:p>
      <text:p text:style-name="Text_20_body">When iterating a <text:span text:style-name="Source_20_Text">Map</text:span> object, each iteration returns a 2-member array of <text:span text:style-name="Source_20_Text">[key, value]</text:span>. The iteration order follows the insertion order which corresponds to the order in which each key-value pair was first inserted into the Map by the <text:span text:style-name="Source_20_Text">set()</text:span> method.</text:p>
      <text:p text:style-name="Text_20_body">To create a new <text:span text:style-name="Source_20_Text">Map</text:span>, you use the following syntax:</text:p>
      <text:p text:style-name="Preformatted_20_Text"><text:span text:style-name="Source_20_Text">let map = new Map([iterable]);</text:span></text:p>
      <text:p text:style-name="P7"><text:bookmark text:name="shcb-language-13"/>Code language: JavaScript (javascript)</text:p>
      <text:p text:style-name="Text_20_body">The <text:span text:style-name="Source_20_Text">Map()</text:span> accepts an optional <text:a xlink:type="simple" xlink:href="https://www.javascripttutorial.net/es6/javascript-iterator/" text:style-name="Internet_20_link" text:visited-style-name="Visited_20_Internet_20_Link">iterable</text:a> object whose elements are key-value pairs.</text:p>
      <text:h text:style-name="Heading_20_2" text:outline-level="2">Useful JavaScript Map methods</text:h>
      <text:list xml:id="list3639564790" text:style-name="L39">
        <text:list-item>
          <text:p text:style-name="P74"><text:span text:style-name="Source_20_Text">clear()</text:span> – removes all elements from the map object.</text:p>
        </text:list-item>
        <text:list-item>
          <text:p text:style-name="P74"><text:s/><text:span text:style-name="Source_20_Text">delete(key)</text:span> – removes an element specified by the key. It returns if the element is in the map, or false if it does not.</text:p>
        </text:list-item>
        <text:list-item>
          <text:p text:style-name="P74"><text:s/><text:span text:style-name="Source_20_Text">entries()</text:span> – returns a new Iterator object that contains an array of <text:span text:style-name="Source_20_Text">[key, value]</text:span> for each element in the map object. The order of objects in the map is the same as the insertion order.</text:p>
        </text:list-item>
        <text:list-item>
          <text:p text:style-name="P74"><text:s/><text:span text:style-name="Source_20_Text">forEach(callback[, thisArg])</text:span> – invokes a callback for each key-value pair in the map in the insertion order. The optional thisArg parameter sets the <text:span text:style-name="Source_20_Text">this</text:span> value for each callback.</text:p>
        </text:list-item>
        <text:list-item>
          <text:p text:style-name="P74"><text:s/>get(key) – returns the value associated with the key. If the key does not exist, it returns undefined.</text:p>
        </text:list-item>
        <text:list-item>
          <text:p text:style-name="P74"><text:s/>has(key) – returns true if a value associated with the key exists or false otherwise.</text:p>
        </text:list-item>
        <text:list-item>
          <text:p text:style-name="P74"><text:s/><text:span text:style-name="Source_20_Text">keys()</text:span> – returns a new Iterator that contains the keys for elements in insertion order.</text:p>
        </text:list-item>
        <text:list-item>
          <text:p text:style-name="P74"><text:s/><text:span text:style-name="Source_20_Text">set(key, value)</text:span> – sets the value for the key in the map object. It returns the map object itself therefore you can chain this method with other methods.</text:p>
        </text:list-item>
        <text:list-item>
          <text:p text:style-name="P47"><text:soft-page-break/><text:s/><text:span text:style-name="Source_20_Text">values()</text:span> returns a new iterator object that contains values for each element in insertion order.</text:p>
        </text:list-item>
      </text:list>
      <text:h text:style-name="Heading_20_2" text:outline-level="2">JavaScript Map examples</text:h>
      <text:p text:style-name="Text_20_body">Let’s take some examples of using a Map object.</text:p>
      <text:h text:style-name="Heading_20_3" text:outline-level="3">Create a new Map object</text:h>
      <text:p text:style-name="Text_20_body">Suppose you have a list of <text:span text:style-name="Source_20_Text">user</text:span> objects as follows:</text:p>
      <text:p text:style-name="Preformatted_20_Text"><text:span text:style-name="Source_20_Text">let john = {name: 'John Doe'},</text:span></text:p>
      <text:p text:style-name="Preformatted_20_Text"><text:span text:style-name="Source_20_Text"><text:s text:c="4"/>lily = {name: 'Lily Bush'},</text:span></text:p>
      <text:p text:style-name="Preformatted_20_Text"><text:span text:style-name="Source_20_Text"><text:s text:c="4"/>peter = {name: 'Peter Drucker'};</text:span></text:p>
      <text:p text:style-name="P7"><text:bookmark text:name="shcb-language-21"/>Code language: JavaScript (javascript)</text:p>
      <text:p text:style-name="Text_20_body">Assuming that you have to create a map of users and roles. In this case, you use the following code:</text:p>
      <text:p text:style-name="Preformatted_20_Text"><text:span text:style-name="Source_20_Text">let userRoles = new Map();</text:span></text:p>
      <text:p text:style-name="P7"><text:bookmark text:name="shcb-language-31"/>Code language: JavaScript (javascript)</text:p>
      <text:p text:style-name="Text_20_body">The <text:span text:style-name="Source_20_Text">userRoles</text:span> is an instance of the <text:span text:style-name="Source_20_Text">Map</text:span> object and its type is an object as illustrated in the following example:</text:p>
      <text:p text:style-name="Preformatted_20_Text"><text:span text:style-name="Source_20_Text">console.log(typeof(userRoles)); // object</text:span></text:p>
      <text:p text:style-name="Preformatted_20_Text"><text:span text:style-name="Source_20_Text">console.log(userRoles instanceof Map); // true</text:span></text:p>
      <text:p text:style-name="P7"><text:bookmark text:name="shcb-language-41"/>Code language: JavaScript (javascript)</text:p>
      <text:h text:style-name="Heading_20_3" text:outline-level="3">Add elements to a Map</text:h>
      <text:p text:style-name="Text_20_body">To assign a role to a user, you use the <text:span text:style-name="Source_20_Text">set()</text:span> method:</text:p>
      <text:p text:style-name="Preformatted_20_Text"><text:span text:style-name="Source_20_Text">userRoles.set(john, 'admin');</text:span></text:p>
      <text:p text:style-name="P7"><text:bookmark text:name="shcb-language-51"/>Code language: JavaScript (javascript)</text:p>
      <text:p text:style-name="Text_20_body">The <text:span text:style-name="Source_20_Text">set()</text:span> method maps user <text:span text:style-name="Source_20_Text">john</text:span> with the <text:span text:style-name="Source_20_Text">admin</text:span> role. Since the <text:span text:style-name="Source_20_Text">set()</text:span> method is chainable, you can save some typing as shown in this example:</text:p>
      <text:p text:style-name="Preformatted_20_Text"><text:span text:style-name="Source_20_Text">userRoles.set(lily, 'editor')</text:span></text:p>
      <text:p text:style-name="Preformatted_20_Text"><text:span text:style-name="Source_20_Text"><text:s text:c="10"/>.set(peter, 'subscriber');</text:span></text:p>
      <text:p text:style-name="P7"><text:bookmark text:name="shcb-language-61"/>Code language: JavaScript (javascript)</text:p>
      <text:h text:style-name="Heading_20_3" text:outline-level="3">Initialize a map with an iterable object</text:h>
      <text:p text:style-name="Text_20_body">As mentioned earlier, you can pass an iterable object to the <text:span text:style-name="Source_20_Text">Map()</text:span> constructor:</text:p>
      <text:p text:style-name="Preformatted_20_Text"><text:span text:style-name="Source_20_Text">let userRoles = new Map([</text:span></text:p>
      <text:p text:style-name="Preformatted_20_Text"><text:span text:style-name="Source_20_Text"><text:s text:c="4"/>[john, 'admin'],</text:span></text:p>
      <text:p text:style-name="Preformatted_20_Text"><text:span text:style-name="Source_20_Text"><text:s text:c="4"/>[lily, 'editor'],</text:span></text:p>
      <text:p text:style-name="Preformatted_20_Text"><text:span text:style-name="Source_20_Text"><text:s text:c="4"/>[peter, 'subscriber']</text:span></text:p>
      <text:p text:style-name="Preformatted_20_Text"><text:span text:style-name="Source_20_Text">]);</text:span></text:p>
      <text:p text:style-name="P7"><text:bookmark text:name="shcb-language-71"/>Code language: JavaScript (javascript)</text:p>
      <text:h text:style-name="Heading_20_3" text:outline-level="3">Get an element from a map by key</text:h>
      <text:p text:style-name="Text_20_body">If you want to see the roles of <text:span text:style-name="Source_20_Text">John</text:span> , you use the <text:span text:style-name="Source_20_Text">get()</text:span> method:</text:p>
      <text:p text:style-name="Preformatted_20_Text"><text:soft-page-break/><text:span text:style-name="Source_20_Text">userRoles.get(john); // admin</text:span></text:p>
      <text:p text:style-name="P7"><text:bookmark text:name="shcb-language-81"/>Code language: JavaScript (javascript)</text:p>
      <text:p text:style-name="Text_20_body">If you pass a key that does not exist, the <text:span text:style-name="Source_20_Text">get()</text:span> method will return <text:span text:style-name="Source_20_Text">undefined</text:span>.</text:p>
      <text:p text:style-name="Preformatted_20_Text"><text:span text:style-name="Source_20_Text">let foo = {name: 'Foo'};</text:span></text:p>
      <text:p text:style-name="Preformatted_20_Text"><text:span text:style-name="Source_20_Text">userRoles.get(foo); //undefined</text:span></text:p>
      <text:p text:style-name="P7"><text:bookmark text:name="shcb-language-91"/>Code language: JavaScript (javascript)</text:p>
      <text:h text:style-name="Heading_20_3" text:outline-level="3">Check the existence of an element by key</text:h>
      <text:p text:style-name="Text_20_body">To check if a key exists in the map, you use the <text:span text:style-name="Source_20_Text">has()</text:span> method.</text:p>
      <text:p text:style-name="Preformatted_20_Text"><text:span text:style-name="Source_20_Text">userRoles.has(foo); // false</text:span></text:p>
      <text:p text:style-name="Preformatted_20_Text"><text:span text:style-name="Source_20_Text">userRoles.has(lily); // true</text:span></text:p>
      <text:p text:style-name="P7"><text:bookmark text:name="shcb-language-101"/>Code language: JavaScript (javascript)</text:p>
      <text:h text:style-name="Heading_20_3" text:outline-level="3">Get the number of elements in the map</text:h>
      <text:p text:style-name="Text_20_body">The <text:span text:style-name="Source_20_Text">size</text:span> property returns the number of entries of the Map object.</text:p>
      <text:p text:style-name="Preformatted_20_Text"><text:span text:style-name="Source_20_Text">console.log(userRoles.size); // 3</text:span></text:p>
      <text:p text:style-name="P7"><text:bookmark text:name="shcb-language-111"/>Code language: JavaScript (javascript)</text:p>
      <text:h text:style-name="Heading_20_3" text:outline-level="3">Iterate over map keys</text:h>
      <text:p text:style-name="Text_20_body">To get the keys of a <text:span text:style-name="Source_20_Text">Map</text:span> object, you use the <text:span text:style-name="Source_20_Text">keys()</text:span> method. The <text:span text:style-name="Source_20_Text">keys()</text:span> returns a new <text:a xlink:type="simple" xlink:href="https://www.javascripttutorial.net/es6/javascript-iterator/" text:style-name="Internet_20_link" text:visited-style-name="Visited_20_Internet_20_Link">iterator</text:a> object that contains the keys of elements in the map.</text:p>
      <text:p text:style-name="Text_20_body">The following example displays the username of the users in the <text:span text:style-name="Source_20_Text">userRoles</text:span> map object.</text:p>
      <text:p text:style-name="Preformatted_20_Text"><text:span text:style-name="Source_20_Text">let john = { name: 'John Doe' },</text:span></text:p>
      <text:p text:style-name="Preformatted_20_Text"><text:span text:style-name="Source_20_Text"><text:s text:c="2"/>lily = { name: 'Lily Bush' },</text:span></text:p>
      <text:p text:style-name="Preformatted_20_Text"><text:span text:style-name="Source_20_Text"><text:s text:c="2"/>peter = { name: 'Peter Drucker' };</text:span></text:p>
      <text:p text:style-name="Preformatted_20_Text"/>
      <text:p text:style-name="Preformatted_20_Text"><text:span text:style-name="Source_20_Text">let userRoles = new Map([</text:span></text:p>
      <text:p text:style-name="Preformatted_20_Text"><text:span text:style-name="Source_20_Text"><text:s text:c="2"/>[john, 'admin'],</text:span></text:p>
      <text:p text:style-name="Preformatted_20_Text"><text:span text:style-name="Source_20_Text"><text:s text:c="2"/>[lily, 'editor'],</text:span></text:p>
      <text:p text:style-name="Preformatted_20_Text"><text:span text:style-name="Source_20_Text"><text:s text:c="2"/>[peter, 'subscriber'],</text:span></text:p>
      <text:p text:style-name="Preformatted_20_Text"><text:span text:style-name="Source_20_Text">]);</text:span></text:p>
      <text:p text:style-name="Preformatted_20_Text"/>
      <text:p text:style-name="Preformatted_20_Text"><text:span text:style-name="Source_20_Text">for (const user of userRoles.keys()) {</text:span></text:p>
      <text:p text:style-name="Preformatted_20_Text"><text:span text:style-name="Source_20_Text"><text:s text:c="2"/>console.log(user.name);</text:span></text:p>
      <text:p text:style-name="Preformatted_20_Text"><text:span text:style-name="Source_20_Text">}</text:span></text:p>
      <text:p text:style-name="P7"><text:bookmark text:name="shcb-language-121"/>Code language: JavaScript (javascript)</text:p>
      <text:p text:style-name="Text_20_body">Output:</text:p>
      <text:p text:style-name="Preformatted_20_Text"><text:span text:style-name="Source_20_Text">John Doe</text:span></text:p>
      <text:p text:style-name="Preformatted_20_Text"><text:span text:style-name="Source_20_Text">Lily Bush</text:span></text:p>
      <text:p text:style-name="P4"><text:span text:style-name="Source_20_Text">Peter Drucker</text:span></text:p>
      <text:h text:style-name="Heading_20_3" text:outline-level="3">Iterate over map values</text:h>
      <text:p text:style-name="Text_20_body">Similarly, you can use the <text:span text:style-name="Source_20_Text">values()</text:span> method to get an iterator object that contains values for all the elements in the map:</text:p>
      <text:p text:style-name="Preformatted_20_Text"><text:span text:style-name="Source_20_Text">let john = { name: 'John Doe' },</text:span></text:p>
      <text:p text:style-name="Preformatted_20_Text"><text:soft-page-break/><text:span text:style-name="Source_20_Text"><text:s text:c="2"/>lily = { name: 'Lily Bush' },</text:span></text:p>
      <text:p text:style-name="Preformatted_20_Text"><text:span text:style-name="Source_20_Text"><text:s text:c="2"/>peter = { name: 'Peter Drucker' };</text:span></text:p>
      <text:p text:style-name="Preformatted_20_Text"/>
      <text:p text:style-name="Preformatted_20_Text"><text:span text:style-name="Source_20_Text">let userRoles = new Map([</text:span></text:p>
      <text:p text:style-name="Preformatted_20_Text"><text:span text:style-name="Source_20_Text"><text:s text:c="2"/>[john, 'admin'],</text:span></text:p>
      <text:p text:style-name="Preformatted_20_Text"><text:span text:style-name="Source_20_Text"><text:s text:c="2"/>[lily, 'editor'],</text:span></text:p>
      <text:p text:style-name="Preformatted_20_Text"><text:span text:style-name="Source_20_Text"><text:s text:c="2"/>[peter, 'subscriber'],</text:span></text:p>
      <text:p text:style-name="Preformatted_20_Text"><text:span text:style-name="Source_20_Text">]);</text:span></text:p>
      <text:p text:style-name="Preformatted_20_Text"/>
      <text:p text:style-name="Preformatted_20_Text"><text:span text:style-name="Source_20_Text">for (let role of userRoles.values()) {</text:span></text:p>
      <text:p text:style-name="Preformatted_20_Text"><text:span text:style-name="Source_20_Text"><text:s text:c="2"/>console.log(role);</text:span></text:p>
      <text:p text:style-name="Preformatted_20_Text"><text:span text:style-name="Source_20_Text">}</text:span></text:p>
      <text:p text:style-name="P7"><text:bookmark text:name="shcb-language-131"/>Code language: JavaScript (javascript)</text:p>
      <text:p text:style-name="Text_20_body">Output:</text:p>
      <text:p text:style-name="Preformatted_20_Text"><text:span text:style-name="Source_20_Text">admin</text:span></text:p>
      <text:p text:style-name="Preformatted_20_Text"><text:span text:style-name="Source_20_Text">editor</text:span></text:p>
      <text:p text:style-name="P4"><text:span text:style-name="Source_20_Text">subscriber</text:span></text:p>
      <text:h text:style-name="Heading_20_3" text:outline-level="3">Iterate over map elements</text:h>
      <text:p text:style-name="Text_20_body">Also, the <text:span text:style-name="Source_20_Text">entries()</text:span> method returns an iterator object that contains an array of <text:span text:style-name="Source_20_Text">[key,value]</text:span> of each element in the <text:span text:style-name="Source_20_Text">Map</text:span> object:</text:p>
      <text:p text:style-name="Preformatted_20_Text"><text:span text:style-name="Source_20_Text">let john = { name: 'John Doe' },</text:span></text:p>
      <text:p text:style-name="Preformatted_20_Text"><text:span text:style-name="Source_20_Text"><text:s text:c="2"/>lily = { name: 'Lily Bush' },</text:span></text:p>
      <text:p text:style-name="Preformatted_20_Text"><text:span text:style-name="Source_20_Text"><text:s text:c="2"/>peter = { name: 'Peter Drucker' };</text:span></text:p>
      <text:p text:style-name="Preformatted_20_Text"/>
      <text:p text:style-name="Preformatted_20_Text"><text:span text:style-name="Source_20_Text">let userRoles = new Map([</text:span></text:p>
      <text:p text:style-name="Preformatted_20_Text"><text:span text:style-name="Source_20_Text"><text:s text:c="2"/>[john, 'admin'],</text:span></text:p>
      <text:p text:style-name="Preformatted_20_Text"><text:span text:style-name="Source_20_Text"><text:s text:c="2"/>[lily, 'editor'],</text:span></text:p>
      <text:p text:style-name="Preformatted_20_Text"><text:span text:style-name="Source_20_Text"><text:s text:c="2"/>[peter, 'subscriber'],</text:span></text:p>
      <text:p text:style-name="Preformatted_20_Text"><text:span text:style-name="Source_20_Text">]);</text:span></text:p>
      <text:p text:style-name="Preformatted_20_Text"/>
      <text:p text:style-name="Preformatted_20_Text"><text:span text:style-name="Source_20_Text">for (const role of userRoles.entries()) {</text:span></text:p>
      <text:p text:style-name="Preformatted_20_Text"><text:span text:style-name="Source_20_Text"><text:s text:c="2"/>console.log(`${role[0].name}: ${role[1]}`);</text:span></text:p>
      <text:p text:style-name="Preformatted_20_Text"><text:span text:style-name="Source_20_Text">}</text:span></text:p>
      <text:p text:style-name="P7"><text:bookmark text:name="shcb-language-14"/>Code language: JavaScript (javascript)</text:p>
      <text:p text:style-name="Text_20_body">To make the iteration more natural, you can use <text:a xlink:type="simple" xlink:href="https://www.javascripttutorial.net/es6/destructuring/" text:style-name="Internet_20_link" text:visited-style-name="Visited_20_Internet_20_Link">destructuring</text:a> as follows:</text:p>
      <text:p text:style-name="Preformatted_20_Text"><text:span text:style-name="Source_20_Text">let john = { name: 'John Doe' },</text:span></text:p>
      <text:p text:style-name="Preformatted_20_Text"><text:span text:style-name="Source_20_Text"><text:s text:c="2"/>lily = { name: 'Lily Bush' },</text:span></text:p>
      <text:p text:style-name="Preformatted_20_Text"><text:span text:style-name="Source_20_Text"><text:s text:c="2"/>peter = { name: 'Peter Drucker' };</text:span></text:p>
      <text:p text:style-name="Preformatted_20_Text"/>
      <text:p text:style-name="Preformatted_20_Text"><text:span text:style-name="Source_20_Text">let userRoles = new Map([</text:span></text:p>
      <text:p text:style-name="Preformatted_20_Text"><text:span text:style-name="Source_20_Text"><text:s text:c="2"/>[john, 'admin'],</text:span></text:p>
      <text:p text:style-name="Preformatted_20_Text"><text:span text:style-name="Source_20_Text"><text:s text:c="2"/>[lily, 'editor'],</text:span></text:p>
      <text:p text:style-name="Preformatted_20_Text"><text:span text:style-name="Source_20_Text"><text:s text:c="2"/>[peter, 'subscriber'],</text:span></text:p>
      <text:p text:style-name="Preformatted_20_Text"><text:span text:style-name="Source_20_Text">]);</text:span></text:p>
      <text:p text:style-name="Preformatted_20_Text"/>
      <text:p text:style-name="Preformatted_20_Text"><text:span text:style-name="Source_20_Text">for (let [user, role] of userRoles.entries()) {</text:span></text:p>
      <text:p text:style-name="Preformatted_20_Text"><text:span text:style-name="Source_20_Text"><text:s text:c="2"/>console.log(`${user.name}: ${role}`);</text:span></text:p>
      <text:p text:style-name="Preformatted_20_Text"><text:span text:style-name="Source_20_Text">}</text:span></text:p>
      <text:p text:style-name="P7"><text:bookmark text:name="shcb-language-15"/>Code language: JavaScript (javascript)</text:p>
      <text:p text:style-name="Text_20_body">In addition to <text:a xlink:type="simple" xlink:href="https://www.javascripttutorial.net/es6/javascript-for-of/" text:style-name="Internet_20_link" text:visited-style-name="Visited_20_Internet_20_Link"><text:span text:style-name="Source_20_Text">for...of</text:span></text:a> loop, you can use the <text:span text:style-name="Source_20_Text">forEach()</text:span> method of the map object:</text:p>
      <text:p text:style-name="Preformatted_20_Text"><text:span text:style-name="Source_20_Text">let john = { name: 'John Doe' },</text:span></text:p>
      <text:p text:style-name="Preformatted_20_Text"><text:span text:style-name="Source_20_Text"><text:s text:c="2"/>lily = { name: 'Lily Bush' },</text:span></text:p>
      <text:p text:style-name="Preformatted_20_Text"><text:soft-page-break/><text:span text:style-name="Source_20_Text"><text:s text:c="2"/>peter = { name: 'Peter Drucker' };</text:span></text:p>
      <text:p text:style-name="Preformatted_20_Text"/>
      <text:p text:style-name="Preformatted_20_Text"><text:span text:style-name="Source_20_Text">let userRoles = new Map([</text:span></text:p>
      <text:p text:style-name="Preformatted_20_Text"><text:span text:style-name="Source_20_Text"><text:s text:c="2"/>[john, 'admin'],</text:span></text:p>
      <text:p text:style-name="Preformatted_20_Text"><text:span text:style-name="Source_20_Text"><text:s text:c="2"/>[lily, 'editor'],</text:span></text:p>
      <text:p text:style-name="Preformatted_20_Text"><text:span text:style-name="Source_20_Text"><text:s text:c="2"/>[peter, 'subscriber'],</text:span></text:p>
      <text:p text:style-name="Preformatted_20_Text"><text:span text:style-name="Source_20_Text">]);</text:span></text:p>
      <text:p text:style-name="Preformatted_20_Text"/>
      <text:p text:style-name="Preformatted_20_Text"><text:span text:style-name="Source_20_Text">userRoles.forEach((role, user) =&gt; console.log(`${user.name}: ${role}`));</text:span></text:p>
      <text:p text:style-name="P7"><text:bookmark text:name="shcb-language-16"/>Code language: JavaScript (javascript)</text:p>
      <text:h text:style-name="Heading_20_3" text:outline-level="3">Convert map keys or values to a array</text:h>
      <text:p text:style-name="Text_20_body">Sometimes, you want to work with an array instead of an iterable object, in this case, you can use the <text:a xlink:type="simple" xlink:href="https://www.javascripttutorial.net/es6/javascript-spread/" text:style-name="Internet_20_link" text:visited-style-name="Visited_20_Internet_20_Link">spread operator</text:a>.</text:p>
      <text:p text:style-name="Text_20_body">The following example converts keys for each element into an array of keys:</text:p>
      <text:p text:style-name="Preformatted_20_Text"><text:span text:style-name="Source_20_Text">var keys = [...userRoles.keys()];</text:span></text:p>
      <text:p text:style-name="Preformatted_20_Text"><text:span text:style-name="Source_20_Text">console.log(keys);</text:span></text:p>
      <text:p text:style-name="P7"><text:bookmark text:name="shcb-language-17"/>Code language: JavaScript (javascript)</text:p>
      <text:p text:style-name="Text_20_body">Output:</text:p>
      <text:p text:style-name="Preformatted_20_Text"><text:span text:style-name="Source_20_Text">[ { name: 'John Doe' },</text:span></text:p>
      <text:p text:style-name="Preformatted_20_Text"><text:span text:style-name="Source_20_Text"><text:s text:c="2"/>{ name: 'Lily Bush' },</text:span></text:p>
      <text:p text:style-name="Preformatted_20_Text"><text:span text:style-name="Source_20_Text"><text:s text:c="2"/>{ name: 'Peter Drucker' } ]</text:span></text:p>
      <text:p text:style-name="P7"><text:bookmark text:name="shcb-language-18"/>Code language: JavaScript (javascript)</text:p>
      <text:p text:style-name="Text_20_body">And the following converts the values of elements to an array:</text:p>
      <text:p text:style-name="Preformatted_20_Text"><text:span text:style-name="Source_20_Text">let roles = [...userRoles.values()];</text:span></text:p>
      <text:p text:style-name="Preformatted_20_Text"><text:span text:style-name="Source_20_Text">console.log(roles);</text:span></text:p>
      <text:p text:style-name="P7"><text:bookmark text:name="shcb-language-19"/>Code language: JavaScript (javascript)</text:p>
      <text:p text:style-name="Text_20_body">Output</text:p>
      <text:p text:style-name="Preformatted_20_Text"><text:span text:style-name="Source_20_Text">[ 'admin', 'editor', 'subscriber' ]</text:span></text:p>
      <text:p text:style-name="P7"><text:bookmark text:name="shcb-language-20"/>Code language: JSON / JSON with Comments (json)</text:p>
      <text:h text:style-name="Heading_20_3" text:outline-level="3">Delete an element by key</text:h>
      <text:p text:style-name="Text_20_body">To delete an entry in the map, you use the <text:span text:style-name="Source_20_Text">delete()</text:span> method.</text:p>
      <text:p text:style-name="Preformatted_20_Text"><text:span text:style-name="Source_20_Text">userRoles.delete(john);</text:span></text:p>
      <text:p text:style-name="P7"><text:bookmark text:name="shcb-language-211"/>Code language: CSS (css)</text:p>
      <text:h text:style-name="Heading_20_3" text:outline-level="3">Delete all elements in the map</text:h>
      <text:p text:style-name="Text_20_body">To delete all entries in the <text:span text:style-name="Source_20_Text">Map</text:span> object, you use the <text:span text:style-name="Source_20_Text">clear()</text:span> method:</text:p>
      <text:p text:style-name="Preformatted_20_Text"><text:span text:style-name="Source_20_Text">userRoles.clear();</text:span></text:p>
      <text:p text:style-name="P7"><text:bookmark text:name="shcb-language-22"/>Code language: CSS (css)</text:p>
      <text:p text:style-name="Text_20_body">Hence, the size of the map now is zero.</text:p>
      <text:p text:style-name="Preformatted_20_Text"><text:span text:style-name="Source_20_Text">console.log(userRoles.size); // 0</text:span></text:p>
      <text:p text:style-name="P7"><text:bookmark text:name="shcb-language-23"/>Code language: JavaScript (javascript)</text:p>
      <text:h text:style-name="Heading_20_2" text:outline-level="2"><text:soft-page-break/>WeakMap</text:h>
      <text:p text:style-name="Text_20_body">A <text:span text:style-name="Source_20_Text">WeakMap</text:span> is similar to a <text:span text:style-name="Source_20_Text">Map</text:span> except the keys of a <text:span text:style-name="Source_20_Text">WeakMap</text:span> must be objects. It means that when a reference to a key (an object) is out of scope, the corresponding value is automatically released from the memory.</text:p>
      <text:p text:style-name="Text_20_body">A <text:span text:style-name="Source_20_Text">WeakMap</text:span> only has subset methods of a <text:span text:style-name="Source_20_Text">Map</text:span> object:</text:p>
      <text:list xml:id="list1504140537" text:style-name="L40">
        <text:list-item>
          <text:p text:style-name="P75"><text:s/><text:span text:style-name="Source_20_Text">get(key)</text:span></text:p>
        </text:list-item>
        <text:list-item>
          <text:p text:style-name="P75"><text:s/><text:span text:style-name="Source_20_Text">set(key, value)</text:span></text:p>
        </text:list-item>
        <text:list-item>
          <text:p text:style-name="P75"><text:s/><text:span text:style-name="Source_20_Text">has(key)</text:span></text:p>
        </text:list-item>
        <text:list-item>
          <text:p text:style-name="P48"><text:s/><text:span text:style-name="Source_20_Text">delete(key)</text:span></text:p>
        </text:list-item>
      </text:list>
      <text:p text:style-name="Text_20_body">Here are the main difference between a <text:span text:style-name="Source_20_Text">Map</text:span> and a <text:span text:style-name="Source_20_Text">WeekMap</text:span>:</text:p>
      <text:list xml:id="list3717115359" text:style-name="L41">
        <text:list-item>
          <text:p text:style-name="P76">Elements of a WeakMap cannot be iterated.</text:p>
        </text:list-item>
        <text:list-item>
          <text:p text:style-name="P76">Cannot clear all elements at once.</text:p>
        </text:list-item>
        <text:list-item>
          <text:p text:style-name="P49">Cannot check the size of a WeakMap.</text:p>
        </text:list-item>
      </text:list>
      <text:p text:style-name="Text_20_body">In this tutorial, you have learned how to work with the JavaScript Map object and its useful methods to manipulate entries in the map.</text:p>
      <text:p text:style-name="Standard"><text:a xlink:type="simple" xlink:href="https://www.javascripttutorial.net/es6/javascript-map/" text:style-name="Internet_20_link" text:visited-style-name="Visited_20_Internet_20_Link">https://www.javascripttutorial.net/es6/javascript-map/</text:a></text:p>
      <text:p text:style-name="Standard"/>
      <text:p text:style-name="Standard"/>
      <text:h text:style-name="Heading_20_1" text:outline-level="1">An Introduction to JavaScript Arrow Functions</text:h>
      <text:p text:style-name="Text_20_body"><text:span text:style-name="Strong_20_Emphasis">ummary</text:span>: in this tutorial, you will learn how to use the JavaScript arrow function to write more concise code for function expressions.</text:p>
      <text:h text:style-name="Heading_20_2" text:outline-level="2">Introduction to JavaScript arrow functions</text:h>
      <text:p text:style-name="Text_20_body">ES6 arrow functions provide you with an alternative way to write a shorter syntax compared to the function expression.</text:p>
      <text:p text:style-name="Text_20_body">The following example defines a function expression that returns the sum of two numbers:</text:p>
      <text:p text:style-name="Preformatted_20_Text"><text:span text:style-name="Source_20_Text">let add = function (x, y) {</text:span></text:p>
      <text:p text:style-name="Preformatted_20_Text"><text:span text:style-name="Source_20_Text"><text:s text:c="8"/>return x + y;</text:span></text:p>
      <text:p text:style-name="Preformatted_20_Text"><text:span text:style-name="Source_20_Text">};</text:span></text:p>
      <text:p text:style-name="Preformatted_20_Text"/>
      <text:p text:style-name="Preformatted_20_Text"><text:span text:style-name="Source_20_Text">console.log(add(10, 20)); // 30</text:span></text:p>
      <text:p text:style-name="P7"><text:bookmark text:name="shcb-language-110"/>Code language: JavaScript (javascript)</text:p>
      <text:p text:style-name="Text_20_body">The following example is equivalent to the above <text:span text:style-name="Source_20_Text">add()</text:span> function expression but use an arrow function instead:</text:p>
      <text:p text:style-name="Preformatted_20_Text"><text:span text:style-name="Source_20_Text">let add = (x, y) =&gt; x + y;</text:span></text:p>
      <text:p text:style-name="Preformatted_20_Text"/>
      <text:p text:style-name="Preformatted_20_Text"><text:span text:style-name="Source_20_Text">console.log(add(10, 20)); // 30;</text:span></text:p>
      <text:p text:style-name="P7"><text:bookmark text:name="shcb-language-24"/>Code language: JavaScript (javascript)</text:p>
      <text:p text:style-name="Text_20_body"><text:soft-page-break/>In this example, the arrow function has one expression <text:span text:style-name="Source_20_Text">x + y</text:span> so it returns the result of the expression.</text:p>
      <text:p text:style-name="Text_20_body">However, if you use the block syntax, you need to specify the <text:span text:style-name="Source_20_Text">return</text:span> keyword:</text:p>
      <text:p text:style-name="Preformatted_20_Text"><text:span text:style-name="Source_20_Text">let add = (x, y) =&gt; { return x + y; };</text:span></text:p>
      <text:p text:style-name="P7"><text:bookmark text:name="shcb-language-32"/>Code language: JavaScript (javascript)</text:p>
      <text:p text:style-name="Text_20_body">The <text:s/><text:span text:style-name="Source_20_Text">typeof</text:span> operator returns <text:span text:style-name="Source_20_Text">function</text:span> indicating the type of arrow function.</text:p>
      <text:p text:style-name="Preformatted_20_Text"><text:span text:style-name="Source_20_Text">console.log(typeof add); // function</text:span></text:p>
      <text:p text:style-name="P7"><text:bookmark text:name="shcb-language-42"/>Code language: JavaScript (javascript)</text:p>
      <text:p text:style-name="Text_20_body">The arrow function is also an instance of the <text:a xlink:type="simple" xlink:href="https://www.javascripttutorial.net/javascript-function-type/" text:style-name="Internet_20_link" text:visited-style-name="Visited_20_Internet_20_Link">Function type</text:a> as shown in the following example:</text:p>
      <text:p text:style-name="Preformatted_20_Text"><text:span text:style-name="Source_20_Text">console.log(add instanceof Function); // true</text:span></text:p>
      <text:p text:style-name="P7"><text:bookmark text:name="shcb-language-52"/>Code language: JavaScript (javascript)</text:p>
      <text:h text:style-name="Heading_20_3" text:outline-level="3">JavaScript arrow functions with multiple parameters</text:h>
      <text:p text:style-name="Text_20_body">If an arrow function has two or more parameters, you use the following syntax:</text:p>
      <text:p text:style-name="Preformatted_20_Text"><text:span text:style-name="Source_20_Text">(p1, p2, ..., pn) =&gt; expression;</text:span></text:p>
      <text:p text:style-name="P7"><text:bookmark text:name="shcb-language-62"/>Code language: PHP (php)</text:p>
      <text:p text:style-name="Text_20_body">The following expression:</text:p>
      <text:p text:style-name="Preformatted_20_Text"><text:span text:style-name="Source_20_Text">=&gt; expression</text:span></text:p>
      <text:p text:style-name="P7"><text:bookmark text:name="shcb-language-72"/>Code language: PHP (php)</text:p>
      <text:p text:style-name="Text_20_body">is equivalent to the following expression:</text:p>
      <text:p text:style-name="Preformatted_20_Text"><text:span text:style-name="Source_20_Text">=&gt; { return expression; }</text:span></text:p>
      <text:p text:style-name="P7"><text:bookmark text:name="shcb-language-82"/>Code language: PHP (php)</text:p>
      <text:p text:style-name="Text_20_body">For example, to <text:a xlink:type="simple" xlink:href="https://www.javascripttutorial.net/javascript-array-sort/" text:style-name="Internet_20_link" text:visited-style-name="Visited_20_Internet_20_Link">sort an array</text:a> of numbers in the descending order, you use the <text:span text:style-name="Source_20_Text">sort()</text:span> method of the array object as follows:</text:p>
      <text:p text:style-name="Preformatted_20_Text"><text:span text:style-name="Source_20_Text">let numbers = [4,2,6];</text:span></text:p>
      <text:p text:style-name="Preformatted_20_Text"><text:span text:style-name="Source_20_Text">numbers.sort(function(a,b){ </text:span></text:p>
      <text:p text:style-name="Preformatted_20_Text"><text:span text:style-name="Source_20_Text"><text:s text:c="4"/>return b - a; </text:span></text:p>
      <text:p text:style-name="Preformatted_20_Text"><text:span text:style-name="Source_20_Text">});</text:span></text:p>
      <text:p text:style-name="Preformatted_20_Text"><text:span text:style-name="Source_20_Text">console.log(numbers); // [6,4,2]</text:span></text:p>
      <text:p text:style-name="P7"><text:bookmark text:name="shcb-language-92"/>Code language: JavaScript (javascript)</text:p>
      <text:p text:style-name="Text_20_body">The code is more concise with the arrow function syntax:</text:p>
      <text:p text:style-name="Preformatted_20_Text"><text:span text:style-name="Source_20_Text">let numbers = [4,2,6];</text:span></text:p>
      <text:p text:style-name="Preformatted_20_Text"><text:span text:style-name="Source_20_Text">numbers.sort((a,b) =&gt; b - a);</text:span></text:p>
      <text:p text:style-name="Preformatted_20_Text"><text:span text:style-name="Source_20_Text">console.log(numbers); // [6,4,2]</text:span></text:p>
      <text:p text:style-name="P7"><text:bookmark text:name="shcb-language-102"/>Code language: JavaScript (javascript)</text:p>
      <text:h text:style-name="Heading_20_3" text:outline-level="3">JavaScript arrow functions with a single parameter</text:h>
      <text:p text:style-name="Text_20_body">If an arrow function takes a single parameter, you use the following syntax:</text:p>
      <text:p text:style-name="Preformatted_20_Text"><text:span text:style-name="Source_20_Text">(p1) =&gt; { statements }</text:span></text:p>
      <text:p text:style-name="P7"><text:bookmark text:name="shcb-language-112"/>Code language: PHP (php)</text:p>
      <text:p text:style-name="Text_20_body"><text:soft-page-break/>Note that you can omit the parentheses as follows:</text:p>
      <text:p text:style-name="Preformatted_20_Text"><text:span text:style-name="Source_20_Text">p =&gt; { statements }</text:span></text:p>
      <text:p text:style-name="P7"><text:bookmark text:name="shcb-language-122"/>Code language: PHP (php)</text:p>
      <text:p text:style-name="Text_20_body">The following example uses an arrow function as an argument of the <text:a xlink:type="simple" xlink:href="https://www.javascripttutorial.net/javascript-array-map/" text:style-name="Internet_20_link" text:visited-style-name="Visited_20_Internet_20_Link"><text:span text:style-name="Source_20_Text">map()</text:span></text:a> method that transforms an array of strings into an array of the string’s lengths.</text:p>
      <text:p text:style-name="Preformatted_20_Text"><text:span text:style-name="Source_20_Text">let names = ['John', 'Mac', 'Peter'];</text:span></text:p>
      <text:p text:style-name="Preformatted_20_Text"><text:span text:style-name="Source_20_Text">let lengths = names.map(name =&gt; name.length);</text:span></text:p>
      <text:p text:style-name="Preformatted_20_Text"/>
      <text:p text:style-name="Preformatted_20_Text"><text:span text:style-name="Source_20_Text">console.log(lengths);</text:span></text:p>
      <text:p text:style-name="P7"><text:bookmark text:name="shcb-language-132"/>Code language: JavaScript (javascript)</text:p>
      <text:p text:style-name="Text_20_body">Output:</text:p>
      <text:p text:style-name="Preformatted_20_Text"><text:span text:style-name="Source_20_Text">[ 4, 3, 5 ]</text:span></text:p>
      <text:p text:style-name="P7"><text:bookmark text:name="shcb-language-141"/>Code language: JSON / JSON with Comments (json)</text:p>
      <text:h text:style-name="Heading_20_3" text:outline-level="3">JavaScript arrow functions with no parameter</text:h>
      <text:p text:style-name="Text_20_body">If the arrow function has no parameter, you need to use parentheses, like this:</text:p>
      <text:p text:style-name="Preformatted_20_Text"><text:span text:style-name="Source_20_Text">() =&gt; { statements }</text:span></text:p>
      <text:p text:style-name="P7"><text:bookmark text:name="shcb-language-151"/>Code language: PHP (php)</text:p>
      <text:p text:style-name="Text_20_body">For example:</text:p>
      <text:p text:style-name="Preformatted_20_Text"><text:span text:style-name="Source_20_Text">let logDoc = () =&gt; console.log(window.document);</text:span></text:p>
      <text:p text:style-name="Preformatted_20_Text"><text:span text:style-name="Source_20_Text">logDoc();</text:span></text:p>
      <text:p text:style-name="P7"><text:bookmark text:name="shcb-language-161"/>Code language: JavaScript (javascript)</text:p>
      <text:h text:style-name="Heading_20_2" text:outline-level="2">Line break between parameter definition and arrow</text:h>
      <text:p text:style-name="Text_20_body">JavaScript doesn’t allow you to have a line break between the parameter definition and the arrow (<text:span text:style-name="Source_20_Text">=&gt;</text:span>) in an arrow function.</text:p>
      <text:p text:style-name="Text_20_body">For example, the following code causes a <text:span text:style-name="Source_20_Text">SyntaxError</text:span>:</text:p>
      <text:p text:style-name="Preformatted_20_Text"><text:span text:style-name="Source_20_Text">let multiply = (x,y) </text:span></text:p>
      <text:p text:style-name="Preformatted_20_Text"><text:span text:style-name="Source_20_Text">=&gt; x * y; </text:span></text:p>
      <text:p text:style-name="P7"><text:bookmark text:name="shcb-language-171"/>Code language: JavaScript (javascript)</text:p>
      <text:p text:style-name="Text_20_body">However, the following code works perfectly fine:</text:p>
      <text:p text:style-name="Preformatted_20_Text"><text:span text:style-name="Source_20_Text">let multiply = (x,y) =&gt; </text:span></text:p>
      <text:p text:style-name="Preformatted_20_Text"><text:span text:style-name="Source_20_Text">x * y;</text:span></text:p>
      <text:p text:style-name="P7"><text:bookmark text:name="shcb-language-181"/>Code language: JavaScript (javascript)</text:p>
      <text:p text:style-name="Text_20_body">JavaScript allows you to have line breaks between parameters as shown in the following example:</text:p>
      <text:p text:style-name="Preformatted_20_Text"><text:span text:style-name="Source_20_Text">let multiply = (</text:span></text:p>
      <text:p text:style-name="Preformatted_20_Text"><text:span text:style-name="Source_20_Text"><text:s text:c="2"/>x,</text:span></text:p>
      <text:p text:style-name="Preformatted_20_Text"><text:span text:style-name="Source_20_Text"><text:s text:c="2"/>y</text:span></text:p>
      <text:p text:style-name="Preformatted_20_Text"><text:span text:style-name="Source_20_Text">) =&gt; </text:span></text:p>
      <text:p text:style-name="Preformatted_20_Text"><text:span text:style-name="Source_20_Text">x * y;</text:span></text:p>
      <text:p text:style-name="P7"><text:bookmark text:name="shcb-language-191"/>Code language: JavaScript (javascript)</text:p>
      <text:h text:style-name="Heading_20_2" text:outline-level="2"><text:soft-page-break/>Statements &amp; expressions in the arrow function body</text:h>
      <text:p text:style-name="Text_20_body">In JavaScript, an expression evaluates to a value as shown in the following example.</text:p>
      <text:p text:style-name="P4"><text:span text:style-name="Source_20_Text">10 + 20;</text:span></text:p>
      <text:p text:style-name="Text_20_body">A statement does a specific task such as:</text:p>
      <text:p text:style-name="Preformatted_20_Text"><text:span text:style-name="Source_20_Text">if (x === y) {</text:span></text:p>
      <text:p text:style-name="Preformatted_20_Text"><text:span text:style-name="Source_20_Text"><text:s text:c="4"/>console.log('x equals y');</text:span></text:p>
      <text:p text:style-name="Preformatted_20_Text"><text:span text:style-name="Source_20_Text">}</text:span></text:p>
      <text:p text:style-name="P7"><text:bookmark text:name="shcb-language-201"/>Code language: JavaScript (javascript)</text:p>
      <text:p text:style-name="Text_20_body">If you use an expression in the body of an arrow function, you don’t need to use the curly braces.</text:p>
      <text:p text:style-name="Preformatted_20_Text"><text:span text:style-name="Source_20_Text">let square = x =&gt; x * x;</text:span></text:p>
      <text:p text:style-name="P7"><text:bookmark text:name="shcb-language-212"/>Code language: JavaScript (javascript)</text:p>
      <text:p text:style-name="Text_20_body">However, if you use a statement, you must wrap it inside a pair of curly braces as in the following example:</text:p>
      <text:p text:style-name="Preformatted_20_Text"><text:span text:style-name="Source_20_Text">let except = msg =&gt; {</text:span></text:p>
      <text:p text:style-name="Preformatted_20_Text"><text:span text:style-name="Source_20_Text"><text:s text:c="4"/>throw msg;</text:span></text:p>
      <text:p text:style-name="Preformatted_20_Text"><text:span text:style-name="Source_20_Text">};</text:span></text:p>
      <text:p text:style-name="P7"><text:bookmark text:name="shcb-language-221"/>Code language: JavaScript (javascript)</text:p>
      <text:h text:style-name="Heading_20_2" text:outline-level="2">JavaScript arrow functions and object literal</text:h>
      <text:p text:style-name="Text_20_body">Consider the following example:</text:p>
      <text:p text:style-name="Preformatted_20_Text"><text:span text:style-name="Source_20_Text">let setColor = function (color) {</text:span></text:p>
      <text:p text:style-name="Preformatted_20_Text"><text:span text:style-name="Source_20_Text"><text:s text:c="4"/>return {value: color}</text:span></text:p>
      <text:p text:style-name="Preformatted_20_Text"><text:span text:style-name="Source_20_Text">};</text:span></text:p>
      <text:p text:style-name="Preformatted_20_Text"/>
      <text:p text:style-name="Preformatted_20_Text"><text:span text:style-name="Source_20_Text">let backgroundColor = setColor('Red');</text:span></text:p>
      <text:p text:style-name="Preformatted_20_Text"><text:span text:style-name="Source_20_Text">console.log(backgroundColor.value); // "Red"</text:span></text:p>
      <text:p text:style-name="P7"><text:bookmark text:name="shcb-language-231"/>Code language: JavaScript (javascript)</text:p>
      <text:p text:style-name="Text_20_body">The <text:span text:style-name="Source_20_Text">setColor()</text:span> function expression returns an object that has the <text:span text:style-name="Source_20_Text">value</text:span> property set to the <text:span text:style-name="Source_20_Text">color</text:span> argument. </text:p>
      <text:p text:style-name="Text_20_body">If you use the following syntax to return an object literal from an arrow function, you will get an error.</text:p>
      <text:p text:style-name="Preformatted_20_Text"><text:span text:style-name="Source_20_Text">p =&gt; {object:literal}</text:span></text:p>
      <text:p text:style-name="P7"><text:bookmark text:name="shcb-language-241"/>Code language: PHP (php)</text:p>
      <text:p text:style-name="Text_20_body">For example, the following code causes an error.</text:p>
      <text:p text:style-name="Preformatted_20_Text"><text:span text:style-name="Source_20_Text">let setColor = color =&gt; {value: color };</text:span></text:p>
      <text:p text:style-name="P7"><text:bookmark text:name="shcb-language-25"/>Code language: JavaScript (javascript)</text:p>
      <text:p text:style-name="Text_20_body">Since both block and object literal use curly brackets, the JavasScript engine cannot distinguish between a block and an object.</text:p>
      <text:p text:style-name="Text_20_body">To fix this, you need to wrap the object literal in parentheses as follows:</text:p>
      <text:p text:style-name="Preformatted_20_Text"><text:span text:style-name="Source_20_Text">let setColor = color =&gt; ({value: color });</text:span></text:p>
      <text:p text:style-name="P7"><text:bookmark text:name="shcb-language-26"/><text:soft-page-break/>Code language: JavaScript (javascript)</text:p>
      <text:h text:style-name="Heading_20_2" text:outline-level="2">Arrow function vs. regular function</text:h>
      <text:p text:style-name="Text_20_body">There are two main differences between an arrow function and a regular function.</text:p>
      <text:list xml:id="list158315174" text:style-name="L42">
        <text:list-item>
          <text:p text:style-name="P77">First, in the arrow function, the <text:a xlink:type="simple" xlink:href="https://www.javascripttutorial.net/javascript-this/" text:style-name="Internet_20_link" text:visited-style-name="Visited_20_Internet_20_Link"><text:span text:style-name="Source_20_Text">this</text:span></text:a>, <text:span text:style-name="Source_20_Text">arguments</text:span>, <text:span text:style-name="Source_20_Text">super</text:span>, <text:a xlink:type="simple" xlink:href="https://www.javascripttutorial.net/es6/javascript-new-target/" text:style-name="Internet_20_link" text:visited-style-name="Visited_20_Internet_20_Link"><text:span text:style-name="Source_20_Text">new.target</text:span></text:a> are lexical. It means that the arrow function uses these variables (or constructs) from the enclosing lexical scope.</text:p>
        </text:list-item>
        <text:list-item>
          <text:p text:style-name="P50">Second, an arrow function cannot be used as a function constructor. If you use the <text:span text:style-name="Source_20_Text">new</text:span> keyword to create a new object from an arrow function, you will get an error.</text:p>
        </text:list-item>
      </text:list>
      <text:h text:style-name="Heading_20_3" text:outline-level="3">JavaScript arrow functions and <text:span text:style-name="Source_20_Text">this</text:span> value</text:h>
      <text:p text:style-name="Text_20_body">In JavaScript, a new function defines its own <text:span text:style-name="Source_20_Text">this</text:span> value. However, it is not the case for the arrow function. See the following example:</text:p>
      <text:p text:style-name="Preformatted_20_Text"><text:span text:style-name="Source_20_Text">function Car() {</text:span></text:p>
      <text:p text:style-name="Preformatted_20_Text"><text:span text:style-name="Source_20_Text"><text:s text:c="4"/>this.speed = 0;</text:span></text:p>
      <text:p text:style-name="Preformatted_20_Text"/>
      <text:p text:style-name="Preformatted_20_Text"><text:span text:style-name="Source_20_Text"><text:s text:c="4"/>this.speedUp = function (speed) {</text:span></text:p>
      <text:p text:style-name="Preformatted_20_Text"><text:span text:style-name="Source_20_Text"><text:s text:c="8"/>this.speed = speed;</text:span></text:p>
      <text:p text:style-name="Preformatted_20_Text"><text:span text:style-name="Source_20_Text"><text:s text:c="8"/>setTimeout(function () {</text:span></text:p>
      <text:p text:style-name="Preformatted_20_Text"><text:span text:style-name="Source_20_Text"><text:s text:c="12"/>console.log(this.speed); // undefined</text:span></text:p>
      <text:p text:style-name="Preformatted_20_Text"><text:span text:style-name="Source_20_Text"><text:s text:c="8"/>}, 1000);</text:span></text:p>
      <text:p text:style-name="Preformatted_20_Text"/>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let car = new Car();</text:span></text:p>
      <text:p text:style-name="Preformatted_20_Text"><text:span text:style-name="Source_20_Text">car.speedUp(50);</text:span></text:p>
      <text:p text:style-name="P7"><text:bookmark text:name="shcb-language-27"/>Code language: JavaScript (javascript)</text:p>
      <text:p text:style-name="Text_20_body">Inside the anonymous function of the <text:a xlink:type="simple" xlink:href="https://www.javascripttutorial.net/javascript-bom/javascript-settimeout/" text:style-name="Internet_20_link" text:visited-style-name="Visited_20_Internet_20_Link"><text:span text:style-name="Source_20_Text">setTimeout()</text:span></text:a> function, the <text:span text:style-name="Source_20_Text">this.speed</text:span> is <text:span text:style-name="Source_20_Text">undefined</text:span>. The reason is that the <text:span text:style-name="Source_20_Text">this</text:span> of the <text:a xlink:type="simple" xlink:href="https://www.javascripttutorial.net/javascript-anonymous-functions/" text:style-name="Internet_20_link" text:visited-style-name="Visited_20_Internet_20_Link">anonymous function</text:a> shadows the <text:span text:style-name="Source_20_Text">this</text:span> of the <text:span text:style-name="Source_20_Text">speedUp()</text:span> method.</text:p>
      <text:p text:style-name="Text_20_body">To fix this, you assign the <text:span text:style-name="Source_20_Text">this</text:span> value to a variable that doesn’t shadow inside the anonymous function as follows:</text:p>
      <text:p text:style-name="Preformatted_20_Text"><text:span text:style-name="Source_20_Text">function Car() {</text:span></text:p>
      <text:p text:style-name="Preformatted_20_Text"><text:span text:style-name="Source_20_Text"><text:s text:c="4"/>this.speed = 0;</text:span></text:p>
      <text:p text:style-name="Preformatted_20_Text"/>
      <text:p text:style-name="Preformatted_20_Text"><text:span text:style-name="Source_20_Text"><text:s text:c="4"/>this.speedUp = function (speed) {</text:span></text:p>
      <text:p text:style-name="Preformatted_20_Text"><text:span text:style-name="Source_20_Text"><text:s text:c="8"/>this.speed = speed;</text:span></text:p>
      <text:p text:style-name="Preformatted_20_Text"><text:span text:style-name="Source_20_Text"><text:s text:c="8"/>let self = this;</text:span></text:p>
      <text:p text:style-name="Preformatted_20_Text"><text:span text:style-name="Source_20_Text"><text:s text:c="8"/>setTimeout(function () {</text:span></text:p>
      <text:p text:style-name="Preformatted_20_Text"><text:span text:style-name="Source_20_Text"><text:s text:c="12"/>console.log(self.speed);</text:span></text:p>
      <text:p text:style-name="Preformatted_20_Text"><text:span text:style-name="Source_20_Text"><text:s text:c="8"/>}, 1000);</text:span></text:p>
      <text:p text:style-name="Preformatted_20_Text"/>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let car = new Car();</text:span></text:p>
      <text:p text:style-name="Preformatted_20_Text"><text:span text:style-name="Source_20_Text">car.speedUp(50); // 50;</text:span></text:p>
      <text:p text:style-name="P7"><text:bookmark text:name="shcb-language-28"/>Code language: JavaScript (javascript)</text:p>
      <text:p text:style-name="Text_20_body"><text:soft-page-break/>Unlike an anonymous function, an arrow function captures the <text:span text:style-name="Source_20_Text">this</text:span> value of the enclosing context instead of creating its own <text:span text:style-name="Source_20_Text">this</text:span> context. The following code should work as expected:</text:p>
      <text:p text:style-name="Preformatted_20_Text"><text:span text:style-name="Source_20_Text">function Car() {</text:span></text:p>
      <text:p text:style-name="Preformatted_20_Text"><text:span text:style-name="Source_20_Text"><text:s text:c="4"/>this.speed = 0;</text:span></text:p>
      <text:p text:style-name="Preformatted_20_Text"/>
      <text:p text:style-name="Preformatted_20_Text"><text:span text:style-name="Source_20_Text"><text:s text:c="4"/>this.speedUp = function (speed) {</text:span></text:p>
      <text:p text:style-name="Preformatted_20_Text"><text:span text:style-name="Source_20_Text"><text:s text:c="8"/>this.speed = speed;</text:span></text:p>
      <text:p text:style-name="Preformatted_20_Text"><text:span text:style-name="Source_20_Text"><text:s text:c="8"/>setTimeout(</text:span></text:p>
      <text:p text:style-name="Preformatted_20_Text"><text:span text:style-name="Source_20_Text"><text:s text:c="12"/>() =&gt; console.log(this.speed),</text:span></text:p>
      <text:p text:style-name="Preformatted_20_Text"><text:span text:style-name="Source_20_Text"><text:s text:c="12"/>1000);</text:span></text:p>
      <text:p text:style-name="Preformatted_20_Text"/>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let car = new Car();</text:span></text:p>
      <text:p text:style-name="Preformatted_20_Text"><text:span text:style-name="Source_20_Text">car.speedUp(50); // 50;</text:span></text:p>
      <text:p text:style-name="P7"><text:bookmark text:name="shcb-language-29"/>Code language: JavaScript (javascript)</text:p>
      <text:h text:style-name="Heading_20_3" text:outline-level="3">JavaScript arrow functions and the arguments object</text:h>
      <text:p text:style-name="Text_20_body">An arrow function doesn’t have the <text:span text:style-name="Source_20_Text">arguments</text:span> object. For example:</text:p>
      <text:p text:style-name="Preformatted_20_Text"><text:span text:style-name="Source_20_Text">function show() {</text:span></text:p>
      <text:p text:style-name="Preformatted_20_Text"><text:span text:style-name="Source_20_Text"><text:s text:c="4"/>return x =&gt; x + arguments[0];</text:span></text:p>
      <text:p text:style-name="Preformatted_20_Text"><text:span text:style-name="Source_20_Text">}</text:span></text:p>
      <text:p text:style-name="Preformatted_20_Text"/>
      <text:p text:style-name="Preformatted_20_Text"><text:span text:style-name="Source_20_Text">let display = show(10, 20);</text:span></text:p>
      <text:p text:style-name="Preformatted_20_Text"><text:span text:style-name="Source_20_Text">let result = display(5);</text:span></text:p>
      <text:p text:style-name="Preformatted_20_Text"><text:span text:style-name="Source_20_Text">console.log(result); // 15</text:span></text:p>
      <text:p text:style-name="P7"><text:bookmark text:name="shcb-language-30"/>Code language: JavaScript (javascript)</text:p>
      <text:p text:style-name="Text_20_body">The arrow function inside the <text:span text:style-name="Source_20_Text">showMe()</text:span> function references the <text:span text:style-name="Source_20_Text">arguments</text:span> object. However, this <text:span text:style-name="Source_20_Text">arguments</text:span> object belongs to the <text:span text:style-name="Source_20_Text">show()</text:span> function, not the arrow function.</text:p>
      <text:p text:style-name="Text_20_body">Also, an arrow function doesn’t have the <text:a xlink:type="simple" xlink:href="https://www.javascripttutorial.net/es6/javascript-new-target/" text:style-name="Internet_20_link" text:visited-style-name="Visited_20_Internet_20_Link"><text:span text:style-name="Source_20_Text">new.target</text:span></text:a> keyword.</text:p>
      <text:h text:style-name="Heading_20_3" text:outline-level="3">JavaScript arrow functions and the prototype property</text:h>
      <text:p text:style-name="Text_20_body">When you define a <text:a xlink:type="simple" xlink:href="https://www.javascripttutorial.net/javascript-function/" text:style-name="Internet_20_link" text:visited-style-name="Visited_20_Internet_20_Link">function</text:a> using a <text:span text:style-name="Source_20_Text">function</text:span> keyword, the function has a property called <text:a xlink:type="simple" xlink:href="https://www.javascripttutorial.net/javascript-prototype/" text:style-name="Internet_20_link" text:visited-style-name="Visited_20_Internet_20_Link"><text:span text:style-name="Source_20_Text">prototype</text:span></text:a>:</text:p>
      <text:p text:style-name="Preformatted_20_Text"><text:span text:style-name="Source_20_Text">function dump( message ) {</text:span></text:p>
      <text:p text:style-name="Preformatted_20_Text"><text:span text:style-name="Source_20_Text"><text:s text:c="4"/>console.log(message);</text:span></text:p>
      <text:p text:style-name="Preformatted_20_Text"><text:span text:style-name="Source_20_Text">}</text:span></text:p>
      <text:p text:style-name="Preformatted_20_Text"><text:span text:style-name="Source_20_Text">console.log(dump.hasOwnProperty('prototype')); // true</text:span></text:p>
      <text:p text:style-name="P7"><text:bookmark text:name="shcb-language-311"/>Code language: JavaScript (javascript)</text:p>
      <text:p text:style-name="Text_20_body">However, arrow functions don’t have the <text:span text:style-name="Source_20_Text">prototype</text:span> property:</text:p>
      <text:p text:style-name="Preformatted_20_Text"><text:span text:style-name="Source_20_Text">let dump = message =&gt; console.log(message);</text:span></text:p>
      <text:p text:style-name="Preformatted_20_Text"><text:span text:style-name="Source_20_Text">console.log(dump.hasOwnProperty('prototype')); // false</text:span></text:p>
      <text:p text:style-name="P7"><text:bookmark text:name="shcb-language-321"/>Code language: JavaScript (javascript)</text:p>
      <text:p text:style-name="Text_20_body">It is a good practice to use arrow functions for <text:a xlink:type="simple" xlink:href="https://www.javascripttutorial.net/javascript-callback/" text:style-name="Internet_20_link" text:visited-style-name="Visited_20_Internet_20_Link">callbacks</text:a> and <text:a xlink:type="simple" xlink:href="https://www.javascripttutorial.net/javascript-closure/" text:style-name="Internet_20_link" text:visited-style-name="Visited_20_Internet_20_Link">closures</text:a> because the syntax of arrow functions is cleaner.</text:p>
      <text:h text:style-name="Heading_20_2" text:outline-level="2"><text:soft-page-break/>Summary</text:h>
      <text:list xml:id="list2494865293" text:style-name="L43">
        <text:list-item>
          <text:p text:style-name="P78">Use the <text:span text:style-name="Source_20_Text">(...args) =&gt; expression;</text:span> to define an arrow function.</text:p>
        </text:list-item>
        <text:list-item>
          <text:p text:style-name="P78">Use the <text:span text:style-name="Source_20_Text">(...args) =&gt; { statements }</text:span> to define an arrow function that has multiple statements.</text:p>
        </text:list-item>
        <text:list-item>
          <text:p text:style-name="P78">An arrow function doesn’t have its binding to <text:span text:style-name="Source_20_Text">this</text:span> or <text:span text:style-name="Source_20_Text">super</text:span>.</text:p>
        </text:list-item>
        <text:list-item>
          <text:p text:style-name="P51">An arrow function doesn’t have <text:span text:style-name="Source_20_Text">arguments</text:span> object, <text:span text:style-name="Source_20_Text">new.target</text:span> keyword, and <text:span text:style-name="Source_20_Text">prototype</text:span> property.</text:p>
        </text:list-item>
      </text:list>
      <text:p text:style-name="Standard"/>
      <text:p text:style-name="Standard"><text:a xlink:type="simple" xlink:href="https://www.javascripttutorial.net/es6/javascript-arrow-function/" text:style-name="Internet_20_link" text:visited-style-name="Visited_20_Internet_20_Link">https://www.javascripttutorial.net/es6/javascript-arrow-functio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2:39:59.746707002</meta:creation-date>
    <dc:date>2022-09-09T12:52:56.907119489</dc:date>
    <meta:editing-duration>PT12M52S</meta:editing-duration>
    <meta:editing-cycles>13</meta:editing-cycles>
    <meta:generator>LibreOffice/7.0.4.2$Linux_X86_64 LibreOffice_project/00$Build-2</meta:generator>
    <meta:document-statistic meta:table-count="22" meta:image-count="0" meta:object-count="0" meta:page-count="39" meta:paragraph-count="1275" meta:word-count="9729" meta:character-count="57217" meta:non-whitespace-character-count="48008"/>
  </office:meta>
</office:document-meta>
</file>